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8.7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ynchbench_epcc_17_08_2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RRIER overhead</text:p>
          </table:table-cell>
          <table:table-cell office:value-type="float" office:value="0.521631" calcext:value-type="float">
            <text:p>0,521631</text:p>
          </table:table-cell>
          <table:table-cell office:value-type="float" office:value="0.556175" calcext:value-type="float">
            <text:p>0,556175</text:p>
          </table:table-cell>
          <table:table-cell office:value-type="float" office:value="0.58268" calcext:value-type="float">
            <text:p>0,58268</text:p>
          </table:table-cell>
          <table:table-cell office:value-type="float" office:value="0.586722" calcext:value-type="float">
            <text:p>0,586722</text:p>
          </table:table-cell>
          <table:table-cell office:value-type="float" office:value="0.593655" calcext:value-type="float">
            <text:p>0,593655</text:p>
          </table:table-cell>
          <table:table-cell office:value-type="float" office:value="0.603724" calcext:value-type="float">
            <text:p>0,603724</text:p>
          </table:table-cell>
          <table:table-cell office:value-type="float" office:value="0.672304" calcext:value-type="float">
            <text:p>0,672304</text:p>
          </table:table-cell>
          <table:table-cell office:value-type="float" office:value="0.98614" calcext:value-type="float">
            <text:p>0,98614</text:p>
          </table:table-cell>
          <table:table-cell office:value-type="float" office:value="1.129664" calcext:value-type="float">
            <text:p>1,129664</text:p>
          </table:table-cell>
          <table:table-cell office:value-type="float" office:value="1.276863" calcext:value-type="float">
            <text:p>1,276863</text:p>
          </table:table-cell>
          <table:table-cell office:value-type="float" office:value="1.40529" calcext:value-type="float">
            <text:p>1,40529</text:p>
          </table:table-cell>
          <table:table-cell office:value-type="float" office:value="1.609284" calcext:value-type="float">
            <text:p>1,609284</text:p>
          </table:table-cell>
          <table:table-cell office:value-type="float" office:value="1.752418" calcext:value-type="float">
            <text:p>1,752418</text:p>
          </table:table-cell>
          <table:table-cell office:value-type="float" office:value="1.905848" calcext:value-type="float">
            <text:p>1,905848</text:p>
          </table:table-cell>
          <table:table-cell office:value-type="float" office:value="2.085573" calcext:value-type="float">
            <text:p>2,085573</text:p>
          </table:table-cell>
          <table:table-cell office:value-type="float" office:value="2.247793" calcext:value-type="float">
            <text:p>2,247793</text:p>
          </table:table-cell>
          <table:table-cell office:value-type="float" office:value="2.388515" calcext:value-type="float">
            <text:p>2,388515</text:p>
          </table:table-cell>
          <table:table-cell office:value-type="float" office:value="2.568383" calcext:value-type="float">
            <text:p>2,568383</text:p>
          </table:table-cell>
        </table:table-row>
        <table:table-row table:style-name="ro1">
          <table:table-cell office:value-type="string" calcext:value-type="string">
            <text:p>CENTRALIZED BARRIER overhead</text:p>
          </table:table-cell>
          <table:table-cell office:value-type="float" office:value="0.00616" calcext:value-type="float">
            <text:p>0,00616</text:p>
          </table:table-cell>
          <table:table-cell office:value-type="float" office:value="0.154075" calcext:value-type="float">
            <text:p>0,154075</text:p>
          </table:table-cell>
          <table:table-cell office:value-type="float" office:value="0.161717" calcext:value-type="float">
            <text:p>0,161717</text:p>
          </table:table-cell>
          <table:table-cell office:value-type="float" office:value="0.260801" calcext:value-type="float">
            <text:p>0,260801</text:p>
          </table:table-cell>
          <table:table-cell office:value-type="float" office:value="0.301884" calcext:value-type="float">
            <text:p>0,301884</text:p>
          </table:table-cell>
          <table:table-cell office:value-type="float" office:value="0.407192" calcext:value-type="float">
            <text:p>0,407192</text:p>
          </table:table-cell>
          <table:table-cell office:value-type="float" office:value="0.441211" calcext:value-type="float">
            <text:p>0,441211</text:p>
          </table:table-cell>
          <table:table-cell office:value-type="float" office:value="0.534176" calcext:value-type="float">
            <text:p>0,534176</text:p>
          </table:table-cell>
          <table:table-cell office:value-type="float" office:value="0.574471" calcext:value-type="float">
            <text:p>0,574471</text:p>
          </table:table-cell>
          <table:table-cell office:value-type="float" office:value="0.670312" calcext:value-type="float">
            <text:p>0,670312</text:p>
          </table:table-cell>
          <table:table-cell office:value-type="float" office:value="0.706791" calcext:value-type="float">
            <text:p>0,706791</text:p>
          </table:table-cell>
          <table:table-cell office:value-type="float" office:value="0.799994" calcext:value-type="float">
            <text:p>0,799994</text:p>
          </table:table-cell>
          <table:table-cell office:value-type="float" office:value="0.83951" calcext:value-type="float">
            <text:p>0,83951</text:p>
          </table:table-cell>
          <table:table-cell office:value-type="float" office:value="0.919349" calcext:value-type="float">
            <text:p>0,919349</text:p>
          </table:table-cell>
          <table:table-cell office:value-type="float" office:value="0.972183" calcext:value-type="float">
            <text:p>0,972183</text:p>
          </table:table-cell>
          <table:table-cell office:value-type="float" office:value="1.037777" calcext:value-type="float">
            <text:p>1,037777</text:p>
          </table:table-cell>
          <table:table-cell office:value-type="float" office:value="1.080011" calcext:value-type="float">
            <text:p>1,080011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COMBINING TREE BARRIER overhead</text:p>
          </table:table-cell>
          <table:table-cell office:value-type="float" office:value="0.010566" calcext:value-type="float">
            <text:p>0,010566</text:p>
          </table:table-cell>
          <table:table-cell office:value-type="float" office:value="0.137935" calcext:value-type="float">
            <text:p>0,137935</text:p>
          </table:table-cell>
          <table:table-cell office:value-type="float" office:value="0.226983" calcext:value-type="float">
            <text:p>0,226983</text:p>
          </table:table-cell>
          <table:table-cell office:value-type="float" office:value="0.304183" calcext:value-type="float">
            <text:p>0,304183</text:p>
          </table:table-cell>
          <table:table-cell office:value-type="float" office:value="0.379145" calcext:value-type="float">
            <text:p>0,379145</text:p>
          </table:table-cell>
          <table:table-cell office:value-type="float" office:value="0.440352" calcext:value-type="float">
            <text:p>0,440352</text:p>
          </table:table-cell>
          <table:table-cell office:value-type="float" office:value="0.477251" calcext:value-type="float">
            <text:p>0,477251</text:p>
          </table:table-cell>
          <table:table-cell office:value-type="float" office:value="0.51307" calcext:value-type="float">
            <text:p>0,51307</text:p>
          </table:table-cell>
          <table:table-cell office:value-type="float" office:value="0.568453" calcext:value-type="float">
            <text:p>0,568453</text:p>
          </table:table-cell>
          <table:table-cell office:value-type="float" office:value="0.600463" calcext:value-type="float">
            <text:p>0,600463</text:p>
          </table:table-cell>
          <table:table-cell office:value-type="float" office:value="0.61899" calcext:value-type="float">
            <text:p>0,61899</text:p>
          </table:table-cell>
          <table:table-cell office:value-type="float" office:value="0.651552" calcext:value-type="float">
            <text:p>0,651552</text:p>
          </table:table-cell>
          <table:table-cell office:value-type="float" office:value="0.693755" calcext:value-type="float">
            <text:p>0,693755</text:p>
          </table:table-cell>
          <table:table-cell office:value-type="float" office:value="0.718591" calcext:value-type="float">
            <text:p>0,718591</text:p>
          </table:table-cell>
          <table:table-cell office:value-type="float" office:value="0.737852" calcext:value-type="float">
            <text:p>0,737852</text:p>
          </table:table-cell>
          <table:table-cell office:value-type="float" office:value="0.767113" calcext:value-type="float">
            <text:p>0,767113</text:p>
          </table:table-cell>
          <table:table-cell office:value-type="float" office:value="0.829896" calcext:value-type="float">
            <text:p>0,829896</text:p>
          </table:table-cell>
          <table:table-cell office:value-type="float" office:value="0.838333" calcext:value-type="float">
            <text:p>0,838333</text:p>
          </table:table-cell>
        </table:table-row>
        <table:table-row table:style-name="ro1">
          <table:table-cell office:value-type="string" calcext:value-type="string">
            <text:p>DISSEMINATION BARRIER overhead</text:p>
          </table:table-cell>
          <table:table-cell office:value-type="float" office:value="0.004228" calcext:value-type="float">
            <text:p>0,004228</text:p>
          </table:table-cell>
          <table:table-cell office:value-type="float" office:value="0.108629" calcext:value-type="float">
            <text:p>0,108629</text:p>
          </table:table-cell>
          <table:table-cell office:value-type="float" office:value="0.224785" calcext:value-type="float">
            <text:p>0,224785</text:p>
          </table:table-cell>
          <table:table-cell office:value-type="float" office:value="0.219862" calcext:value-type="float">
            <text:p>0,219862</text:p>
          </table:table-cell>
          <table:table-cell office:value-type="float" office:value="0.327613" calcext:value-type="float">
            <text:p>0,327613</text:p>
          </table:table-cell>
          <table:table-cell office:value-type="float" office:value="0.331447" calcext:value-type="float">
            <text:p>0,331447</text:p>
          </table:table-cell>
          <table:table-cell office:value-type="float" office:value="0.348022" calcext:value-type="float">
            <text:p>0,348022</text:p>
          </table:table-cell>
          <table:table-cell office:value-type="float" office:value="0.32864" calcext:value-type="float">
            <text:p>0,32864</text:p>
          </table:table-cell>
          <table:table-cell office:value-type="float" office:value="0.469687" calcext:value-type="float">
            <text:p>0,469687</text:p>
          </table:table-cell>
          <table:table-cell office:value-type="float" office:value="0.475979" calcext:value-type="float">
            <text:p>0,475979</text:p>
          </table:table-cell>
          <table:table-cell office:value-type="float" office:value="0.475582" calcext:value-type="float">
            <text:p>0,475582</text:p>
          </table:table-cell>
          <table:table-cell office:value-type="float" office:value="0.482313" calcext:value-type="float">
            <text:p>0,482313</text:p>
          </table:table-cell>
          <table:table-cell office:value-type="float" office:value="0.495371" calcext:value-type="float">
            <text:p>0,495371</text:p>
          </table:table-cell>
          <table:table-cell office:value-type="float" office:value="0.501737" calcext:value-type="float">
            <text:p>0,501737</text:p>
          </table:table-cell>
          <table:table-cell office:value-type="float" office:value="0.52985" calcext:value-type="float">
            <text:p>0,52985</text:p>
          </table:table-cell>
          <table:table-cell office:value-type="float" office:value="0.514566" calcext:value-type="float">
            <text:p>0,514566</text:p>
          </table:table-cell>
          <table:table-cell office:value-type="float" office:value="0.635599" calcext:value-type="float">
            <text:p>0,635599</text:p>
          </table:table-cell>
          <table:table-cell office:value-type="float" office:value="0.640336" calcext:value-type="float">
            <text:p>0,640336</text:p>
          </table:table-cell>
        </table:table-row>
        <table:table-row table:style-name="ro1">
          <table:table-cell office:value-type="string" calcext:value-type="string">
            <text:p>LINEAR CENTRALIZED BARRIER overhead</text:p>
          </table:table-cell>
          <table:table-cell office:value-type="float" office:value="0.001863" calcext:value-type="float">
            <text:p>0,001863</text:p>
          </table:table-cell>
          <table:table-cell office:value-type="float" office:value="0.205782" calcext:value-type="float">
            <text:p>0,205782</text:p>
          </table:table-cell>
          <table:table-cell office:value-type="float" office:value="0.266633" calcext:value-type="float">
            <text:p>0,266633</text:p>
          </table:table-cell>
          <table:table-cell office:value-type="float" office:value="0.304307" calcext:value-type="float">
            <text:p>0,304307</text:p>
          </table:table-cell>
          <table:table-cell office:value-type="float" office:value="0.324656" calcext:value-type="float">
            <text:p>0,324656</text:p>
          </table:table-cell>
          <table:table-cell office:value-type="float" office:value="0.370615" calcext:value-type="float">
            <text:p>0,370615</text:p>
          </table:table-cell>
          <table:table-cell office:value-type="float" office:value="0.397974" calcext:value-type="float">
            <text:p>0,397974</text:p>
          </table:table-cell>
          <table:table-cell office:value-type="float" office:value="0.400978" calcext:value-type="float">
            <text:p>0,400978</text:p>
          </table:table-cell>
          <table:table-cell office:value-type="float" office:value="0.420337" calcext:value-type="float">
            <text:p>0,420337</text:p>
          </table:table-cell>
          <table:table-cell office:value-type="float" office:value="0.44947" calcext:value-type="float">
            <text:p>0,44947</text:p>
          </table:table-cell>
          <table:table-cell office:value-type="float" office:value="0.470447" calcext:value-type="float">
            <text:p>0,470447</text:p>
          </table:table-cell>
          <table:table-cell office:value-type="float" office:value="0.487527" calcext:value-type="float">
            <text:p>0,487527</text:p>
          </table:table-cell>
          <table:table-cell office:value-type="float" office:value="0.522425" calcext:value-type="float">
            <text:p>0,522425</text:p>
          </table:table-cell>
          <table:table-cell office:value-type="float" office:value="0.590193" calcext:value-type="float">
            <text:p>0,590193</text:p>
          </table:table-cell>
          <table:table-cell office:value-type="float" office:value="0.561698" calcext:value-type="float">
            <text:p>0,561698</text:p>
          </table:table-cell>
          <table:table-cell office:value-type="float" office:value="0.619515" calcext:value-type="float">
            <text:p>0,619515</text:p>
          </table:table-cell>
          <table:table-cell office:value-type="float" office:value="0.656321" calcext:value-type="float">
            <text:p>0,656321</text:p>
          </table:table-cell>
          <table:table-cell office:value-type="float" office:value="0.704042" calcext:value-type="float">
            <text:p>0,704042</text:p>
          </table:table-cell>
        </table:table-row>
        <table:table-row table:style-name="ro1">
          <table:table-cell office:value-type="string" calcext:value-type="string">
            <text:p>HYBRID BARRIER overhead</text:p>
          </table:table-cell>
          <table:table-cell office:value-type="float" office:value="0.004814" calcext:value-type="float">
            <text:p>0,004814</text:p>
          </table:table-cell>
          <table:table-cell office:value-type="float" office:value="0.106179" calcext:value-type="float">
            <text:p>0,106179</text:p>
          </table:table-cell>
          <table:table-cell office:value-type="float" office:value="0.243678" calcext:value-type="float">
            <text:p>0,243678</text:p>
          </table:table-cell>
          <table:table-cell office:value-type="float" office:value="0.225937" calcext:value-type="float">
            <text:p>0,225937</text:p>
          </table:table-cell>
          <table:table-cell office:value-type="float" office:value="0.33445" calcext:value-type="float">
            <text:p>0,33445</text:p>
          </table:table-cell>
          <table:table-cell office:value-type="float" office:value="0.36566" calcext:value-type="float">
            <text:p>0,36566</text:p>
          </table:table-cell>
          <table:table-cell office:value-type="float" office:value="0.456747" calcext:value-type="float">
            <text:p>0,456747</text:p>
          </table:table-cell>
          <table:table-cell office:value-type="float" office:value="0.342962" calcext:value-type="float">
            <text:p>0,342962</text:p>
          </table:table-cell>
          <table:table-cell office:value-type="float" office:value="0.424258" calcext:value-type="float">
            <text:p>0,424258</text:p>
          </table:table-cell>
          <table:table-cell office:value-type="float" office:value="0.434342" calcext:value-type="float">
            <text:p>0,434342</text:p>
          </table:table-cell>
          <table:table-cell office:value-type="float" office:value="0.490743" calcext:value-type="float">
            <text:p>0,490743</text:p>
          </table:table-cell>
          <table:table-cell office:value-type="float" office:value="0.50706" calcext:value-type="float">
            <text:p>0,50706</text:p>
          </table:table-cell>
          <table:table-cell office:value-type="float" office:value="0.557705" calcext:value-type="float">
            <text:p>0,557705</text:p>
          </table:table-cell>
          <table:table-cell office:value-type="float" office:value="0.577632" calcext:value-type="float">
            <text:p>0,577632</text:p>
          </table:table-cell>
          <table:table-cell office:value-type="float" office:value="0.606405" calcext:value-type="float">
            <text:p>0,606405</text:p>
          </table:table-cell>
          <table:table-cell office:value-type="float" office:value="0.526825" calcext:value-type="float">
            <text:p>0,526825</text:p>
          </table:table-cell>
          <table:table-cell office:value-type="float" office:value="0.59686" calcext:value-type="float">
            <text:p>0,59686</text:p>
          </table:table-cell>
          <table:table-cell office:value-type="float" office:value="0.602951" calcext:value-type="float">
            <text:p>0,60295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EDUCTION overhead</text:p>
          </table:table-cell>
          <table:table-cell office:value-type="float" office:value="0.588869" calcext:value-type="float">
            <text:p>0,588869</text:p>
          </table:table-cell>
          <table:table-cell office:value-type="float" office:value="1.263501" calcext:value-type="float">
            <text:p>1,263501</text:p>
          </table:table-cell>
          <table:table-cell office:value-type="float" office:value="1.403553" calcext:value-type="float">
            <text:p>1,403553</text:p>
          </table:table-cell>
          <table:table-cell office:value-type="float" office:value="1.453274" calcext:value-type="float">
            <text:p>1,453274</text:p>
          </table:table-cell>
          <table:table-cell office:value-type="float" office:value="1.645852" calcext:value-type="float">
            <text:p>1,645852</text:p>
          </table:table-cell>
          <table:table-cell office:value-type="float" office:value="1.801075" calcext:value-type="float">
            <text:p>1,801075</text:p>
          </table:table-cell>
          <table:table-cell office:value-type="float" office:value="2.018053" calcext:value-type="float">
            <text:p>2,018053</text:p>
          </table:table-cell>
          <table:table-cell office:value-type="float" office:value="2.23344" calcext:value-type="float">
            <text:p>2,23344</text:p>
          </table:table-cell>
          <table:table-cell office:value-type="float" office:value="2.488847" calcext:value-type="float">
            <text:p>2,488847</text:p>
          </table:table-cell>
          <table:table-cell office:value-type="float" office:value="2.757942" calcext:value-type="float">
            <text:p>2,757942</text:p>
          </table:table-cell>
          <table:table-cell office:value-type="float" office:value="3.081533" calcext:value-type="float">
            <text:p>3,081533</text:p>
          </table:table-cell>
          <table:table-cell office:value-type="float" office:value="3.232398" calcext:value-type="float">
            <text:p>3,232398</text:p>
          </table:table-cell>
          <table:table-cell office:value-type="float" office:value="3.406417" calcext:value-type="float">
            <text:p>3,406417</text:p>
          </table:table-cell>
          <table:table-cell office:value-type="float" office:value="3.734055" calcext:value-type="float">
            <text:p>3,734055</text:p>
          </table:table-cell>
          <table:table-cell office:value-type="float" office:value="3.987173" calcext:value-type="float">
            <text:p>3,987173</text:p>
          </table:table-cell>
          <table:table-cell office:value-type="float" office:value="4.250446" calcext:value-type="float">
            <text:p>4,250446</text:p>
          </table:table-cell>
          <table:table-cell office:value-type="float" office:value="4.544512" calcext:value-type="float">
            <text:p>4,544512</text:p>
          </table:table-cell>
          <table:table-cell office:value-type="float" office:value="4.719571" calcext:value-type="float">
            <text:p>4,719571</text:p>
          </table:table-cell>
        </table:table-row>
        <table:table-row table:style-name="ro1">
          <table:table-cell office:value-type="string" calcext:value-type="string">
            <text:p>FOR REDUCTION overhead</text:p>
          </table:table-cell>
          <table:table-cell office:value-type="float" office:value="0.528059" calcext:value-type="float">
            <text:p>0,528059</text:p>
          </table:table-cell>
          <table:table-cell office:value-type="float" office:value="0.588439" calcext:value-type="float">
            <text:p>0,588439</text:p>
          </table:table-cell>
          <table:table-cell office:value-type="float" office:value="0.590233" calcext:value-type="float">
            <text:p>0,590233</text:p>
          </table:table-cell>
          <table:table-cell office:value-type="float" office:value="0.59654" calcext:value-type="float">
            <text:p>0,59654</text:p>
          </table:table-cell>
          <table:table-cell office:value-type="float" office:value="0.644625" calcext:value-type="float">
            <text:p>0,644625</text:p>
          </table:table-cell>
          <table:table-cell office:value-type="float" office:value="0.785436" calcext:value-type="float">
            <text:p>0,785436</text:p>
          </table:table-cell>
          <table:table-cell office:value-type="float" office:value="0.968698" calcext:value-type="float">
            <text:p>0,968698</text:p>
          </table:table-cell>
          <table:table-cell office:value-type="float" office:value="1.151409" calcext:value-type="float">
            <text:p>1,151409</text:p>
          </table:table-cell>
          <table:table-cell office:value-type="float" office:value="1.328436" calcext:value-type="float">
            <text:p>1,328436</text:p>
          </table:table-cell>
          <table:table-cell office:value-type="float" office:value="1.492184" calcext:value-type="float">
            <text:p>1,492184</text:p>
          </table:table-cell>
          <table:table-cell office:value-type="float" office:value="1.636923" calcext:value-type="float">
            <text:p>1,636923</text:p>
          </table:table-cell>
          <table:table-cell office:value-type="float" office:value="1.792367" calcext:value-type="float">
            <text:p>1,792367</text:p>
          </table:table-cell>
          <table:table-cell office:value-type="float" office:value="1.977549" calcext:value-type="float">
            <text:p>1,977549</text:p>
          </table:table-cell>
          <table:table-cell office:value-type="float" office:value="2.142088" calcext:value-type="float">
            <text:p>2,142088</text:p>
          </table:table-cell>
          <table:table-cell office:value-type="float" office:value="2.294461" calcext:value-type="float">
            <text:p>2,294461</text:p>
          </table:table-cell>
          <table:table-cell office:value-type="float" office:value="2.464817" calcext:value-type="float">
            <text:p>2,464817</text:p>
          </table:table-cell>
          <table:table-cell office:value-type="float" office:value="2.593464" calcext:value-type="float">
            <text:p>2,593464</text:p>
          </table:table-cell>
          <table:table-cell office:value-type="float" office:value="2.759374" calcext:value-type="float">
            <text:p>2,759374</text:p>
          </table:table-cell>
        </table:table-row>
        <table:table-row table:style-name="ro1">
          <table:table-cell office:value-type="string" calcext:value-type="string">
            <text:p>LINEAR CENTRALIZED REDUCTION overhead</text:p>
          </table:table-cell>
          <table:table-cell office:value-type="float" office:value="0.004088" calcext:value-type="float">
            <text:p>0,004088</text:p>
          </table:table-cell>
          <table:table-cell office:value-type="float" office:value="0.280559" calcext:value-type="float">
            <text:p>0,280559</text:p>
          </table:table-cell>
          <table:table-cell office:value-type="float" office:value="0.369162" calcext:value-type="float">
            <text:p>0,369162</text:p>
          </table:table-cell>
          <table:table-cell office:value-type="float" office:value="0.408966" calcext:value-type="float">
            <text:p>0,408966</text:p>
          </table:table-cell>
          <table:table-cell office:value-type="float" office:value="0.520044" calcext:value-type="float">
            <text:p>0,520044</text:p>
          </table:table-cell>
          <table:table-cell office:value-type="float" office:value="0.534128" calcext:value-type="float">
            <text:p>0,534128</text:p>
          </table:table-cell>
          <table:table-cell office:value-type="float" office:value="0.627998" calcext:value-type="float">
            <text:p>0,627998</text:p>
          </table:table-cell>
          <table:table-cell office:value-type="float" office:value="0.610369" calcext:value-type="float">
            <text:p>0,610369</text:p>
          </table:table-cell>
          <table:table-cell office:value-type="float" office:value="0.679783" calcext:value-type="float">
            <text:p>0,679783</text:p>
          </table:table-cell>
          <table:table-cell office:value-type="float" office:value="0.699804" calcext:value-type="float">
            <text:p>0,699804</text:p>
          </table:table-cell>
          <table:table-cell office:value-type="float" office:value="0.787194" calcext:value-type="float">
            <text:p>0,787194</text:p>
          </table:table-cell>
          <table:table-cell office:value-type="float" office:value="0.838426" calcext:value-type="float">
            <text:p>0,838426</text:p>
          </table:table-cell>
          <table:table-cell office:value-type="float" office:value="0.948708" calcext:value-type="float">
            <text:p>0,948708</text:p>
          </table:table-cell>
          <table:table-cell office:value-type="float" office:value="0.987129" calcext:value-type="float">
            <text:p>0,987129</text:p>
          </table:table-cell>
          <table:table-cell office:value-type="float" office:value="1.057018" calcext:value-type="float">
            <text:p>1,057018</text:p>
          </table:table-cell>
          <table:table-cell office:value-type="float" office:value="1.123513" calcext:value-type="float">
            <text:p>1,123513</text:p>
          </table:table-cell>
          <table:table-cell office:value-type="float" office:value="1.228302" calcext:value-type="float">
            <text:p>1,228302</text:p>
          </table:table-cell>
          <table:table-cell office:value-type="float" office:value="1.283776" calcext:value-type="float">
            <text:p>1,283776</text:p>
          </table:table-cell>
        </table:table-row>
        <table:table-row table:style-name="ro1">
          <table:table-cell office:value-type="string" calcext:value-type="string">
            <text:p>HYBRID REDUCTION overhead</text:p>
          </table:table-cell>
          <table:table-cell office:value-type="float" office:value="0.008565" calcext:value-type="float">
            <text:p>0,008565</text:p>
          </table:table-cell>
          <table:table-cell office:value-type="float" office:value="0.185121" calcext:value-type="float">
            <text:p>0,185121</text:p>
          </table:table-cell>
          <table:table-cell office:value-type="float" office:value="0.357482" calcext:value-type="float">
            <text:p>0,357482</text:p>
          </table:table-cell>
          <table:table-cell office:value-type="float" office:value="0.376701" calcext:value-type="float">
            <text:p>0,376701</text:p>
          </table:table-cell>
          <table:table-cell office:value-type="float" office:value="0.493222" calcext:value-type="float">
            <text:p>0,493222</text:p>
          </table:table-cell>
          <table:table-cell office:value-type="float" office:value="0.533235" calcext:value-type="float">
            <text:p>0,533235</text:p>
          </table:table-cell>
          <table:table-cell office:value-type="float" office:value="0.638185" calcext:value-type="float">
            <text:p>0,638185</text:p>
          </table:table-cell>
          <table:table-cell office:value-type="float" office:value="0.553664" calcext:value-type="float">
            <text:p>0,553664</text:p>
          </table:table-cell>
          <table:table-cell office:value-type="float" office:value="0.643381" calcext:value-type="float">
            <text:p>0,643381</text:p>
          </table:table-cell>
          <table:table-cell office:value-type="float" office:value="0.664637" calcext:value-type="float">
            <text:p>0,664637</text:p>
          </table:table-cell>
          <table:table-cell office:value-type="float" office:value="0.733706" calcext:value-type="float">
            <text:p>0,733706</text:p>
          </table:table-cell>
          <table:table-cell office:value-type="float" office:value="0.763743" calcext:value-type="float">
            <text:p>0,763743</text:p>
          </table:table-cell>
          <table:table-cell office:value-type="float" office:value="0.840528" calcext:value-type="float">
            <text:p>0,840528</text:p>
          </table:table-cell>
          <table:table-cell office:value-type="float" office:value="0.848202" calcext:value-type="float">
            <text:p>0,848202</text:p>
          </table:table-cell>
          <table:table-cell office:value-type="float" office:value="0.868626" calcext:value-type="float">
            <text:p>0,868626</text:p>
          </table:table-cell>
          <table:table-cell office:value-type="float" office:value="0.838624" calcext:value-type="float">
            <text:p>0,838624</text:p>
          </table:table-cell>
          <table:table-cell office:value-type="float" office:value="0.894936" calcext:value-type="float">
            <text:p>0,894936</text:p>
          </table:table-cell>
          <table:table-cell office:value-type="float" office:value="0.913605" calcext:value-type="float">
            <text:p>0,913605</text:p>
          </table:table-cell>
        </table:table-row>
        <table:table-row table:style-name="ro1">
          <table:table-cell office:value-type="string" calcext:value-type="string">
            <text:p>PARALLEL overhead</text:p>
          </table:table-cell>
          <table:table-cell office:value-type="float" office:value="0.589467" calcext:value-type="float">
            <text:p>0,589467</text:p>
          </table:table-cell>
          <table:table-cell office:value-type="float" office:value="1.252607" calcext:value-type="float">
            <text:p>1,252607</text:p>
          </table:table-cell>
          <table:table-cell office:value-type="float" office:value="1.421824" calcext:value-type="float">
            <text:p>1,421824</text:p>
          </table:table-cell>
          <table:table-cell office:value-type="float" office:value="1.50283" calcext:value-type="float">
            <text:p>1,50283</text:p>
          </table:table-cell>
          <table:table-cell office:value-type="float" office:value="1.613749" calcext:value-type="float">
            <text:p>1,613749</text:p>
          </table:table-cell>
          <table:table-cell office:value-type="float" office:value="1.673885" calcext:value-type="float">
            <text:p>1,673885</text:p>
          </table:table-cell>
          <table:table-cell office:value-type="float" office:value="1.758228" calcext:value-type="float">
            <text:p>1,758228</text:p>
          </table:table-cell>
          <table:table-cell office:value-type="float" office:value="1.934064" calcext:value-type="float">
            <text:p>1,934064</text:p>
          </table:table-cell>
          <table:table-cell office:value-type="float" office:value="2.016329" calcext:value-type="float">
            <text:p>2,016329</text:p>
          </table:table-cell>
          <table:table-cell office:value-type="float" office:value="2.143948" calcext:value-type="float">
            <text:p>2,143948</text:p>
          </table:table-cell>
          <table:table-cell office:value-type="float" office:value="2.383515" calcext:value-type="float">
            <text:p>2,383515</text:p>
          </table:table-cell>
          <table:table-cell office:value-type="float" office:value="2.42158" calcext:value-type="float">
            <text:p>2,42158</text:p>
          </table:table-cell>
          <table:table-cell office:value-type="float" office:value="2.690255" calcext:value-type="float">
            <text:p>2,690255</text:p>
          </table:table-cell>
          <table:table-cell office:value-type="float" office:value="2.901237" calcext:value-type="float">
            <text:p>2,901237</text:p>
          </table:table-cell>
          <table:table-cell office:value-type="float" office:value="3.076575" calcext:value-type="float">
            <text:p>3,076575</text:p>
          </table:table-cell>
          <table:table-cell office:value-type="float" office:value="3.237444" calcext:value-type="float">
            <text:p>3,237444</text:p>
          </table:table-cell>
          <table:table-cell office:value-type="float" office:value="3.478013" calcext:value-type="float">
            <text:p>3,478013</text:p>
          </table:table-cell>
          <table:table-cell office:value-type="float" office:value="3.695893" calcext:value-type="float">
            <text:p>3,695893</text:p>
          </table:table-cell>
        </table:table-row>
        <table:table-row table:style-name="ro1">
          <table:table-cell office:value-type="string" calcext:value-type="string">
            <text:p>FOR overhead</text:p>
          </table:table-cell>
          <table:table-cell office:value-type="float" office:value="0.524449" calcext:value-type="float">
            <text:p>0,524449</text:p>
          </table:table-cell>
          <table:table-cell office:value-type="float" office:value="0.561979" calcext:value-type="float">
            <text:p>0,561979</text:p>
          </table:table-cell>
          <table:table-cell office:value-type="float" office:value="0.579357" calcext:value-type="float">
            <text:p>0,579357</text:p>
          </table:table-cell>
          <table:table-cell office:value-type="float" office:value="0.585927" calcext:value-type="float">
            <text:p>0,585927</text:p>
          </table:table-cell>
          <table:table-cell office:value-type="float" office:value="0.59756" calcext:value-type="float">
            <text:p>0,59756</text:p>
          </table:table-cell>
          <table:table-cell office:value-type="float" office:value="0.609825" calcext:value-type="float">
            <text:p>0,609825</text:p>
          </table:table-cell>
          <table:table-cell office:value-type="float" office:value="0.670086" calcext:value-type="float">
            <text:p>0,670086</text:p>
          </table:table-cell>
          <table:table-cell office:value-type="float" office:value="0.838735" calcext:value-type="float">
            <text:p>0,838735</text:p>
          </table:table-cell>
          <table:table-cell office:value-type="float" office:value="1.114371" calcext:value-type="float">
            <text:p>1,114371</text:p>
          </table:table-cell>
          <table:table-cell office:value-type="float" office:value="1.260787" calcext:value-type="float">
            <text:p>1,260787</text:p>
          </table:table-cell>
          <table:table-cell office:value-type="float" office:value="1.419527" calcext:value-type="float">
            <text:p>1,419527</text:p>
          </table:table-cell>
          <table:table-cell office:value-type="float" office:value="1.581917" calcext:value-type="float">
            <text:p>1,581917</text:p>
          </table:table-cell>
          <table:table-cell office:value-type="float" office:value="1.762025" calcext:value-type="float">
            <text:p>1,762025</text:p>
          </table:table-cell>
          <table:table-cell office:value-type="float" office:value="1.952902" calcext:value-type="float">
            <text:p>1,952902</text:p>
          </table:table-cell>
          <table:table-cell office:value-type="float" office:value="2.064208" calcext:value-type="float">
            <text:p>2,064208</text:p>
          </table:table-cell>
          <table:table-cell office:value-type="float" office:value="2.218067" calcext:value-type="float">
            <text:p>2,218067</text:p>
          </table:table-cell>
          <table:table-cell office:value-type="float" office:value="2.387452" calcext:value-type="float">
            <text:p>2,387452</text:p>
          </table:table-cell>
          <table:table-cell office:value-type="float" office:value="2.601392" calcext:value-type="float">
            <text:p>2,60139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610118" calcext:value-type="float">
            <text:p>0,610118</text:p>
          </table:table-cell>
          <table:table-cell office:value-type="float" office:value="0.608359" calcext:value-type="float">
            <text:p>0,608359</text:p>
          </table:table-cell>
          <table:table-cell office:value-type="float" office:value="0.666237" calcext:value-type="float">
            <text:p>0,666237</text:p>
          </table:table-cell>
          <table:table-cell office:value-type="float" office:value="0.003346" calcext:value-type="float">
            <text:p>0,003346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65957" calcext:value-type="float">
            <text:p>0,65957</text:p>
          </table:table-cell>
          <table:table-cell office:value-type="float" office:value="0.646357" calcext:value-type="float">
            <text:p>0,646357</text:p>
          </table:table-cell>
          <table:table-cell office:value-type="float" office:value="0.68593" calcext:value-type="float">
            <text:p>0,68593</text:p>
          </table:table-cell>
          <table:table-cell office:value-type="float" office:value="0.0094" calcext:value-type="float">
            <text:p>0,009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690424" calcext:value-type="float">
            <text:p>0,690424</text:p>
          </table:table-cell>
          <table:table-cell office:value-type="float" office:value="0.685994" calcext:value-type="float">
            <text:p>0,685994</text:p>
          </table:table-cell>
          <table:table-cell office:value-type="float" office:value="0.753134" calcext:value-type="float">
            <text:p>0,753134</text:p>
          </table:table-cell>
          <table:table-cell office:value-type="float" office:value="0.004256" calcext:value-type="float">
            <text:p>0,00425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695557" calcext:value-type="float">
            <text:p>0,695557</text:p>
          </table:table-cell>
          <table:table-cell office:value-type="float" office:value="0.680747" calcext:value-type="float">
            <text:p>0,680747</text:p>
          </table:table-cell>
          <table:table-cell office:value-type="float" office:value="0.750991" calcext:value-type="float">
            <text:p>0,750991</text:p>
          </table:table-cell>
          <table:table-cell office:value-type="float" office:value="0.006877" calcext:value-type="float">
            <text:p>0,0068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704416" calcext:value-type="float">
            <text:p>0,704416</text:p>
          </table:table-cell>
          <table:table-cell office:value-type="float" office:value="0.701377" calcext:value-type="float">
            <text:p>0,701377</text:p>
          </table:table-cell>
          <table:table-cell office:value-type="float" office:value="0.759597" calcext:value-type="float">
            <text:p>0,759597</text:p>
          </table:table-cell>
          <table:table-cell office:value-type="float" office:value="0.00283" calcext:value-type="float">
            <text:p>0,002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714643" calcext:value-type="float">
            <text:p>0,714643</text:p>
          </table:table-cell>
          <table:table-cell office:value-type="float" office:value="0.712706" calcext:value-type="float">
            <text:p>0,712706</text:p>
          </table:table-cell>
          <table:table-cell office:value-type="float" office:value="0.769188" calcext:value-type="float">
            <text:p>0,769188</text:p>
          </table:table-cell>
          <table:table-cell office:value-type="float" office:value="0.002557" calcext:value-type="float">
            <text:p>0,00255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83277" calcext:value-type="float">
            <text:p>0,783277</text:p>
          </table:table-cell>
          <table:table-cell office:value-type="float" office:value="0.778207" calcext:value-type="float">
            <text:p>0,778207</text:p>
          </table:table-cell>
          <table:table-cell office:value-type="float" office:value="0.815184" calcext:value-type="float">
            <text:p>0,815184</text:p>
          </table:table-cell>
          <table:table-cell office:value-type="float" office:value="0.00271" calcext:value-type="float">
            <text:p>0,002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096955" calcext:value-type="float">
            <text:p>1,096955</text:p>
          </table:table-cell>
          <table:table-cell office:value-type="float" office:value="1.074317" calcext:value-type="float">
            <text:p>1,074317</text:p>
          </table:table-cell>
          <table:table-cell office:value-type="float" office:value="1.165773" calcext:value-type="float">
            <text:p>1,165773</text:p>
          </table:table-cell>
          <table:table-cell office:value-type="float" office:value="0.004256" calcext:value-type="float">
            <text:p>0,00425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240595" calcext:value-type="float">
            <text:p>1,240595</text:p>
          </table:table-cell>
          <table:table-cell office:value-type="float" office:value="1.232325" calcext:value-type="float">
            <text:p>1,232325</text:p>
          </table:table-cell>
          <table:table-cell office:value-type="float" office:value="1.254327" calcext:value-type="float">
            <text:p>1,254327</text:p>
          </table:table-cell>
          <table:table-cell office:value-type="float" office:value="0.003564" calcext:value-type="float">
            <text:p>0,00356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385058" calcext:value-type="float">
            <text:p>1,385058</text:p>
          </table:table-cell>
          <table:table-cell office:value-type="float" office:value="1.376629" calcext:value-type="float">
            <text:p>1,376629</text:p>
          </table:table-cell>
          <table:table-cell office:value-type="float" office:value="1.467978" calcext:value-type="float">
            <text:p>1,467978</text:p>
          </table:table-cell>
          <table:table-cell office:value-type="float" office:value="0.005827" calcext:value-type="float">
            <text:p>0,00582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51528" calcext:value-type="float">
            <text:p>1,51528</text:p>
          </table:table-cell>
          <table:table-cell office:value-type="float" office:value="1.491794" calcext:value-type="float">
            <text:p>1,491794</text:p>
          </table:table-cell>
          <table:table-cell office:value-type="float" office:value="1.577292" calcext:value-type="float">
            <text:p>1,577292</text:p>
          </table:table-cell>
          <table:table-cell office:value-type="float" office:value="0.00818" calcext:value-type="float">
            <text:p>0,00818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706494" calcext:value-type="float">
            <text:p>1,706494</text:p>
          </table:table-cell>
          <table:table-cell office:value-type="float" office:value="1.681683" calcext:value-type="float">
            <text:p>1,681683</text:p>
          </table:table-cell>
          <table:table-cell office:value-type="float" office:value="1.865678" calcext:value-type="float">
            <text:p>1,865678</text:p>
          </table:table-cell>
          <table:table-cell office:value-type="float" office:value="0.019831" calcext:value-type="float">
            <text:p>0,01983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858142" calcext:value-type="float">
            <text:p>1,858142</text:p>
          </table:table-cell>
          <table:table-cell office:value-type="float" office:value="1.841949" calcext:value-type="float">
            <text:p>1,841949</text:p>
          </table:table-cell>
          <table:table-cell office:value-type="float" office:value="1.901187" calcext:value-type="float">
            <text:p>1,901187</text:p>
          </table:table-cell>
          <table:table-cell office:value-type="float" office:value="0.006649" calcext:value-type="float">
            <text:p>0,00664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.011539" calcext:value-type="float">
            <text:p>2,011539</text:p>
          </table:table-cell>
          <table:table-cell office:value-type="float" office:value="1.993604" calcext:value-type="float">
            <text:p>1,993604</text:p>
          </table:table-cell>
          <table:table-cell office:value-type="float" office:value="2.125849" calcext:value-type="float">
            <text:p>2,125849</text:p>
          </table:table-cell>
          <table:table-cell office:value-type="float" office:value="0.008077" calcext:value-type="float">
            <text:p>0,00807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.19095" calcext:value-type="float">
            <text:p>2,19095</text:p>
          </table:table-cell>
          <table:table-cell office:value-type="float" office:value="2.164379" calcext:value-type="float">
            <text:p>2,164379</text:p>
          </table:table-cell>
          <table:table-cell office:value-type="float" office:value="2.231373" calcext:value-type="float">
            <text:p>2,231373</text:p>
          </table:table-cell>
          <table:table-cell office:value-type="float" office:value="0.007666" calcext:value-type="float">
            <text:p>0,00766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.353402" calcext:value-type="float">
            <text:p>2,353402</text:p>
          </table:table-cell>
          <table:table-cell office:value-type="float" office:value="2.327468" calcext:value-type="float">
            <text:p>2,327468</text:p>
          </table:table-cell>
          <table:table-cell office:value-type="float" office:value="2.481166" calcext:value-type="float">
            <text:p>2,481166</text:p>
          </table:table-cell>
          <table:table-cell office:value-type="float" office:value="0.016349" calcext:value-type="float">
            <text:p>0,01634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.497699" calcext:value-type="float">
            <text:p>2,497699</text:p>
          </table:table-cell>
          <table:table-cell office:value-type="float" office:value="2.470793" calcext:value-type="float">
            <text:p>2,470793</text:p>
          </table:table-cell>
          <table:table-cell office:value-type="float" office:value="2.603277" calcext:value-type="float">
            <text:p>2,603277</text:p>
          </table:table-cell>
          <table:table-cell office:value-type="float" office:value="0.009706" calcext:value-type="float">
            <text:p>0,00970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.677722" calcext:value-type="float">
            <text:p>2,677722</text:p>
          </table:table-cell>
          <table:table-cell office:value-type="float" office:value="2.653641" calcext:value-type="float">
            <text:p>2,653641</text:p>
          </table:table-cell>
          <table:table-cell office:value-type="float" office:value="2.935895" calcext:value-type="float">
            <text:p>2,935895</text:p>
          </table:table-cell>
          <table:table-cell office:value-type="float" office:value="0.013781" calcext:value-type="float">
            <text:p>0,01378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REDUCTION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677409" calcext:value-type="float">
            <text:p>0,677409</text:p>
          </table:table-cell>
          <table:table-cell office:value-type="float" office:value="0.676505" calcext:value-type="float">
            <text:p>0,676505</text:p>
          </table:table-cell>
          <table:table-cell office:value-type="float" office:value="0.746351" calcext:value-type="float">
            <text:p>0,746351</text:p>
          </table:table-cell>
          <table:table-cell office:value-type="float" office:value="0.003648" calcext:value-type="float">
            <text:p>0,00364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.367658" calcext:value-type="float">
            <text:p>1,367658</text:p>
          </table:table-cell>
          <table:table-cell office:value-type="float" office:value="1.248205" calcext:value-type="float">
            <text:p>1,248205</text:p>
          </table:table-cell>
          <table:table-cell office:value-type="float" office:value="1.541089" calcext:value-type="float">
            <text:p>1,541089</text:p>
          </table:table-cell>
          <table:table-cell office:value-type="float" office:value="0.034898" calcext:value-type="float">
            <text:p>0,03489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.51129" calcext:value-type="float">
            <text:p>1,51129</text:p>
          </table:table-cell>
          <table:table-cell office:value-type="float" office:value="1.457121" calcext:value-type="float">
            <text:p>1,457121</text:p>
          </table:table-cell>
          <table:table-cell office:value-type="float" office:value="1.59505" calcext:value-type="float">
            <text:p>1,59505</text:p>
          </table:table-cell>
          <table:table-cell office:value-type="float" office:value="0.014076" calcext:value-type="float">
            <text:p>0,014076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.562921" calcext:value-type="float">
            <text:p>1,562921</text:p>
          </table:table-cell>
          <table:table-cell office:value-type="float" office:value="1.528562" calcext:value-type="float">
            <text:p>1,528562</text:p>
          </table:table-cell>
          <table:table-cell office:value-type="float" office:value="1.613784" calcext:value-type="float">
            <text:p>1,613784</text:p>
          </table:table-cell>
          <table:table-cell office:value-type="float" office:value="0.021452" calcext:value-type="float">
            <text:p>0,0214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.756795" calcext:value-type="float">
            <text:p>1,756795</text:p>
          </table:table-cell>
          <table:table-cell office:value-type="float" office:value="1.742615" calcext:value-type="float">
            <text:p>1,742615</text:p>
          </table:table-cell>
          <table:table-cell office:value-type="float" office:value="1.773651" calcext:value-type="float">
            <text:p>1,773651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1.912057" calcext:value-type="float">
            <text:p>1,912057</text:p>
          </table:table-cell>
          <table:table-cell office:value-type="float" office:value="1.862631" calcext:value-type="float">
            <text:p>1,862631</text:p>
          </table:table-cell>
          <table:table-cell office:value-type="float" office:value="1.971622" calcext:value-type="float">
            <text:p>1,971622</text:p>
          </table:table-cell>
          <table:table-cell office:value-type="float" office:value="0.036244" calcext:value-type="float">
            <text:p>0,0362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2.128965" calcext:value-type="float">
            <text:p>2,128965</text:p>
          </table:table-cell>
          <table:table-cell office:value-type="float" office:value="2.0946" calcext:value-type="float">
            <text:p>2,0946</text:p>
          </table:table-cell>
          <table:table-cell office:value-type="float" office:value="2.311092" calcext:value-type="float">
            <text:p>2,311092</text:p>
          </table:table-cell>
          <table:table-cell office:value-type="float" office:value="0.01905" calcext:value-type="float">
            <text:p>0,019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.344391" calcext:value-type="float">
            <text:p>2,344391</text:p>
          </table:table-cell>
          <table:table-cell office:value-type="float" office:value="2.315131" calcext:value-type="float">
            <text:p>2,315131</text:p>
          </table:table-cell>
          <table:table-cell office:value-type="float" office:value="2.384762" calcext:value-type="float">
            <text:p>2,384762</text:p>
          </table:table-cell>
          <table:table-cell office:value-type="float" office:value="0.014997" calcext:value-type="float">
            <text:p>0,01499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2.599674" calcext:value-type="float">
            <text:p>2,599674</text:p>
          </table:table-cell>
          <table:table-cell office:value-type="float" office:value="2.550808" calcext:value-type="float">
            <text:p>2,550808</text:p>
          </table:table-cell>
          <table:table-cell office:value-type="float" office:value="2.64078" calcext:value-type="float">
            <text:p>2,64078</text:p>
          </table:table-cell>
          <table:table-cell office:value-type="float" office:value="0.014542" calcext:value-type="float">
            <text:p>0,01454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.866367" calcext:value-type="float">
            <text:p>2,866367</text:p>
          </table:table-cell>
          <table:table-cell office:value-type="float" office:value="2.817842" calcext:value-type="float">
            <text:p>2,817842</text:p>
          </table:table-cell>
          <table:table-cell office:value-type="float" office:value="3.025812" calcext:value-type="float">
            <text:p>3,025812</text:p>
          </table:table-cell>
          <table:table-cell office:value-type="float" office:value="0.029394" calcext:value-type="float">
            <text:p>0,0293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3.192597" calcext:value-type="float">
            <text:p>3,192597</text:p>
          </table:table-cell>
          <table:table-cell office:value-type="float" office:value="3.117486" calcext:value-type="float">
            <text:p>3,117486</text:p>
          </table:table-cell>
          <table:table-cell office:value-type="float" office:value="3.439735" calcext:value-type="float">
            <text:p>3,439735</text:p>
          </table:table-cell>
          <table:table-cell office:value-type="float" office:value="0.034434" calcext:value-type="float">
            <text:p>0,0344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3.33117" calcext:value-type="float">
            <text:p>3,33117</text:p>
          </table:table-cell>
          <table:table-cell office:value-type="float" office:value="3.223401" calcext:value-type="float">
            <text:p>3,223401</text:p>
          </table:table-cell>
          <table:table-cell office:value-type="float" office:value="3.454438" calcext:value-type="float">
            <text:p>3,454438</text:p>
          </table:table-cell>
          <table:table-cell office:value-type="float" office:value="0.051467" calcext:value-type="float">
            <text:p>0,05146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3.512161" calcext:value-type="float">
            <text:p>3,512161</text:p>
          </table:table-cell>
          <table:table-cell office:value-type="float" office:value="3.467093" calcext:value-type="float">
            <text:p>3,467093</text:p>
          </table:table-cell>
          <table:table-cell office:value-type="float" office:value="3.582775" calcext:value-type="float">
            <text:p>3,582775</text:p>
          </table:table-cell>
          <table:table-cell office:value-type="float" office:value="0.017514" calcext:value-type="float">
            <text:p>0,01751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3.837769" calcext:value-type="float">
            <text:p>3,837769</text:p>
          </table:table-cell>
          <table:table-cell office:value-type="float" office:value="3.712607" calcext:value-type="float">
            <text:p>3,712607</text:p>
          </table:table-cell>
          <table:table-cell office:value-type="float" office:value="3.924582" calcext:value-type="float">
            <text:p>3,924582</text:p>
          </table:table-cell>
          <table:table-cell office:value-type="float" office:value="0.041158" calcext:value-type="float">
            <text:p>0,04115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.091913" calcext:value-type="float">
            <text:p>4,091913</text:p>
          </table:table-cell>
          <table:table-cell office:value-type="float" office:value="4.04999" calcext:value-type="float">
            <text:p>4,04999</text:p>
          </table:table-cell>
          <table:table-cell office:value-type="float" office:value="4.16516" calcext:value-type="float">
            <text:p>4,16516</text:p>
          </table:table-cell>
          <table:table-cell office:value-type="float" office:value="0.016571" calcext:value-type="float">
            <text:p>0,01657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4.356314" calcext:value-type="float">
            <text:p>4,356314</text:p>
          </table:table-cell>
          <table:table-cell office:value-type="float" office:value="4.263327" calcext:value-type="float">
            <text:p>4,263327</text:p>
          </table:table-cell>
          <table:table-cell office:value-type="float" office:value="4.499702" calcext:value-type="float">
            <text:p>4,499702</text:p>
          </table:table-cell>
          <table:table-cell office:value-type="float" office:value="0.043303" calcext:value-type="float">
            <text:p>0,04330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4.653695" calcext:value-type="float">
            <text:p>4,653695</text:p>
          </table:table-cell>
          <table:table-cell office:value-type="float" office:value="4.563126" calcext:value-type="float">
            <text:p>4,563126</text:p>
          </table:table-cell>
          <table:table-cell office:value-type="float" office:value="4.751503" calcext:value-type="float">
            <text:p>4,751503</text:p>
          </table:table-cell>
          <table:table-cell office:value-type="float" office:value="0.039796" calcext:value-type="float">
            <text:p>0,03979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4.828904" calcext:value-type="float">
            <text:p>4,828904</text:p>
          </table:table-cell>
          <table:table-cell office:value-type="float" office:value="4.726171" calcext:value-type="float">
            <text:p>4,726171</text:p>
          </table:table-cell>
          <table:table-cell office:value-type="float" office:value="4.984165" calcext:value-type="float">
            <text:p>4,984165</text:p>
          </table:table-cell>
          <table:table-cell office:value-type="float" office:value="0.058352" calcext:value-type="float">
            <text:p>0,0583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_FOR REDUCTION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616599" calcext:value-type="float">
            <text:p>0,616599</text:p>
          </table:table-cell>
          <table:table-cell office:value-type="float" office:value="0.614429" calcext:value-type="float">
            <text:p>0,614429</text:p>
          </table:table-cell>
          <table:table-cell office:value-type="float" office:value="0.685087" calcext:value-type="float">
            <text:p>0,685087</text:p>
          </table:table-cell>
          <table:table-cell office:value-type="float" office:value="0.004145" calcext:value-type="float">
            <text:p>0,00414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692597" calcext:value-type="float">
            <text:p>0,692597</text:p>
          </table:table-cell>
          <table:table-cell office:value-type="float" office:value="0.652789" calcext:value-type="float">
            <text:p>0,652789</text:p>
          </table:table-cell>
          <table:table-cell office:value-type="float" office:value="0.758042" calcext:value-type="float">
            <text:p>0,758042</text:p>
          </table:table-cell>
          <table:table-cell office:value-type="float" office:value="0.024619" calcext:value-type="float">
            <text:p>0,02461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697971" calcext:value-type="float">
            <text:p>0,697971</text:p>
          </table:table-cell>
          <table:table-cell office:value-type="float" office:value="0.693522" calcext:value-type="float">
            <text:p>0,693522</text:p>
          </table:table-cell>
          <table:table-cell office:value-type="float" office:value="0.760965" calcext:value-type="float">
            <text:p>0,760965</text:p>
          </table:table-cell>
          <table:table-cell office:value-type="float" office:value="0.003637" calcext:value-type="float">
            <text:p>0,00363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706188" calcext:value-type="float">
            <text:p>0,706188</text:p>
          </table:table-cell>
          <table:table-cell office:value-type="float" office:value="0.690274" calcext:value-type="float">
            <text:p>0,690274</text:p>
          </table:table-cell>
          <table:table-cell office:value-type="float" office:value="0.763445" calcext:value-type="float">
            <text:p>0,763445</text:p>
          </table:table-cell>
          <table:table-cell office:value-type="float" office:value="0.007378" calcext:value-type="float">
            <text:p>0,00737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755569" calcext:value-type="float">
            <text:p>0,755569</text:p>
          </table:table-cell>
          <table:table-cell office:value-type="float" office:value="0.750414" calcext:value-type="float">
            <text:p>0,750414</text:p>
          </table:table-cell>
          <table:table-cell office:value-type="float" office:value="0.806317" calcext:value-type="float">
            <text:p>0,806317</text:p>
          </table:table-cell>
          <table:table-cell office:value-type="float" office:value="0.002869" calcext:value-type="float">
            <text:p>0,00286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896419" calcext:value-type="float">
            <text:p>0,896419</text:p>
          </table:table-cell>
          <table:table-cell office:value-type="float" office:value="0.8866" calcext:value-type="float">
            <text:p>0,8866</text:p>
          </table:table-cell>
          <table:table-cell office:value-type="float" office:value="0.992513" calcext:value-type="float">
            <text:p>0,992513</text:p>
          </table:table-cell>
          <table:table-cell office:value-type="float" office:value="0.005122" calcext:value-type="float">
            <text:p>0,0051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1.07961" calcext:value-type="float">
            <text:p>1,07961</text:p>
          </table:table-cell>
          <table:table-cell office:value-type="float" office:value="1.069355" calcext:value-type="float">
            <text:p>1,069355</text:p>
          </table:table-cell>
          <table:table-cell office:value-type="float" office:value="1.164287" calcext:value-type="float">
            <text:p>1,164287</text:p>
          </table:table-cell>
          <table:table-cell office:value-type="float" office:value="0.005459" calcext:value-type="float">
            <text:p>0,00545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.262361" calcext:value-type="float">
            <text:p>1,262361</text:p>
          </table:table-cell>
          <table:table-cell office:value-type="float" office:value="1.255979" calcext:value-type="float">
            <text:p>1,255979</text:p>
          </table:table-cell>
          <table:table-cell office:value-type="float" office:value="1.344638" calcext:value-type="float">
            <text:p>1,344638</text:p>
          </table:table-cell>
          <table:table-cell office:value-type="float" office:value="0.004322" calcext:value-type="float">
            <text:p>0,00432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1.439263" calcext:value-type="float">
            <text:p>1,439263</text:p>
          </table:table-cell>
          <table:table-cell office:value-type="float" office:value="1.430005" calcext:value-type="float">
            <text:p>1,430005</text:p>
          </table:table-cell>
          <table:table-cell office:value-type="float" office:value="1.518137" calcext:value-type="float">
            <text:p>1,518137</text:p>
          </table:table-cell>
          <table:table-cell office:value-type="float" office:value="0.004938" calcext:value-type="float">
            <text:p>0,0049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.600609" calcext:value-type="float">
            <text:p>1,600609</text:p>
          </table:table-cell>
          <table:table-cell office:value-type="float" office:value="1.586971" calcext:value-type="float">
            <text:p>1,586971</text:p>
          </table:table-cell>
          <table:table-cell office:value-type="float" office:value="1.660283" calcext:value-type="float">
            <text:p>1,660283</text:p>
          </table:table-cell>
          <table:table-cell office:value-type="float" office:value="0.005503" calcext:value-type="float">
            <text:p>0,00550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1.747987" calcext:value-type="float">
            <text:p>1,747987</text:p>
          </table:table-cell>
          <table:table-cell office:value-type="float" office:value="1.732499" calcext:value-type="float">
            <text:p>1,732499</text:p>
          </table:table-cell>
          <table:table-cell office:value-type="float" office:value="1.819801" calcext:value-type="float">
            <text:p>1,819801</text:p>
          </table:table-cell>
          <table:table-cell office:value-type="float" office:value="0.007764" calcext:value-type="float">
            <text:p>0,00776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1.891138" calcext:value-type="float">
            <text:p>1,891138</text:p>
          </table:table-cell>
          <table:table-cell office:value-type="float" office:value="1.855995" calcext:value-type="float">
            <text:p>1,855995</text:p>
          </table:table-cell>
          <table:table-cell office:value-type="float" office:value="2.050723" calcext:value-type="float">
            <text:p>2,050723</text:p>
          </table:table-cell>
          <table:table-cell office:value-type="float" office:value="0.024726" calcext:value-type="float">
            <text:p>0,02472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2.083293" calcext:value-type="float">
            <text:p>2,083293</text:p>
          </table:table-cell>
          <table:table-cell office:value-type="float" office:value="2.063371" calcext:value-type="float">
            <text:p>2,063371</text:p>
          </table:table-cell>
          <table:table-cell office:value-type="float" office:value="2.226586" calcext:value-type="float">
            <text:p>2,226586</text:p>
          </table:table-cell>
          <table:table-cell office:value-type="float" office:value="0.009633" calcext:value-type="float">
            <text:p>0,00963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2.245802" calcext:value-type="float">
            <text:p>2,245802</text:p>
          </table:table-cell>
          <table:table-cell office:value-type="float" office:value="2.22731" calcext:value-type="float">
            <text:p>2,22731</text:p>
          </table:table-cell>
          <table:table-cell office:value-type="float" office:value="2.361389" calcext:value-type="float">
            <text:p>2,361389</text:p>
          </table:table-cell>
          <table:table-cell office:value-type="float" office:value="0.009089" calcext:value-type="float">
            <text:p>0,0090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2.399201" calcext:value-type="float">
            <text:p>2,399201</text:p>
          </table:table-cell>
          <table:table-cell office:value-type="float" office:value="2.381005" calcext:value-type="float">
            <text:p>2,381005</text:p>
          </table:table-cell>
          <table:table-cell office:value-type="float" office:value="2.533002" calcext:value-type="float">
            <text:p>2,533002</text:p>
          </table:table-cell>
          <table:table-cell office:value-type="float" office:value="0.01163" calcext:value-type="float">
            <text:p>0,01163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.570685" calcext:value-type="float">
            <text:p>2,570685</text:p>
          </table:table-cell>
          <table:table-cell office:value-type="float" office:value="2.533183" calcext:value-type="float">
            <text:p>2,533183</text:p>
          </table:table-cell>
          <table:table-cell office:value-type="float" office:value="2.692125" calcext:value-type="float">
            <text:p>2,692125</text:p>
          </table:table-cell>
          <table:table-cell office:value-type="float" office:value="0.018914" calcext:value-type="float">
            <text:p>0,01891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2.702647" calcext:value-type="float">
            <text:p>2,702647</text:p>
          </table:table-cell>
          <table:table-cell office:value-type="float" office:value="2.672916" calcext:value-type="float">
            <text:p>2,672916</text:p>
          </table:table-cell>
          <table:table-cell office:value-type="float" office:value="2.820051" calcext:value-type="float">
            <text:p>2,820051</text:p>
          </table:table-cell>
          <table:table-cell office:value-type="float" office:value="0.010779" calcext:value-type="float">
            <text:p>0,01077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.868707" calcext:value-type="float">
            <text:p>2,868707</text:p>
          </table:table-cell>
          <table:table-cell office:value-type="float" office:value="2.844943" calcext:value-type="float">
            <text:p>2,844943</text:p>
          </table:table-cell>
          <table:table-cell office:value-type="float" office:value="3.134416" calcext:value-type="float">
            <text:p>3,134416</text:p>
          </table:table-cell>
          <table:table-cell office:value-type="float" office:value="0.013898" calcext:value-type="float">
            <text:p>0,01389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_CENTRALIZED 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8091" calcext:value-type="float">
            <text:p>0,108091</text:p>
          </table:table-cell>
          <table:table-cell office:value-type="float" office:value="0.107846" calcext:value-type="float">
            <text:p>0,107846</text:p>
          </table:table-cell>
          <table:table-cell office:value-type="float" office:value="0.114593" calcext:value-type="float">
            <text:p>0,114593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57085" calcext:value-type="float">
            <text:p>0,257085</text:p>
          </table:table-cell>
          <table:table-cell office:value-type="float" office:value="0.217116" calcext:value-type="float">
            <text:p>0,217116</text:p>
          </table:table-cell>
          <table:table-cell office:value-type="float" office:value="0.370874" calcext:value-type="float">
            <text:p>0,370874</text:p>
          </table:table-cell>
          <table:table-cell office:value-type="float" office:value="0.059726" calcext:value-type="float">
            <text:p>0,05972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6949" calcext:value-type="float">
            <text:p>0,26949</text:p>
          </table:table-cell>
          <table:table-cell office:value-type="float" office:value="0.260636" calcext:value-type="float">
            <text:p>0,260636</text:p>
          </table:table-cell>
          <table:table-cell office:value-type="float" office:value="0.365659" calcext:value-type="float">
            <text:p>0,365659</text:p>
          </table:table-cell>
          <table:table-cell office:value-type="float" office:value="0.012692" calcext:value-type="float">
            <text:p>0,012692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70152" calcext:value-type="float">
            <text:p>0,370152</text:p>
          </table:table-cell>
          <table:table-cell office:value-type="float" office:value="0.31471" calcext:value-type="float">
            <text:p>0,31471</text:p>
          </table:table-cell>
          <table:table-cell office:value-type="float" office:value="0.405086" calcext:value-type="float">
            <text:p>0,405086</text:p>
          </table:table-cell>
          <table:table-cell office:value-type="float" office:value="0.019499" calcext:value-type="float">
            <text:p>0,01949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12781" calcext:value-type="float">
            <text:p>0,412781</text:p>
          </table:table-cell>
          <table:table-cell office:value-type="float" office:value="0.368606" calcext:value-type="float">
            <text:p>0,368606</text:p>
          </table:table-cell>
          <table:table-cell office:value-type="float" office:value="0.444191" calcext:value-type="float">
            <text:p>0,444191</text:p>
          </table:table-cell>
          <table:table-cell office:value-type="float" office:value="0.015895" calcext:value-type="float">
            <text:p>0,01589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15355" calcext:value-type="float">
            <text:p>0,515355</text:p>
          </table:table-cell>
          <table:table-cell office:value-type="float" office:value="0.430596" calcext:value-type="float">
            <text:p>0,430596</text:p>
          </table:table-cell>
          <table:table-cell office:value-type="float" office:value="0.53292" calcext:value-type="float">
            <text:p>0,53292</text:p>
          </table:table-cell>
          <table:table-cell office:value-type="float" office:value="0.021563" calcext:value-type="float">
            <text:p>0,021563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5217" calcext:value-type="float">
            <text:p>0,55217</text:p>
          </table:table-cell>
          <table:table-cell office:value-type="float" office:value="0.470615" calcext:value-type="float">
            <text:p>0,470615</text:p>
          </table:table-cell>
          <table:table-cell office:value-type="float" office:value="0.571564" calcext:value-type="float">
            <text:p>0,571564</text:p>
          </table:table-cell>
          <table:table-cell office:value-type="float" office:value="0.018808" calcext:value-type="float">
            <text:p>0,01880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45122" calcext:value-type="float">
            <text:p>0,645122</text:p>
          </table:table-cell>
          <table:table-cell office:value-type="float" office:value="0.528612" calcext:value-type="float">
            <text:p>0,528612</text:p>
          </table:table-cell>
          <table:table-cell office:value-type="float" office:value="0.686888" calcext:value-type="float">
            <text:p>0,686888</text:p>
          </table:table-cell>
          <table:table-cell office:value-type="float" office:value="0.023675" calcext:value-type="float">
            <text:p>0,023675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85427" calcext:value-type="float">
            <text:p>0,685427</text:p>
          </table:table-cell>
          <table:table-cell office:value-type="float" office:value="0.573516" calcext:value-type="float">
            <text:p>0,573516</text:p>
          </table:table-cell>
          <table:table-cell office:value-type="float" office:value="0.734755" calcext:value-type="float">
            <text:p>0,734755</text:p>
          </table:table-cell>
          <table:table-cell office:value-type="float" office:value="0.020423" calcext:value-type="float">
            <text:p>0,020423</text:p>
          </table:table-cell>
          <table:table-cell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81137" calcext:value-type="float">
            <text:p>0,781137</text:p>
          </table:table-cell>
          <table:table-cell office:value-type="float" office:value="0.630267" calcext:value-type="float">
            <text:p>0,630267</text:p>
          </table:table-cell>
          <table:table-cell office:value-type="float" office:value="0.835275" calcext:value-type="float">
            <text:p>0,835275</text:p>
          </table:table-cell>
          <table:table-cell office:value-type="float" office:value="0.018847" calcext:value-type="float">
            <text:p>0,018847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17224" calcext:value-type="float">
            <text:p>0,817224</text:p>
          </table:table-cell>
          <table:table-cell office:value-type="float" office:value="0.707695" calcext:value-type="float">
            <text:p>0,707695</text:p>
          </table:table-cell>
          <table:table-cell office:value-type="float" office:value="0.859761" calcext:value-type="float">
            <text:p>0,859761</text:p>
          </table:table-cell>
          <table:table-cell office:value-type="float" office:value="0.01894" calcext:value-type="float">
            <text:p>0,0189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12507" calcext:value-type="float">
            <text:p>0,912507</text:p>
          </table:table-cell>
          <table:table-cell office:value-type="float" office:value="0.732063" calcext:value-type="float">
            <text:p>0,732063</text:p>
          </table:table-cell>
          <table:table-cell office:value-type="float" office:value="0.964314" calcext:value-type="float">
            <text:p>0,964314</text:p>
          </table:table-cell>
          <table:table-cell office:value-type="float" office:value="0.037264" calcext:value-type="float">
            <text:p>0,037264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45207" calcext:value-type="float">
            <text:p>0,945207</text:p>
          </table:table-cell>
          <table:table-cell office:value-type="float" office:value="0.777844" calcext:value-type="float">
            <text:p>0,777844</text:p>
          </table:table-cell>
          <table:table-cell office:value-type="float" office:value="0.99222" calcext:value-type="float">
            <text:p>0,99222</text:p>
          </table:table-cell>
          <table:table-cell office:value-type="float" office:value="0.030193" calcext:value-type="float">
            <text:p>0,03019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025042" calcext:value-type="float">
            <text:p>1,025042</text:p>
          </table:table-cell>
          <table:table-cell office:value-type="float" office:value="0.907568" calcext:value-type="float">
            <text:p>0,907568</text:p>
          </table:table-cell>
          <table:table-cell office:value-type="float" office:value="1.09909" calcext:value-type="float">
            <text:p>1,09909</text:p>
          </table:table-cell>
          <table:table-cell office:value-type="float" office:value="0.019908" calcext:value-type="float">
            <text:p>0,01990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0771" calcext:value-type="float">
            <text:p>1,0771</text:p>
          </table:table-cell>
          <table:table-cell office:value-type="float" office:value="0.914744" calcext:value-type="float">
            <text:p>0,914744</text:p>
          </table:table-cell>
          <table:table-cell office:value-type="float" office:value="1.110938" calcext:value-type="float">
            <text:p>1,110938</text:p>
          </table:table-cell>
          <table:table-cell office:value-type="float" office:value="0.026353" calcext:value-type="float">
            <text:p>0,026353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143199" calcext:value-type="float">
            <text:p>1,143199</text:p>
          </table:table-cell>
          <table:table-cell office:value-type="float" office:value="0.926397" calcext:value-type="float">
            <text:p>0,926397</text:p>
          </table:table-cell>
          <table:table-cell office:value-type="float" office:value="1.201153" calcext:value-type="float">
            <text:p>1,201153</text:p>
          </table:table-cell>
          <table:table-cell office:value-type="float" office:value="0.035052" calcext:value-type="float">
            <text:p>0,035052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189183" calcext:value-type="float">
            <text:p>1,189183</text:p>
          </table:table-cell>
          <table:table-cell office:value-type="float" office:value="0.982023" calcext:value-type="float">
            <text:p>0,982023</text:p>
          </table:table-cell>
          <table:table-cell office:value-type="float" office:value="1.230654" calcext:value-type="float">
            <text:p>1,230654</text:p>
          </table:table-cell>
          <table:table-cell office:value-type="float" office:value="0.023139" calcext:value-type="float">
            <text:p>0,02313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249213" calcext:value-type="float">
            <text:p>1,249213</text:p>
          </table:table-cell>
          <table:table-cell office:value-type="float" office:value="1.026875" calcext:value-type="float">
            <text:p>1,026875</text:p>
          </table:table-cell>
          <table:table-cell office:value-type="float" office:value="1.386067" calcext:value-type="float">
            <text:p>1,386067</text:p>
          </table:table-cell>
          <table:table-cell office:value-type="float" office:value="0.034211" calcext:value-type="float">
            <text:p>0,034211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COMBINING TREE 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12497" calcext:value-type="float">
            <text:p>0,112497</text:p>
          </table:table-cell>
          <table:table-cell office:value-type="float" office:value="0.110121" calcext:value-type="float">
            <text:p>0,110121</text:p>
          </table:table-cell>
          <table:table-cell office:value-type="float" office:value="0.165312" calcext:value-type="float">
            <text:p>0,165312</text:p>
          </table:table-cell>
          <table:table-cell office:value-type="float" office:value="0.009473" calcext:value-type="float">
            <text:p>0,009473</text:p>
          </table:table-cell>
          <table:table-cell office:value-type="float" office:value="22" calcext:value-type="float">
            <text:p>2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40944" calcext:value-type="float">
            <text:p>0,240944</text:p>
          </table:table-cell>
          <table:table-cell office:value-type="float" office:value="0.207514" calcext:value-type="float">
            <text:p>0,207514</text:p>
          </table:table-cell>
          <table:table-cell office:value-type="float" office:value="0.290636" calcext:value-type="float">
            <text:p>0,290636</text:p>
          </table:table-cell>
          <table:table-cell office:value-type="float" office:value="0.01741" calcext:value-type="float">
            <text:p>0,0174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34756" calcext:value-type="float">
            <text:p>0,334756</text:p>
          </table:table-cell>
          <table:table-cell office:value-type="float" office:value="0.313138" calcext:value-type="float">
            <text:p>0,313138</text:p>
          </table:table-cell>
          <table:table-cell office:value-type="float" office:value="0.375112" calcext:value-type="float">
            <text:p>0,375112</text:p>
          </table:table-cell>
          <table:table-cell office:value-type="float" office:value="0.008317" calcext:value-type="float">
            <text:p>0,00831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13534" calcext:value-type="float">
            <text:p>0,413534</text:p>
          </table:table-cell>
          <table:table-cell office:value-type="float" office:value="0.374108" calcext:value-type="float">
            <text:p>0,374108</text:p>
          </table:table-cell>
          <table:table-cell office:value-type="float" office:value="0.467586" calcext:value-type="float">
            <text:p>0,467586</text:p>
          </table:table-cell>
          <table:table-cell office:value-type="float" office:value="0.013" calcext:value-type="float">
            <text:p>0,01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90042" calcext:value-type="float">
            <text:p>0,490042</text:p>
          </table:table-cell>
          <table:table-cell office:value-type="float" office:value="0.444675" calcext:value-type="float">
            <text:p>0,444675</text:p>
          </table:table-cell>
          <table:table-cell office:value-type="float" office:value="0.533421" calcext:value-type="float">
            <text:p>0,533421</text:p>
          </table:table-cell>
          <table:table-cell office:value-type="float" office:value="0.01944" calcext:value-type="float">
            <text:p>0,019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48515" calcext:value-type="float">
            <text:p>0,548515</text:p>
          </table:table-cell>
          <table:table-cell office:value-type="float" office:value="0.488474" calcext:value-type="float">
            <text:p>0,488474</text:p>
          </table:table-cell>
          <table:table-cell office:value-type="float" office:value="0.59696" calcext:value-type="float">
            <text:p>0,59696</text:p>
          </table:table-cell>
          <table:table-cell office:value-type="float" office:value="0.020946" calcext:value-type="float">
            <text:p>0,02094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8821" calcext:value-type="float">
            <text:p>0,58821</text:p>
          </table:table-cell>
          <table:table-cell office:value-type="float" office:value="0.540276" calcext:value-type="float">
            <text:p>0,540276</text:p>
          </table:table-cell>
          <table:table-cell office:value-type="float" office:value="0.630083" calcext:value-type="float">
            <text:p>0,630083</text:p>
          </table:table-cell>
          <table:table-cell office:value-type="float" office:value="0.018039" calcext:value-type="float">
            <text:p>0,01803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24016" calcext:value-type="float">
            <text:p>0,624016</text:p>
          </table:table-cell>
          <table:table-cell office:value-type="float" office:value="0.570915" calcext:value-type="float">
            <text:p>0,570915</text:p>
          </table:table-cell>
          <table:table-cell office:value-type="float" office:value="0.680755" calcext:value-type="float">
            <text:p>0,680755</text:p>
          </table:table-cell>
          <table:table-cell office:value-type="float" office:value="0.025573" calcext:value-type="float">
            <text:p>0,02557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679408" calcext:value-type="float">
            <text:p>0,679408</text:p>
          </table:table-cell>
          <table:table-cell office:value-type="float" office:value="0.630664" calcext:value-type="float">
            <text:p>0,630664</text:p>
          </table:table-cell>
          <table:table-cell office:value-type="float" office:value="0.741805" calcext:value-type="float">
            <text:p>0,741805</text:p>
          </table:table-cell>
          <table:table-cell office:value-type="float" office:value="0.014726" calcext:value-type="float">
            <text:p>0,01472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11287" calcext:value-type="float">
            <text:p>0,711287</text:p>
          </table:table-cell>
          <table:table-cell office:value-type="float" office:value="0.667088" calcext:value-type="float">
            <text:p>0,667088</text:p>
          </table:table-cell>
          <table:table-cell office:value-type="float" office:value="0.765299" calcext:value-type="float">
            <text:p>0,765299</text:p>
          </table:table-cell>
          <table:table-cell office:value-type="float" office:value="0.021013" calcext:value-type="float">
            <text:p>0,02101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729422" calcext:value-type="float">
            <text:p>0,729422</text:p>
          </table:table-cell>
          <table:table-cell office:value-type="float" office:value="0.689812" calcext:value-type="float">
            <text:p>0,689812</text:p>
          </table:table-cell>
          <table:table-cell office:value-type="float" office:value="0.764304" calcext:value-type="float">
            <text:p>0,764304</text:p>
          </table:table-cell>
          <table:table-cell office:value-type="float" office:value="0.012805" calcext:value-type="float">
            <text:p>0,0128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764065" calcext:value-type="float">
            <text:p>0,764065</text:p>
          </table:table-cell>
          <table:table-cell office:value-type="float" office:value="0.71992" calcext:value-type="float">
            <text:p>0,71992</text:p>
          </table:table-cell>
          <table:table-cell office:value-type="float" office:value="0.83049" calcext:value-type="float">
            <text:p>0,83049</text:p>
          </table:table-cell>
          <table:table-cell office:value-type="float" office:value="0.015698" calcext:value-type="float">
            <text:p>0,01569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799452" calcext:value-type="float">
            <text:p>0,799452</text:p>
          </table:table-cell>
          <table:table-cell office:value-type="float" office:value="0.768184" calcext:value-type="float">
            <text:p>0,768184</text:p>
          </table:table-cell>
          <table:table-cell office:value-type="float" office:value="0.886399" calcext:value-type="float">
            <text:p>0,886399</text:p>
          </table:table-cell>
          <table:table-cell office:value-type="float" office:value="0.013767" calcext:value-type="float">
            <text:p>0,01376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824284" calcext:value-type="float">
            <text:p>0,824284</text:p>
          </table:table-cell>
          <table:table-cell office:value-type="float" office:value="0.782665" calcext:value-type="float">
            <text:p>0,782665</text:p>
          </table:table-cell>
          <table:table-cell office:value-type="float" office:value="0.866709" calcext:value-type="float">
            <text:p>0,866709</text:p>
          </table:table-cell>
          <table:table-cell office:value-type="float" office:value="0.015445" calcext:value-type="float">
            <text:p>0,01544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842769" calcext:value-type="float">
            <text:p>0,842769</text:p>
          </table:table-cell>
          <table:table-cell office:value-type="float" office:value="0.802317" calcext:value-type="float">
            <text:p>0,802317</text:p>
          </table:table-cell>
          <table:table-cell office:value-type="float" office:value="0.891271" calcext:value-type="float">
            <text:p>0,891271</text:p>
          </table:table-cell>
          <table:table-cell office:value-type="float" office:value="0.012431" calcext:value-type="float">
            <text:p>0,01243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872535" calcext:value-type="float">
            <text:p>0,872535</text:p>
          </table:table-cell>
          <table:table-cell office:value-type="float" office:value="0.826806" calcext:value-type="float">
            <text:p>0,826806</text:p>
          </table:table-cell>
          <table:table-cell office:value-type="float" office:value="0.947174" calcext:value-type="float">
            <text:p>0,947174</text:p>
          </table:table-cell>
          <table:table-cell office:value-type="float" office:value="0.0187" calcext:value-type="float">
            <text:p>0,018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939068" calcext:value-type="float">
            <text:p>0,939068</text:p>
          </table:table-cell>
          <table:table-cell office:value-type="float" office:value="0.900633" calcext:value-type="float">
            <text:p>0,900633</text:p>
          </table:table-cell>
          <table:table-cell office:value-type="float" office:value="0.973097" calcext:value-type="float">
            <text:p>0,973097</text:p>
          </table:table-cell>
          <table:table-cell office:value-type="float" office:value="0.01312" calcext:value-type="float">
            <text:p>0,0131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947546" calcext:value-type="float">
            <text:p>0,947546</text:p>
          </table:table-cell>
          <table:table-cell office:value-type="float" office:value="0.905266" calcext:value-type="float">
            <text:p>0,905266</text:p>
          </table:table-cell>
          <table:table-cell office:value-type="float" office:value="1.07595" calcext:value-type="float">
            <text:p>1,07595</text:p>
          </table:table-cell>
          <table:table-cell office:value-type="float" office:value="0.015789" calcext:value-type="float">
            <text:p>0,01578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DISSEMINATION 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6159" calcext:value-type="float">
            <text:p>0,106159</text:p>
          </table:table-cell>
          <table:table-cell office:value-type="float" office:value="0.105916" calcext:value-type="float">
            <text:p>0,105916</text:p>
          </table:table-cell>
          <table:table-cell office:value-type="float" office:value="0.110002" calcext:value-type="float">
            <text:p>0,110002</text:p>
          </table:table-cell>
          <table:table-cell office:value-type="float" office:value="0.00036" calcext:value-type="float">
            <text:p>0,0003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11639" calcext:value-type="float">
            <text:p>0,211639</text:p>
          </table:table-cell>
          <table:table-cell office:value-type="float" office:value="0.177453" calcext:value-type="float">
            <text:p>0,177453</text:p>
          </table:table-cell>
          <table:table-cell office:value-type="float" office:value="0.253261" calcext:value-type="float">
            <text:p>0,253261</text:p>
          </table:table-cell>
          <table:table-cell office:value-type="float" office:value="0.013474" calcext:value-type="float">
            <text:p>0,01347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32559" calcext:value-type="float">
            <text:p>0,332559</text:p>
          </table:table-cell>
          <table:table-cell office:value-type="float" office:value="0.313624" calcext:value-type="float">
            <text:p>0,313624</text:p>
          </table:table-cell>
          <table:table-cell office:value-type="float" office:value="0.37294" calcext:value-type="float">
            <text:p>0,37294</text:p>
          </table:table-cell>
          <table:table-cell office:value-type="float" office:value="0.009229" calcext:value-type="float">
            <text:p>0,00922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29213" calcext:value-type="float">
            <text:p>0,329213</text:p>
          </table:table-cell>
          <table:table-cell office:value-type="float" office:value="0.315404" calcext:value-type="float">
            <text:p>0,315404</text:p>
          </table:table-cell>
          <table:table-cell office:value-type="float" office:value="0.355023" calcext:value-type="float">
            <text:p>0,355023</text:p>
          </table:table-cell>
          <table:table-cell office:value-type="float" office:value="0.004986" calcext:value-type="float">
            <text:p>0,00498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38511" calcext:value-type="float">
            <text:p>0,438511</text:p>
          </table:table-cell>
          <table:table-cell office:value-type="float" office:value="0.426874" calcext:value-type="float">
            <text:p>0,426874</text:p>
          </table:table-cell>
          <table:table-cell office:value-type="float" office:value="0.487013" calcext:value-type="float">
            <text:p>0,487013</text:p>
          </table:table-cell>
          <table:table-cell office:value-type="float" office:value="0.00487" calcext:value-type="float">
            <text:p>0,0048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39609" calcext:value-type="float">
            <text:p>0,439609</text:p>
          </table:table-cell>
          <table:table-cell office:value-type="float" office:value="0.429858" calcext:value-type="float">
            <text:p>0,429858</text:p>
          </table:table-cell>
          <table:table-cell office:value-type="float" office:value="0.485803" calcext:value-type="float">
            <text:p>0,485803</text:p>
          </table:table-cell>
          <table:table-cell office:value-type="float" office:value="0.004401" calcext:value-type="float">
            <text:p>0,00440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458981" calcext:value-type="float">
            <text:p>0,458981</text:p>
          </table:table-cell>
          <table:table-cell office:value-type="float" office:value="0.439162" calcext:value-type="float">
            <text:p>0,439162</text:p>
          </table:table-cell>
          <table:table-cell office:value-type="float" office:value="0.488503" calcext:value-type="float">
            <text:p>0,488503</text:p>
          </table:table-cell>
          <table:table-cell office:value-type="float" office:value="0.010552" calcext:value-type="float">
            <text:p>0,01055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439586" calcext:value-type="float">
            <text:p>0,439586</text:p>
          </table:table-cell>
          <table:table-cell office:value-type="float" office:value="0.429264" calcext:value-type="float">
            <text:p>0,429264</text:p>
          </table:table-cell>
          <table:table-cell office:value-type="float" office:value="0.45077" calcext:value-type="float">
            <text:p>0,45077</text:p>
          </table:table-cell>
          <table:table-cell office:value-type="float" office:value="0.00331" calcext:value-type="float">
            <text:p>0,0033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80643" calcext:value-type="float">
            <text:p>0,580643</text:p>
          </table:table-cell>
          <table:table-cell office:value-type="float" office:value="0.569932" calcext:value-type="float">
            <text:p>0,569932</text:p>
          </table:table-cell>
          <table:table-cell office:value-type="float" office:value="0.609045" calcext:value-type="float">
            <text:p>0,609045</text:p>
          </table:table-cell>
          <table:table-cell office:value-type="float" office:value="0.004338" calcext:value-type="float">
            <text:p>0,00433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86804" calcext:value-type="float">
            <text:p>0,586804</text:p>
          </table:table-cell>
          <table:table-cell office:value-type="float" office:value="0.571573" calcext:value-type="float">
            <text:p>0,571573</text:p>
          </table:table-cell>
          <table:table-cell office:value-type="float" office:value="0.689277" calcext:value-type="float">
            <text:p>0,689277</text:p>
          </table:table-cell>
          <table:table-cell office:value-type="float" office:value="0.010429" calcext:value-type="float">
            <text:p>0,0104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586014" calcext:value-type="float">
            <text:p>0,586014</text:p>
          </table:table-cell>
          <table:table-cell office:value-type="float" office:value="0.571777" calcext:value-type="float">
            <text:p>0,571777</text:p>
          </table:table-cell>
          <table:table-cell office:value-type="float" office:value="0.672868" calcext:value-type="float">
            <text:p>0,672868</text:p>
          </table:table-cell>
          <table:table-cell office:value-type="float" office:value="0.008588" calcext:value-type="float">
            <text:p>0,008588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594826" calcext:value-type="float">
            <text:p>0,594826</text:p>
          </table:table-cell>
          <table:table-cell office:value-type="float" office:value="0.574992" calcext:value-type="float">
            <text:p>0,574992</text:p>
          </table:table-cell>
          <table:table-cell office:value-type="float" office:value="0.635324" calcext:value-type="float">
            <text:p>0,635324</text:p>
          </table:table-cell>
          <table:table-cell office:value-type="float" office:value="0.009541" calcext:value-type="float">
            <text:p>0,00954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601069" calcext:value-type="float">
            <text:p>0,601069</text:p>
          </table:table-cell>
          <table:table-cell office:value-type="float" office:value="0.589542" calcext:value-type="float">
            <text:p>0,589542</text:p>
          </table:table-cell>
          <table:table-cell office:value-type="float" office:value="0.682226" calcext:value-type="float">
            <text:p>0,682226</text:p>
          </table:table-cell>
          <table:table-cell office:value-type="float" office:value="0.007913" calcext:value-type="float">
            <text:p>0,007913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60743" calcext:value-type="float">
            <text:p>0,60743</text:p>
          </table:table-cell>
          <table:table-cell office:value-type="float" office:value="0.595072" calcext:value-type="float">
            <text:p>0,595072</text:p>
          </table:table-cell>
          <table:table-cell office:value-type="float" office:value="0.709042" calcext:value-type="float">
            <text:p>0,709042</text:p>
          </table:table-cell>
          <table:table-cell office:value-type="float" office:value="0.008486" calcext:value-type="float">
            <text:p>0,00848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634767" calcext:value-type="float">
            <text:p>0,634767</text:p>
          </table:table-cell>
          <table:table-cell office:value-type="float" office:value="0.600833" calcext:value-type="float">
            <text:p>0,600833</text:p>
          </table:table-cell>
          <table:table-cell office:value-type="float" office:value="0.709592" calcext:value-type="float">
            <text:p>0,709592</text:p>
          </table:table-cell>
          <table:table-cell office:value-type="float" office:value="0.02755" calcext:value-type="float">
            <text:p>0,0275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619988" calcext:value-type="float">
            <text:p>0,619988</text:p>
          </table:table-cell>
          <table:table-cell office:value-type="float" office:value="0.595853" calcext:value-type="float">
            <text:p>0,595853</text:p>
          </table:table-cell>
          <table:table-cell office:value-type="float" office:value="0.695468" calcext:value-type="float">
            <text:p>0,695468</text:p>
          </table:table-cell>
          <table:table-cell office:value-type="float" office:value="0.011016" calcext:value-type="float">
            <text:p>0,01101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744772" calcext:value-type="float">
            <text:p>0,744772</text:p>
          </table:table-cell>
          <table:table-cell office:value-type="float" office:value="0.715029" calcext:value-type="float">
            <text:p>0,715029</text:p>
          </table:table-cell>
          <table:table-cell office:value-type="float" office:value="0.781111" calcext:value-type="float">
            <text:p>0,781111</text:p>
          </table:table-cell>
          <table:table-cell office:value-type="float" office:value="0.008989" calcext:value-type="float">
            <text:p>0,00898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749549" calcext:value-type="float">
            <text:p>0,749549</text:p>
          </table:table-cell>
          <table:table-cell office:value-type="float" office:value="0.729064" calcext:value-type="float">
            <text:p>0,729064</text:p>
          </table:table-cell>
          <table:table-cell office:value-type="float" office:value="0.854734" calcext:value-type="float">
            <text:p>0,854734</text:p>
          </table:table-cell>
          <table:table-cell office:value-type="float" office:value="0.01078" calcext:value-type="float">
            <text:p>0,0107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LINEAR CENTRALIZED 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3794" calcext:value-type="float">
            <text:p>0,103794</text:p>
          </table:table-cell>
          <table:table-cell office:value-type="float" office:value="0.103271" calcext:value-type="float">
            <text:p>0,103271</text:p>
          </table:table-cell>
          <table:table-cell office:value-type="float" office:value="0.12135" calcext:value-type="float">
            <text:p>0,12135</text:p>
          </table:table-cell>
          <table:table-cell office:value-type="float" office:value="0.000849" calcext:value-type="float">
            <text:p>0,000849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308791" calcext:value-type="float">
            <text:p>0,308791</text:p>
          </table:table-cell>
          <table:table-cell office:value-type="float" office:value="0.284959" calcext:value-type="float">
            <text:p>0,284959</text:p>
          </table:table-cell>
          <table:table-cell office:value-type="float" office:value="0.337825" calcext:value-type="float">
            <text:p>0,337825</text:p>
          </table:table-cell>
          <table:table-cell office:value-type="float" office:value="0.008258" calcext:value-type="float">
            <text:p>0,00825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74407" calcext:value-type="float">
            <text:p>0,374407</text:p>
          </table:table-cell>
          <table:table-cell office:value-type="float" office:value="0.372206" calcext:value-type="float">
            <text:p>0,372206</text:p>
          </table:table-cell>
          <table:table-cell office:value-type="float" office:value="0.400455" calcext:value-type="float">
            <text:p>0,400455</text:p>
          </table:table-cell>
          <table:table-cell office:value-type="float" office:value="0.001634" calcext:value-type="float">
            <text:p>0,00163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13659" calcext:value-type="float">
            <text:p>0,413659</text:p>
          </table:table-cell>
          <table:table-cell office:value-type="float" office:value="0.403488" calcext:value-type="float">
            <text:p>0,403488</text:p>
          </table:table-cell>
          <table:table-cell office:value-type="float" office:value="0.427362" calcext:value-type="float">
            <text:p>0,427362</text:p>
          </table:table-cell>
          <table:table-cell office:value-type="float" office:value="0.005775" calcext:value-type="float">
            <text:p>0,00577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35553" calcext:value-type="float">
            <text:p>0,435553</text:p>
          </table:table-cell>
          <table:table-cell office:value-type="float" office:value="0.432278" calcext:value-type="float">
            <text:p>0,432278</text:p>
          </table:table-cell>
          <table:table-cell office:value-type="float" office:value="0.440202" calcext:value-type="float">
            <text:p>0,440202</text:p>
          </table:table-cell>
          <table:table-cell office:value-type="float" office:value="0.001257" calcext:value-type="float">
            <text:p>0,00125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78778" calcext:value-type="float">
            <text:p>0,478778</text:p>
          </table:table-cell>
          <table:table-cell office:value-type="float" office:value="0.474202" calcext:value-type="float">
            <text:p>0,474202</text:p>
          </table:table-cell>
          <table:table-cell office:value-type="float" office:value="0.482607" calcext:value-type="float">
            <text:p>0,482607</text:p>
          </table:table-cell>
          <table:table-cell office:value-type="float" office:value="0.001544" calcext:value-type="float">
            <text:p>0,00154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08934" calcext:value-type="float">
            <text:p>0,508934</text:p>
          </table:table-cell>
          <table:table-cell office:value-type="float" office:value="0.490448" calcext:value-type="float">
            <text:p>0,490448</text:p>
          </table:table-cell>
          <table:table-cell office:value-type="float" office:value="0.531416" calcext:value-type="float">
            <text:p>0,531416</text:p>
          </table:table-cell>
          <table:table-cell office:value-type="float" office:value="0.014308" calcext:value-type="float">
            <text:p>0,01430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11924" calcext:value-type="float">
            <text:p>0,511924</text:p>
          </table:table-cell>
          <table:table-cell office:value-type="float" office:value="0.508599" calcext:value-type="float">
            <text:p>0,508599</text:p>
          </table:table-cell>
          <table:table-cell office:value-type="float" office:value="0.552632" calcext:value-type="float">
            <text:p>0,552632</text:p>
          </table:table-cell>
          <table:table-cell office:value-type="float" office:value="0.00225" calcext:value-type="float">
            <text:p>0,0022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31293" calcext:value-type="float">
            <text:p>0,531293</text:p>
          </table:table-cell>
          <table:table-cell office:value-type="float" office:value="0.52568" calcext:value-type="float">
            <text:p>0,52568</text:p>
          </table:table-cell>
          <table:table-cell office:value-type="float" office:value="0.57427" calcext:value-type="float">
            <text:p>0,57427</text:p>
          </table:table-cell>
          <table:table-cell office:value-type="float" office:value="0.002625" calcext:value-type="float">
            <text:p>0,00262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60294" calcext:value-type="float">
            <text:p>0,560294</text:p>
          </table:table-cell>
          <table:table-cell office:value-type="float" office:value="0.555303" calcext:value-type="float">
            <text:p>0,555303</text:p>
          </table:table-cell>
          <table:table-cell office:value-type="float" office:value="0.577226" calcext:value-type="float">
            <text:p>0,577226</text:p>
          </table:table-cell>
          <table:table-cell office:value-type="float" office:value="0.00219" calcext:value-type="float">
            <text:p>0,002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58088" calcext:value-type="float">
            <text:p>0,58088</text:p>
          </table:table-cell>
          <table:table-cell office:value-type="float" office:value="0.574959" calcext:value-type="float">
            <text:p>0,574959</text:p>
          </table:table-cell>
          <table:table-cell office:value-type="float" office:value="0.60663" calcext:value-type="float">
            <text:p>0,60663</text:p>
          </table:table-cell>
          <table:table-cell office:value-type="float" office:value="0.003318" calcext:value-type="float">
            <text:p>0,003318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0004" calcext:value-type="float">
            <text:p>0,60004</text:p>
          </table:table-cell>
          <table:table-cell office:value-type="float" office:value="0.584866" calcext:value-type="float">
            <text:p>0,584866</text:p>
          </table:table-cell>
          <table:table-cell office:value-type="float" office:value="0.648951" calcext:value-type="float">
            <text:p>0,648951</text:p>
          </table:table-cell>
          <table:table-cell office:value-type="float" office:value="0.009604" calcext:value-type="float">
            <text:p>0,00960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628122" calcext:value-type="float">
            <text:p>0,628122</text:p>
          </table:table-cell>
          <table:table-cell office:value-type="float" office:value="0.622423" calcext:value-type="float">
            <text:p>0,622423</text:p>
          </table:table-cell>
          <table:table-cell office:value-type="float" office:value="0.660216" calcext:value-type="float">
            <text:p>0,660216</text:p>
          </table:table-cell>
          <table:table-cell office:value-type="float" office:value="0.003078" calcext:value-type="float">
            <text:p>0,00307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695886" calcext:value-type="float">
            <text:p>0,695886</text:p>
          </table:table-cell>
          <table:table-cell office:value-type="float" office:value="0.682722" calcext:value-type="float">
            <text:p>0,682722</text:p>
          </table:table-cell>
          <table:table-cell office:value-type="float" office:value="0.733439" calcext:value-type="float">
            <text:p>0,733439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666615" calcext:value-type="float">
            <text:p>0,666615</text:p>
          </table:table-cell>
          <table:table-cell office:value-type="float" office:value="0.658508" calcext:value-type="float">
            <text:p>0,658508</text:p>
          </table:table-cell>
          <table:table-cell office:value-type="float" office:value="0.697898" calcext:value-type="float">
            <text:p>0,697898</text:p>
          </table:table-cell>
          <table:table-cell office:value-type="float" office:value="0.003748" calcext:value-type="float">
            <text:p>0,00374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724938" calcext:value-type="float">
            <text:p>0,724938</text:p>
          </table:table-cell>
          <table:table-cell office:value-type="float" office:value="0.712698" calcext:value-type="float">
            <text:p>0,712698</text:p>
          </table:table-cell>
          <table:table-cell office:value-type="float" office:value="0.774432" calcext:value-type="float">
            <text:p>0,774432</text:p>
          </table:table-cell>
          <table:table-cell office:value-type="float" office:value="0.006899" calcext:value-type="float">
            <text:p>0,006899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765494" calcext:value-type="float">
            <text:p>0,765494</text:p>
          </table:table-cell>
          <table:table-cell office:value-type="float" office:value="0.757551" calcext:value-type="float">
            <text:p>0,757551</text:p>
          </table:table-cell>
          <table:table-cell office:value-type="float" office:value="0.790591" calcext:value-type="float">
            <text:p>0,790591</text:p>
          </table:table-cell>
          <table:table-cell office:value-type="float" office:value="0.002975" calcext:value-type="float">
            <text:p>0,00297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813255" calcext:value-type="float">
            <text:p>0,813255</text:p>
          </table:table-cell>
          <table:table-cell office:value-type="float" office:value="0.785815" calcext:value-type="float">
            <text:p>0,785815</text:p>
          </table:table-cell>
          <table:table-cell office:value-type="float" office:value="0.888993" calcext:value-type="float">
            <text:p>0,888993</text:p>
          </table:table-cell>
          <table:table-cell office:value-type="float" office:value="0.005559" calcext:value-type="float">
            <text:p>0,005559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YBRID BARRIER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6745" calcext:value-type="float">
            <text:p>0,106745</text:p>
          </table:table-cell>
          <table:table-cell office:value-type="float" office:value="0.106543" calcext:value-type="float">
            <text:p>0,106543</text:p>
          </table:table-cell>
          <table:table-cell office:value-type="float" office:value="0.111782" calcext:value-type="float">
            <text:p>0,11178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09188" calcext:value-type="float">
            <text:p>0,209188</text:p>
          </table:table-cell>
          <table:table-cell office:value-type="float" office:value="0.183553" calcext:value-type="float">
            <text:p>0,183553</text:p>
          </table:table-cell>
          <table:table-cell office:value-type="float" office:value="0.241966" calcext:value-type="float">
            <text:p>0,241966</text:p>
          </table:table-cell>
          <table:table-cell office:value-type="float" office:value="0.0091" calcext:value-type="float">
            <text:p>0,009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51451" calcext:value-type="float">
            <text:p>0,351451</text:p>
          </table:table-cell>
          <table:table-cell office:value-type="float" office:value="0.33904" calcext:value-type="float">
            <text:p>0,33904</text:p>
          </table:table-cell>
          <table:table-cell office:value-type="float" office:value="0.384677" calcext:value-type="float">
            <text:p>0,384677</text:p>
          </table:table-cell>
          <table:table-cell office:value-type="float" office:value="0.005378" calcext:value-type="float">
            <text:p>0,005378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335288" calcext:value-type="float">
            <text:p>0,335288</text:p>
          </table:table-cell>
          <table:table-cell office:value-type="float" office:value="0.316043" calcext:value-type="float">
            <text:p>0,316043</text:p>
          </table:table-cell>
          <table:table-cell office:value-type="float" office:value="0.366949" calcext:value-type="float">
            <text:p>0,366949</text:p>
          </table:table-cell>
          <table:table-cell office:value-type="float" office:value="0.011593" calcext:value-type="float">
            <text:p>0,01159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445348" calcext:value-type="float">
            <text:p>0,445348</text:p>
          </table:table-cell>
          <table:table-cell office:value-type="float" office:value="0.437898" calcext:value-type="float">
            <text:p>0,437898</text:p>
          </table:table-cell>
          <table:table-cell office:value-type="float" office:value="0.486623" calcext:value-type="float">
            <text:p>0,486623</text:p>
          </table:table-cell>
          <table:table-cell office:value-type="float" office:value="0.003433" calcext:value-type="float">
            <text:p>0,00343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473823" calcext:value-type="float">
            <text:p>0,473823</text:p>
          </table:table-cell>
          <table:table-cell office:value-type="float" office:value="0.463246" calcext:value-type="float">
            <text:p>0,463246</text:p>
          </table:table-cell>
          <table:table-cell office:value-type="float" office:value="0.503538" calcext:value-type="float">
            <text:p>0,503538</text:p>
          </table:table-cell>
          <table:table-cell office:value-type="float" office:value="0.004305" calcext:value-type="float">
            <text:p>0,00430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67706" calcext:value-type="float">
            <text:p>0,567706</text:p>
          </table:table-cell>
          <table:table-cell office:value-type="float" office:value="0.554541" calcext:value-type="float">
            <text:p>0,554541</text:p>
          </table:table-cell>
          <table:table-cell office:value-type="float" office:value="0.581022" calcext:value-type="float">
            <text:p>0,581022</text:p>
          </table:table-cell>
          <table:table-cell office:value-type="float" office:value="0.005438" calcext:value-type="float">
            <text:p>0,00543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453908" calcext:value-type="float">
            <text:p>0,453908</text:p>
          </table:table-cell>
          <table:table-cell office:value-type="float" office:value="0.43922" calcext:value-type="float">
            <text:p>0,43922</text:p>
          </table:table-cell>
          <table:table-cell office:value-type="float" office:value="0.495232" calcext:value-type="float">
            <text:p>0,495232</text:p>
          </table:table-cell>
          <table:table-cell office:value-type="float" office:value="0.009589" calcext:value-type="float">
            <text:p>0,009589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35214" calcext:value-type="float">
            <text:p>0,535214</text:p>
          </table:table-cell>
          <table:table-cell office:value-type="float" office:value="0.518309" calcext:value-type="float">
            <text:p>0,518309</text:p>
          </table:table-cell>
          <table:table-cell office:value-type="float" office:value="0.56045" calcext:value-type="float">
            <text:p>0,56045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45166" calcext:value-type="float">
            <text:p>0,545166</text:p>
          </table:table-cell>
          <table:table-cell office:value-type="float" office:value="0.533189" calcext:value-type="float">
            <text:p>0,533189</text:p>
          </table:table-cell>
          <table:table-cell office:value-type="float" office:value="0.58478" calcext:value-type="float">
            <text:p>0,58478</text:p>
          </table:table-cell>
          <table:table-cell office:value-type="float" office:value="0.005432" calcext:value-type="float">
            <text:p>0,00543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601175" calcext:value-type="float">
            <text:p>0,601175</text:p>
          </table:table-cell>
          <table:table-cell office:value-type="float" office:value="0.585847" calcext:value-type="float">
            <text:p>0,585847</text:p>
          </table:table-cell>
          <table:table-cell office:value-type="float" office:value="0.656675" calcext:value-type="float">
            <text:p>0,656675</text:p>
          </table:table-cell>
          <table:table-cell office:value-type="float" office:value="0.006458" calcext:value-type="float">
            <text:p>0,00645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619573" calcext:value-type="float">
            <text:p>0,619573</text:p>
          </table:table-cell>
          <table:table-cell office:value-type="float" office:value="0.597203" calcext:value-type="float">
            <text:p>0,597203</text:p>
          </table:table-cell>
          <table:table-cell office:value-type="float" office:value="0.666898" calcext:value-type="float">
            <text:p>0,666898</text:p>
          </table:table-cell>
          <table:table-cell office:value-type="float" office:value="0.010494" calcext:value-type="float">
            <text:p>0,01049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663402" calcext:value-type="float">
            <text:p>0,663402</text:p>
          </table:table-cell>
          <table:table-cell office:value-type="float" office:value="0.655743" calcext:value-type="float">
            <text:p>0,655743</text:p>
          </table:table-cell>
          <table:table-cell office:value-type="float" office:value="0.689673" calcext:value-type="float">
            <text:p>0,689673</text:p>
          </table:table-cell>
          <table:table-cell office:value-type="float" office:value="0.003121" calcext:value-type="float">
            <text:p>0,003121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683325" calcext:value-type="float">
            <text:p>0,683325</text:p>
          </table:table-cell>
          <table:table-cell office:value-type="float" office:value="0.672817" calcext:value-type="float">
            <text:p>0,672817</text:p>
          </table:table-cell>
          <table:table-cell office:value-type="float" office:value="0.709571" calcext:value-type="float">
            <text:p>0,709571</text:p>
          </table:table-cell>
          <table:table-cell office:value-type="float" office:value="0.004415" calcext:value-type="float">
            <text:p>0,00441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711322" calcext:value-type="float">
            <text:p>0,711322</text:p>
          </table:table-cell>
          <table:table-cell office:value-type="float" office:value="0.700045" calcext:value-type="float">
            <text:p>0,700045</text:p>
          </table:table-cell>
          <table:table-cell office:value-type="float" office:value="0.742285" calcext:value-type="float">
            <text:p>0,742285</text:p>
          </table:table-cell>
          <table:table-cell office:value-type="float" office:value="0.004234" calcext:value-type="float">
            <text:p>0,00423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632247" calcext:value-type="float">
            <text:p>0,632247</text:p>
          </table:table-cell>
          <table:table-cell office:value-type="float" office:value="0.609143" calcext:value-type="float">
            <text:p>0,609143</text:p>
          </table:table-cell>
          <table:table-cell office:value-type="float" office:value="0.709637" calcext:value-type="float">
            <text:p>0,709637</text:p>
          </table:table-cell>
          <table:table-cell office:value-type="float" office:value="0.012212" calcext:value-type="float">
            <text:p>0,01221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.706033" calcext:value-type="float">
            <text:p>0,706033</text:p>
          </table:table-cell>
          <table:table-cell office:value-type="float" office:value="0.685984" calcext:value-type="float">
            <text:p>0,685984</text:p>
          </table:table-cell>
          <table:table-cell office:value-type="float" office:value="0.734886" calcext:value-type="float">
            <text:p>0,734886</text:p>
          </table:table-cell>
          <table:table-cell office:value-type="float" office:value="0.006497" calcext:value-type="float">
            <text:p>0,00649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.712164" calcext:value-type="float">
            <text:p>0,712164</text:p>
          </table:table-cell>
          <table:table-cell office:value-type="float" office:value="0.690995" calcext:value-type="float">
            <text:p>0,690995</text:p>
          </table:table-cell>
          <table:table-cell office:value-type="float" office:value="0.803586" calcext:value-type="float">
            <text:p>0,803586</text:p>
          </table:table-cell>
          <table:table-cell office:value-type="float" office:value="0.01301" calcext:value-type="float">
            <text:p>0,0130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LINEAR CENTRALIZED REDUCTION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0597" calcext:value-type="float">
            <text:p>0,10597</text:p>
          </table:table-cell>
          <table:table-cell office:value-type="float" office:value="0.10564" calcext:value-type="float">
            <text:p>0,10564</text:p>
          </table:table-cell>
          <table:table-cell office:value-type="float" office:value="0.124191" calcext:value-type="float">
            <text:p>0,1241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384947" calcext:value-type="float">
            <text:p>0,384947</text:p>
          </table:table-cell>
          <table:table-cell office:value-type="float" office:value="0.370988" calcext:value-type="float">
            <text:p>0,370988</text:p>
          </table:table-cell>
          <table:table-cell office:value-type="float" office:value="0.400483" calcext:value-type="float">
            <text:p>0,400483</text:p>
          </table:table-cell>
          <table:table-cell office:value-type="float" office:value="0.006095" calcext:value-type="float">
            <text:p>0,00609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76938" calcext:value-type="float">
            <text:p>0,476938</text:p>
          </table:table-cell>
          <table:table-cell office:value-type="float" office:value="0.471726" calcext:value-type="float">
            <text:p>0,471726</text:p>
          </table:table-cell>
          <table:table-cell office:value-type="float" office:value="0.487351" calcext:value-type="float">
            <text:p>0,487351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518782" calcext:value-type="float">
            <text:p>0,518782</text:p>
          </table:table-cell>
          <table:table-cell office:value-type="float" office:value="0.502507" calcext:value-type="float">
            <text:p>0,502507</text:p>
          </table:table-cell>
          <table:table-cell office:value-type="float" office:value="0.566328" calcext:value-type="float">
            <text:p>0,566328</text:p>
          </table:table-cell>
          <table:table-cell office:value-type="float" office:value="0.006965" calcext:value-type="float">
            <text:p>0,0069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30939" calcext:value-type="float">
            <text:p>0,630939</text:p>
          </table:table-cell>
          <table:table-cell office:value-type="float" office:value="0.628736" calcext:value-type="float">
            <text:p>0,628736</text:p>
          </table:table-cell>
          <table:table-cell office:value-type="float" office:value="0.679687" calcext:value-type="float">
            <text:p>0,679687</text:p>
          </table:table-cell>
          <table:table-cell office:value-type="float" office:value="0.002362" calcext:value-type="float">
            <text:p>0,00236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45036" calcext:value-type="float">
            <text:p>0,645036</text:p>
          </table:table-cell>
          <table:table-cell office:value-type="float" office:value="0.641152" calcext:value-type="float">
            <text:p>0,641152</text:p>
          </table:table-cell>
          <table:table-cell office:value-type="float" office:value="0.69416" calcext:value-type="float">
            <text:p>0,69416</text:p>
          </table:table-cell>
          <table:table-cell office:value-type="float" office:value="0.002724" calcext:value-type="float">
            <text:p>0,00272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3892" calcext:value-type="float">
            <text:p>0,73892</text:p>
          </table:table-cell>
          <table:table-cell office:value-type="float" office:value="0.732552" calcext:value-type="float">
            <text:p>0,732552</text:p>
          </table:table-cell>
          <table:table-cell office:value-type="float" office:value="0.781721" calcext:value-type="float">
            <text:p>0,781721</text:p>
          </table:table-cell>
          <table:table-cell office:value-type="float" office:value="0.00323" calcext:value-type="float">
            <text:p>0,0032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721314" calcext:value-type="float">
            <text:p>0,721314</text:p>
          </table:table-cell>
          <table:table-cell office:value-type="float" office:value="0.718878" calcext:value-type="float">
            <text:p>0,718878</text:p>
          </table:table-cell>
          <table:table-cell office:value-type="float" office:value="0.773367" calcext:value-type="float">
            <text:p>0,773367</text:p>
          </table:table-cell>
          <table:table-cell office:value-type="float" office:value="0.002536" calcext:value-type="float">
            <text:p>0,00253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90727" calcext:value-type="float">
            <text:p>0,790727</text:p>
          </table:table-cell>
          <table:table-cell office:value-type="float" office:value="0.787196" calcext:value-type="float">
            <text:p>0,787196</text:p>
          </table:table-cell>
          <table:table-cell office:value-type="float" office:value="0.851949" calcext:value-type="float">
            <text:p>0,851949</text:p>
          </table:table-cell>
          <table:table-cell office:value-type="float" office:value="0.003829" calcext:value-type="float">
            <text:p>0,00382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10792" calcext:value-type="float">
            <text:p>0,810792</text:p>
          </table:table-cell>
          <table:table-cell office:value-type="float" office:value="0.80616" calcext:value-type="float">
            <text:p>0,80616</text:p>
          </table:table-cell>
          <table:table-cell office:value-type="float" office:value="0.845286" calcext:value-type="float">
            <text:p>0,845286</text:p>
          </table:table-cell>
          <table:table-cell office:value-type="float" office:value="0.0027" calcext:value-type="float">
            <text:p>0,002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97962" calcext:value-type="float">
            <text:p>0,897962</text:p>
          </table:table-cell>
          <table:table-cell office:value-type="float" office:value="0.891837" calcext:value-type="float">
            <text:p>0,891837</text:p>
          </table:table-cell>
          <table:table-cell office:value-type="float" office:value="0.995946" calcext:value-type="float">
            <text:p>0,995946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952892" calcext:value-type="float">
            <text:p>0,952892</text:p>
          </table:table-cell>
          <table:table-cell office:value-type="float" office:value="0.907449" calcext:value-type="float">
            <text:p>0,907449</text:p>
          </table:table-cell>
          <table:table-cell office:value-type="float" office:value="1.088719" calcext:value-type="float">
            <text:p>1,088719</text:p>
          </table:table-cell>
          <table:table-cell office:value-type="float" office:value="0.026528" calcext:value-type="float">
            <text:p>0,02652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1.053502" calcext:value-type="float">
            <text:p>1,053502</text:p>
          </table:table-cell>
          <table:table-cell office:value-type="float" office:value="1.040682" calcext:value-type="float">
            <text:p>1,040682</text:p>
          </table:table-cell>
          <table:table-cell office:value-type="float" office:value="1.069692" calcext:value-type="float">
            <text:p>1,069692</text:p>
          </table:table-cell>
          <table:table-cell office:value-type="float" office:value="0.005297" calcext:value-type="float">
            <text:p>0,00529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1.092555" calcext:value-type="float">
            <text:p>1,092555</text:p>
          </table:table-cell>
          <table:table-cell office:value-type="float" office:value="1.080699" calcext:value-type="float">
            <text:p>1,080699</text:p>
          </table:table-cell>
          <table:table-cell office:value-type="float" office:value="1.170921" calcext:value-type="float">
            <text:p>1,170921</text:p>
          </table:table-cell>
          <table:table-cell office:value-type="float" office:value="0.005044" calcext:value-type="float">
            <text:p>0,00504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1.161034" calcext:value-type="float">
            <text:p>1,161034</text:p>
          </table:table-cell>
          <table:table-cell office:value-type="float" office:value="1.14335" calcext:value-type="float">
            <text:p>1,14335</text:p>
          </table:table-cell>
          <table:table-cell office:value-type="float" office:value="1.219545" calcext:value-type="float">
            <text:p>1,219545</text:p>
          </table:table-cell>
          <table:table-cell office:value-type="float" office:value="0.012047" calcext:value-type="float">
            <text:p>0,01204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.230065" calcext:value-type="float">
            <text:p>1,230065</text:p>
          </table:table-cell>
          <table:table-cell office:value-type="float" office:value="1.20882" calcext:value-type="float">
            <text:p>1,20882</text:p>
          </table:table-cell>
          <table:table-cell office:value-type="float" office:value="1.268648" calcext:value-type="float">
            <text:p>1,268648</text:p>
          </table:table-cell>
          <table:table-cell office:value-type="float" office:value="0.013963" calcext:value-type="float">
            <text:p>0,01396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337515" calcext:value-type="float">
            <text:p>1,337515</text:p>
          </table:table-cell>
          <table:table-cell office:value-type="float" office:value="1.331404" calcext:value-type="float">
            <text:p>1,331404</text:p>
          </table:table-cell>
          <table:table-cell office:value-type="float" office:value="1.386942" calcext:value-type="float">
            <text:p>1,386942</text:p>
          </table:table-cell>
          <table:table-cell office:value-type="float" office:value="0.003401" calcext:value-type="float">
            <text:p>0,00340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393002" calcext:value-type="float">
            <text:p>1,393002</text:p>
          </table:table-cell>
          <table:table-cell office:value-type="float" office:value="1.388288" calcext:value-type="float">
            <text:p>1,388288</text:p>
          </table:table-cell>
          <table:table-cell office:value-type="float" office:value="1.536511" calcext:value-type="float">
            <text:p>1,536511</text:p>
          </table:table-cell>
          <table:table-cell office:value-type="float" office:value="0.009287" calcext:value-type="float">
            <text:p>0,00928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YBRID REDUCTION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MP n thread</text:p>
          </table:table-cell>
          <table:table-cell office:value-type="string" calcext:value-type="string">
            <text:p>Sample_siz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Outliers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10447" calcext:value-type="float">
            <text:p>0,110447</text:p>
          </table:table-cell>
          <table:table-cell office:value-type="float" office:value="0.1103" calcext:value-type="float">
            <text:p>0,1103</text:p>
          </table:table-cell>
          <table:table-cell office:value-type="float" office:value="0.114613" calcext:value-type="float">
            <text:p>0,114613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289509" calcext:value-type="float">
            <text:p>0,289509</text:p>
          </table:table-cell>
          <table:table-cell office:value-type="float" office:value="0.255475" calcext:value-type="float">
            <text:p>0,255475</text:p>
          </table:table-cell>
          <table:table-cell office:value-type="float" office:value="0.328666" calcext:value-type="float">
            <text:p>0,328666</text:p>
          </table:table-cell>
          <table:table-cell office:value-type="float" office:value="0.011061" calcext:value-type="float">
            <text:p>0,01106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465259" calcext:value-type="float">
            <text:p>0,465259</text:p>
          </table:table-cell>
          <table:table-cell office:value-type="float" office:value="0.451404" calcext:value-type="float">
            <text:p>0,451404</text:p>
          </table:table-cell>
          <table:table-cell office:value-type="float" office:value="0.528312" calcext:value-type="float">
            <text:p>0,528312</text:p>
          </table:table-cell>
          <table:table-cell office:value-type="float" office:value="0.006665" calcext:value-type="float">
            <text:p>0,00666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486517" calcext:value-type="float">
            <text:p>0,486517</text:p>
          </table:table-cell>
          <table:table-cell office:value-type="float" office:value="0.462888" calcext:value-type="float">
            <text:p>0,462888</text:p>
          </table:table-cell>
          <table:table-cell office:value-type="float" office:value="0.508835" calcext:value-type="float">
            <text:p>0,508835</text:p>
          </table:table-cell>
          <table:table-cell office:value-type="float" office:value="0.009019" calcext:value-type="float">
            <text:p>0,00901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604117" calcext:value-type="float">
            <text:p>0,604117</text:p>
          </table:table-cell>
          <table:table-cell office:value-type="float" office:value="0.594646" calcext:value-type="float">
            <text:p>0,594646</text:p>
          </table:table-cell>
          <table:table-cell office:value-type="float" office:value="0.629383" calcext:value-type="float">
            <text:p>0,629383</text:p>
          </table:table-cell>
          <table:table-cell office:value-type="float" office:value="0.004686" calcext:value-type="float">
            <text:p>0,00468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644143" calcext:value-type="float">
            <text:p>0,644143</text:p>
          </table:table-cell>
          <table:table-cell office:value-type="float" office:value="0.635713" calcext:value-type="float">
            <text:p>0,635713</text:p>
          </table:table-cell>
          <table:table-cell office:value-type="float" office:value="0.692011" calcext:value-type="float">
            <text:p>0,692011</text:p>
          </table:table-cell>
          <table:table-cell office:value-type="float" office:value="0.004652" calcext:value-type="float">
            <text:p>0,00465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749106" calcext:value-type="float">
            <text:p>0,749106</text:p>
          </table:table-cell>
          <table:table-cell office:value-type="float" office:value="0.736874" calcext:value-type="float">
            <text:p>0,736874</text:p>
          </table:table-cell>
          <table:table-cell office:value-type="float" office:value="0.799768" calcext:value-type="float">
            <text:p>0,799768</text:p>
          </table:table-cell>
          <table:table-cell office:value-type="float" office:value="0.005382" calcext:value-type="float">
            <text:p>0,00538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66461" calcext:value-type="float">
            <text:p>0,66461</text:p>
          </table:table-cell>
          <table:table-cell office:value-type="float" office:value="0.652736" calcext:value-type="float">
            <text:p>0,652736</text:p>
          </table:table-cell>
          <table:table-cell office:value-type="float" office:value="0.679475" calcext:value-type="float">
            <text:p>0,679475</text:p>
          </table:table-cell>
          <table:table-cell office:value-type="float" office:value="0.004434" calcext:value-type="float">
            <text:p>0,00443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754325" calcext:value-type="float">
            <text:p>0,754325</text:p>
          </table:table-cell>
          <table:table-cell office:value-type="float" office:value="0.738553" calcext:value-type="float">
            <text:p>0,738553</text:p>
          </table:table-cell>
          <table:table-cell office:value-type="float" office:value="0.792736" calcext:value-type="float">
            <text:p>0,792736</text:p>
          </table:table-cell>
          <table:table-cell office:value-type="float" office:value="0.006377" calcext:value-type="float">
            <text:p>0,00637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75625" calcext:value-type="float">
            <text:p>0,775625</text:p>
          </table:table-cell>
          <table:table-cell office:value-type="float" office:value="0.764876" calcext:value-type="float">
            <text:p>0,764876</text:p>
          </table:table-cell>
          <table:table-cell office:value-type="float" office:value="0.826737" calcext:value-type="float">
            <text:p>0,826737</text:p>
          </table:table-cell>
          <table:table-cell office:value-type="float" office:value="0.005056" calcext:value-type="float">
            <text:p>0,00505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844474" calcext:value-type="float">
            <text:p>0,844474</text:p>
          </table:table-cell>
          <table:table-cell office:value-type="float" office:value="0.830213" calcext:value-type="float">
            <text:p>0,830213</text:p>
          </table:table-cell>
          <table:table-cell office:value-type="float" office:value="0.874751" calcext:value-type="float">
            <text:p>0,874751</text:p>
          </table:table-cell>
          <table:table-cell office:value-type="float" office:value="0.005108" calcext:value-type="float">
            <text:p>0,00510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878208" calcext:value-type="float">
            <text:p>0,878208</text:p>
          </table:table-cell>
          <table:table-cell office:value-type="float" office:value="0.842569" calcext:value-type="float">
            <text:p>0,842569</text:p>
          </table:table-cell>
          <table:table-cell office:value-type="float" office:value="0.922311" calcext:value-type="float">
            <text:p>0,922311</text:p>
          </table:table-cell>
          <table:table-cell office:value-type="float" office:value="0.020336" calcext:value-type="float">
            <text:p>0,02033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.945323" calcext:value-type="float">
            <text:p>0,945323</text:p>
          </table:table-cell>
          <table:table-cell office:value-type="float" office:value="0.92729" calcext:value-type="float">
            <text:p>0,92729</text:p>
          </table:table-cell>
          <table:table-cell office:value-type="float" office:value="1.005668" calcext:value-type="float">
            <text:p>1,005668</text:p>
          </table:table-cell>
          <table:table-cell office:value-type="float" office:value="0.004891" calcext:value-type="float">
            <text:p>0,00489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.953629" calcext:value-type="float">
            <text:p>0,953629</text:p>
          </table:table-cell>
          <table:table-cell office:value-type="float" office:value="0.943404" calcext:value-type="float">
            <text:p>0,943404</text:p>
          </table:table-cell>
          <table:table-cell office:value-type="float" office:value="1.034547" calcext:value-type="float">
            <text:p>1,034547</text:p>
          </table:table-cell>
          <table:table-cell office:value-type="float" office:value="0.005449" calcext:value-type="float">
            <text:p>0,00544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.972642" calcext:value-type="float">
            <text:p>0,972642</text:p>
          </table:table-cell>
          <table:table-cell office:value-type="float" office:value="0.959172" calcext:value-type="float">
            <text:p>0,959172</text:p>
          </table:table-cell>
          <table:table-cell office:value-type="float" office:value="0.995355" calcext:value-type="float">
            <text:p>0,995355</text:p>
          </table:table-cell>
          <table:table-cell office:value-type="float" office:value="0.005593" calcext:value-type="float">
            <text:p>0,00559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.945176" calcext:value-type="float">
            <text:p>0,945176</text:p>
          </table:table-cell>
          <table:table-cell office:value-type="float" office:value="0.90078" calcext:value-type="float">
            <text:p>0,90078</text:p>
          </table:table-cell>
          <table:table-cell office:value-type="float" office:value="0.988762" calcext:value-type="float">
            <text:p>0,988762</text:p>
          </table:table-cell>
          <table:table-cell office:value-type="float" office:value="0.016057" calcext:value-type="float">
            <text:p>0,016057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1.004148" calcext:value-type="float">
            <text:p>1,004148</text:p>
          </table:table-cell>
          <table:table-cell office:value-type="float" office:value="0.988199" calcext:value-type="float">
            <text:p>0,988199</text:p>
          </table:table-cell>
          <table:table-cell office:value-type="float" office:value="1.051724" calcext:value-type="float">
            <text:p>1,051724</text:p>
          </table:table-cell>
          <table:table-cell office:value-type="float" office:value="0.006462" calcext:value-type="float">
            <text:p>0,006462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1.022831" calcext:value-type="float">
            <text:p>1,022831</text:p>
          </table:table-cell>
          <table:table-cell office:value-type="float" office:value="1.006377" calcext:value-type="float">
            <text:p>1,006377</text:p>
          </table:table-cell>
          <table:table-cell office:value-type="float" office:value="1.050254" calcext:value-type="float">
            <text:p>1,050254</text:p>
          </table:table-cell>
          <table:table-cell office:value-type="float" office:value="0.005662" calcext:value-type="float">
            <text:p>0,00566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4.71mm" svg:height="92.82mm" svg:x="0mm" svg:y="88.3mm">
            <loext:p draw:notify-on-update-of-ranges="Feuille2.A1:Feuille2.A1 Feuille2.A2:Feuille2.A2 Feuille2.A3:Feuille2.A3 Feuille2.A4:Feuille2.A4 Feuille2.A5:Feuille2.A5 Feuille2.A6:Feuille2.A6 Feuille2.A7:Feuille2.A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2.92mm" svg:height="92.57mm" svg:x="159.58mm" svg:y="86.8mm">
            <loext:p draw:notify-on-update-of-ranges="Feuille2.A10:Feuille2.A10 Feuille2.A11:Feuille2.A11 Feuille2.A12:Feuille2.A12 Feuille2.A13:Feuille2.A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8.8mm" svg:height="85.79mm" svg:x="159.58mm" svg:y="244.84mm">
            <loext:p draw:notify-on-update-of-ranges="Feuille2.A10:Feuille2.A10 Feuille2.C10:Feuille2.S10 Feuille2.A11:Feuille2.A11 Feuille2.C11:Feuille2.S11 Feuille2.A12:Feuille2.A12 Feuille2.C12:Feuille2.S12 Feuille2.A13:Feuille2.A13 Feuille2.C13:Feuille2.S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28.03mm" svg:height="86.04mm" svg:x="0mm" svg:y="247.35mm">
            <loext:p draw:notify-on-update-of-ranges="Feuille2.A1:Feuille2.A1 Feuille2.C1:Feuille2.S1 Feuille2.A2:Feuille2.A2 Feuille2.C2:Feuille2.S2 Feuille2.A3:Feuille2.A3 Feuille2.C3:Feuille2.S3 Feuille2.A4:Feuille2.A4 Feuille2.C4:Feuille2.S4 Feuille2.A5:Feuille2.A5 Feuille2.C5:Feuille2.S5 Feuille2.A6:Feuille2.A6 Feuille2.C6:Feuille2.S6 Feuille2.A7:Feuille2.A7 Feuille2.C7:Feuille2.S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number-columns-repeated="19" table:default-cell-style-name="Default"/>
        <table:table-row table:style-name="ro1">
          <table:table-cell table:formula="of:=[synchbench_epcc_17_08_20.A1]" office:value-type="string" office:string-value="OMP n thread" calcext:value-type="string">
            <text:p>OMP n thread</text:p>
          </table:table-cell>
          <table:table-cell table:formula="of:=[synchbench_epcc_17_08_20.B1]" office:value-type="float" office:value="1" calcext:value-type="float">
            <text:p>1</text:p>
          </table:table-cell>
          <table:table-cell table:formula="of:=[synchbench_epcc_17_08_20.C1]" office:value-type="float" office:value="2" calcext:value-type="float">
            <text:p>2</text:p>
          </table:table-cell>
          <table:table-cell table:formula="of:=[synchbench_epcc_17_08_20.D1]" office:value-type="float" office:value="3" calcext:value-type="float">
            <text:p>3</text:p>
          </table:table-cell>
          <table:table-cell table:formula="of:=[synchbench_epcc_17_08_20.E1]" office:value-type="float" office:value="4" calcext:value-type="float">
            <text:p>4</text:p>
          </table:table-cell>
          <table:table-cell table:formula="of:=[synchbench_epcc_17_08_20.F1]" office:value-type="float" office:value="5" calcext:value-type="float">
            <text:p>5</text:p>
          </table:table-cell>
          <table:table-cell table:formula="of:=[synchbench_epcc_17_08_20.G1]" office:value-type="float" office:value="6" calcext:value-type="float">
            <text:p>6</text:p>
          </table:table-cell>
          <table:table-cell table:formula="of:=[synchbench_epcc_17_08_20.H1]" office:value-type="float" office:value="7" calcext:value-type="float">
            <text:p>7</text:p>
          </table:table-cell>
          <table:table-cell table:formula="of:=[synchbench_epcc_17_08_20.I1]" office:value-type="float" office:value="8" calcext:value-type="float">
            <text:p>8</text:p>
          </table:table-cell>
          <table:table-cell table:formula="of:=[synchbench_epcc_17_08_20.J1]" office:value-type="float" office:value="9" calcext:value-type="float">
            <text:p>9</text:p>
          </table:table-cell>
          <table:table-cell table:formula="of:=[synchbench_epcc_17_08_20.K1]" office:value-type="float" office:value="10" calcext:value-type="float">
            <text:p>10</text:p>
          </table:table-cell>
          <table:table-cell table:formula="of:=[synchbench_epcc_17_08_20.L1]" office:value-type="float" office:value="11" calcext:value-type="float">
            <text:p>11</text:p>
          </table:table-cell>
          <table:table-cell table:formula="of:=[synchbench_epcc_17_08_20.M1]" office:value-type="float" office:value="12" calcext:value-type="float">
            <text:p>12</text:p>
          </table:table-cell>
          <table:table-cell table:formula="of:=[synchbench_epcc_17_08_20.N1]" office:value-type="float" office:value="13" calcext:value-type="float">
            <text:p>13</text:p>
          </table:table-cell>
          <table:table-cell table:formula="of:=[synchbench_epcc_17_08_20.O1]" office:value-type="float" office:value="14" calcext:value-type="float">
            <text:p>14</text:p>
          </table:table-cell>
          <table:table-cell table:formula="of:=[synchbench_epcc_17_08_20.P1]" office:value-type="float" office:value="15" calcext:value-type="float">
            <text:p>15</text:p>
          </table:table-cell>
          <table:table-cell table:formula="of:=[synchbench_epcc_17_08_20.Q1]" office:value-type="float" office:value="16" calcext:value-type="float">
            <text:p>16</text:p>
          </table:table-cell>
          <table:table-cell table:formula="of:=[synchbench_epcc_17_08_20.R1]" office:value-type="float" office:value="17" calcext:value-type="float">
            <text:p>17</text:p>
          </table:table-cell>
          <table:table-cell table:formula="of:=[synchbench_epcc_17_08_20.S1]" office:value-type="float" office:value="18" calcext:value-type="float">
            <text:p>18</text:p>
          </table:table-cell>
        </table:table-row>
        <table:table-row table:style-name="ro1">
          <table:table-cell table:formula="of:=[synchbench_epcc_17_08_20.A2]" office:value-type="string" office:string-value="BARRIER overhead" calcext:value-type="string">
            <text:p>BARRIER overhead</text:p>
          </table:table-cell>
          <table:table-cell table:formula="of:=[synchbench_epcc_17_08_20.B$2]/[synchbench_epcc_17_08_20.B2]" office:value-type="float" office:value="1" calcext:value-type="float">
            <text:p>1</text:p>
          </table:table-cell>
          <table:table-cell table:formula="of:=[synchbench_epcc_17_08_20.C$2]/[synchbench_epcc_17_08_20.C2]" office:value-type="float" office:value="1" calcext:value-type="float">
            <text:p>1</text:p>
          </table:table-cell>
          <table:table-cell table:formula="of:=[synchbench_epcc_17_08_20.D$2]/[synchbench_epcc_17_08_20.D2]" office:value-type="float" office:value="1" calcext:value-type="float">
            <text:p>1</text:p>
          </table:table-cell>
          <table:table-cell table:formula="of:=[synchbench_epcc_17_08_20.E$2]/[synchbench_epcc_17_08_20.E2]" office:value-type="float" office:value="1" calcext:value-type="float">
            <text:p>1</text:p>
          </table:table-cell>
          <table:table-cell table:formula="of:=[synchbench_epcc_17_08_20.F$2]/[synchbench_epcc_17_08_20.F2]" office:value-type="float" office:value="1" calcext:value-type="float">
            <text:p>1</text:p>
          </table:table-cell>
          <table:table-cell table:formula="of:=[synchbench_epcc_17_08_20.G$2]/[synchbench_epcc_17_08_20.G2]" office:value-type="float" office:value="1" calcext:value-type="float">
            <text:p>1</text:p>
          </table:table-cell>
          <table:table-cell table:formula="of:=[synchbench_epcc_17_08_20.H$2]/[synchbench_epcc_17_08_20.H2]" office:value-type="float" office:value="1" calcext:value-type="float">
            <text:p>1</text:p>
          </table:table-cell>
          <table:table-cell table:formula="of:=[synchbench_epcc_17_08_20.I$2]/[synchbench_epcc_17_08_20.I2]" office:value-type="float" office:value="1" calcext:value-type="float">
            <text:p>1</text:p>
          </table:table-cell>
          <table:table-cell table:formula="of:=[synchbench_epcc_17_08_20.J$2]/[synchbench_epcc_17_08_20.J2]" office:value-type="float" office:value="1" calcext:value-type="float">
            <text:p>1</text:p>
          </table:table-cell>
          <table:table-cell table:formula="of:=[synchbench_epcc_17_08_20.K$2]/[synchbench_epcc_17_08_20.K2]" office:value-type="float" office:value="1" calcext:value-type="float">
            <text:p>1</text:p>
          </table:table-cell>
          <table:table-cell table:formula="of:=[synchbench_epcc_17_08_20.L$2]/[synchbench_epcc_17_08_20.L2]" office:value-type="float" office:value="1" calcext:value-type="float">
            <text:p>1</text:p>
          </table:table-cell>
          <table:table-cell table:formula="of:=[synchbench_epcc_17_08_20.M$2]/[synchbench_epcc_17_08_20.M2]" office:value-type="float" office:value="1" calcext:value-type="float">
            <text:p>1</text:p>
          </table:table-cell>
          <table:table-cell table:formula="of:=[synchbench_epcc_17_08_20.N$2]/[synchbench_epcc_17_08_20.N2]" office:value-type="float" office:value="1" calcext:value-type="float">
            <text:p>1</text:p>
          </table:table-cell>
          <table:table-cell table:formula="of:=[synchbench_epcc_17_08_20.O$2]/[synchbench_epcc_17_08_20.O2]" office:value-type="float" office:value="1" calcext:value-type="float">
            <text:p>1</text:p>
          </table:table-cell>
          <table:table-cell table:formula="of:=[synchbench_epcc_17_08_20.P$2]/[synchbench_epcc_17_08_20.P2]" office:value-type="float" office:value="1" calcext:value-type="float">
            <text:p>1</text:p>
          </table:table-cell>
          <table:table-cell table:formula="of:=[synchbench_epcc_17_08_20.Q$2]/[synchbench_epcc_17_08_20.Q2]" office:value-type="float" office:value="1" calcext:value-type="float">
            <text:p>1</text:p>
          </table:table-cell>
          <table:table-cell table:formula="of:=[synchbench_epcc_17_08_20.R$2]/[synchbench_epcc_17_08_20.R2]" office:value-type="float" office:value="1" calcext:value-type="float">
            <text:p>1</text:p>
          </table:table-cell>
          <table:table-cell table:formula="of:=[synchbench_epcc_17_08_20.S$2]/[synchbench_epcc_17_08_20.S2]" office:value-type="float" office:value="1" calcext:value-type="float">
            <text:p>1</text:p>
          </table:table-cell>
        </table:table-row>
        <table:table-row table:style-name="ro1">
          <table:table-cell table:formula="of:=[synchbench_epcc_17_08_20.A3]" office:value-type="string" office:string-value="CENTRALIZED BARRIER overhead" calcext:value-type="string">
            <text:p>CENTRALIZED BARRIER overhead</text:p>
          </table:table-cell>
          <table:table-cell table:formula="of:=[synchbench_epcc_17_08_20.B$2]/[synchbench_epcc_17_08_20.B3]" office:value-type="float" office:value="84.6803571428571" calcext:value-type="float">
            <text:p>84,6803571428571</text:p>
          </table:table-cell>
          <table:table-cell table:formula="of:=[synchbench_epcc_17_08_20.C$2]/[synchbench_epcc_17_08_20.C3]" office:value-type="float" office:value="3.60976797014441" calcext:value-type="float">
            <text:p>3,60976797014441</text:p>
          </table:table-cell>
          <table:table-cell table:formula="of:=[synchbench_epcc_17_08_20.D$2]/[synchbench_epcc_17_08_20.D3]" office:value-type="float" office:value="3.60308440052685" calcext:value-type="float">
            <text:p>3,60308440052685</text:p>
          </table:table-cell>
          <table:table-cell table:formula="of:=[synchbench_epcc_17_08_20.E$2]/[synchbench_epcc_17_08_20.E3]" office:value-type="float" office:value="2.24969229412464" calcext:value-type="float">
            <text:p>2,24969229412464</text:p>
          </table:table-cell>
          <table:table-cell table:formula="of:=[synchbench_epcc_17_08_20.F$2]/[synchbench_epcc_17_08_20.F3]" office:value-type="float" office:value="1.96650037762849" calcext:value-type="float">
            <text:p>1,96650037762849</text:p>
          </table:table-cell>
          <table:table-cell table:formula="of:=[synchbench_epcc_17_08_20.G$2]/[synchbench_epcc_17_08_20.G3]" office:value-type="float" office:value="1.48265191850527" calcext:value-type="float">
            <text:p>1,48265191850527</text:p>
          </table:table-cell>
          <table:table-cell table:formula="of:=[synchbench_epcc_17_08_20.H$2]/[synchbench_epcc_17_08_20.H3]" office:value-type="float" office:value="1.52376980628316" calcext:value-type="float">
            <text:p>1,52376980628316</text:p>
          </table:table-cell>
          <table:table-cell table:formula="of:=[synchbench_epcc_17_08_20.I$2]/[synchbench_epcc_17_08_20.I3]" office:value-type="float" office:value="1.84609566884323" calcext:value-type="float">
            <text:p>1,84609566884323</text:p>
          </table:table-cell>
          <table:table-cell table:formula="of:=[synchbench_epcc_17_08_20.J$2]/[synchbench_epcc_17_08_20.J3]" office:value-type="float" office:value="1.96644217027491" calcext:value-type="float">
            <text:p>1,96644217027491</text:p>
          </table:table-cell>
          <table:table-cell table:formula="of:=[synchbench_epcc_17_08_20.K$2]/[synchbench_epcc_17_08_20.K3]" office:value-type="float" office:value="1.90487862368569" calcext:value-type="float">
            <text:p>1,90487862368569</text:p>
          </table:table-cell>
          <table:table-cell table:formula="of:=[synchbench_epcc_17_08_20.L$2]/[synchbench_epcc_17_08_20.L3]" office:value-type="float" office:value="1.98826810188585" calcext:value-type="float">
            <text:p>1,98826810188585</text:p>
          </table:table-cell>
          <table:table-cell table:formula="of:=[synchbench_epcc_17_08_20.M$2]/[synchbench_epcc_17_08_20.M3]" office:value-type="float" office:value="2.01162008715065" calcext:value-type="float">
            <text:p>2,01162008715065</text:p>
          </table:table-cell>
          <table:table-cell table:formula="of:=[synchbench_epcc_17_08_20.N$2]/[synchbench_epcc_17_08_20.N3]" office:value-type="float" office:value="2.08742957201225" calcext:value-type="float">
            <text:p>2,08742957201225</text:p>
          </table:table-cell>
          <table:table-cell table:formula="of:=[synchbench_epcc_17_08_20.O$2]/[synchbench_epcc_17_08_20.O3]" office:value-type="float" office:value="2.07304081475044" calcext:value-type="float">
            <text:p>2,07304081475044</text:p>
          </table:table-cell>
          <table:table-cell table:formula="of:=[synchbench_epcc_17_08_20.P$2]/[synchbench_epcc_17_08_20.P3]" office:value-type="float" office:value="2.14524734540719" calcext:value-type="float">
            <text:p>2,14524734540719</text:p>
          </table:table-cell>
          <table:table-cell table:formula="of:=[synchbench_epcc_17_08_20.Q$2]/[synchbench_epcc_17_08_20.Q3]" office:value-type="float" office:value="2.16596918220388" calcext:value-type="float">
            <text:p>2,16596918220388</text:p>
          </table:table-cell>
          <table:table-cell table:formula="of:=[synchbench_epcc_17_08_20.R$2]/[synchbench_epcc_17_08_20.R3]" office:value-type="float" office:value="2.21156543775943" calcext:value-type="float">
            <text:p>2,21156543775943</text:p>
          </table:table-cell>
          <table:table-cell table:formula="of:=[synchbench_epcc_17_08_20.S$2]/[synchbench_epcc_17_08_20.S3]" office:value-type="float" office:value="2.25296754385965" calcext:value-type="float">
            <text:p>2,25296754385965</text:p>
          </table:table-cell>
        </table:table-row>
        <table:table-row table:style-name="ro1">
          <table:table-cell table:formula="of:=[synchbench_epcc_17_08_20.A4]" office:value-type="string" office:string-value="COMBINING TREE BARRIER overhead" calcext:value-type="string">
            <text:p>COMBINING TREE BARRIER overhead</text:p>
          </table:table-cell>
          <table:table-cell table:formula="of:=[synchbench_epcc_17_08_20.B$2]/[synchbench_epcc_17_08_20.B4]" office:value-type="float" office:value="49.3688245315162" calcext:value-type="float">
            <text:p>49,3688245315162</text:p>
          </table:table-cell>
          <table:table-cell table:formula="of:=[synchbench_epcc_17_08_20.C$2]/[synchbench_epcc_17_08_20.C4]" office:value-type="float" office:value="4.03215282560626" calcext:value-type="float">
            <text:p>4,03215282560626</text:p>
          </table:table-cell>
          <table:table-cell table:formula="of:=[synchbench_epcc_17_08_20.D$2]/[synchbench_epcc_17_08_20.D4]" office:value-type="float" office:value="2.56706449381672" calcext:value-type="float">
            <text:p>2,56706449381672</text:p>
          </table:table-cell>
          <table:table-cell table:formula="of:=[synchbench_epcc_17_08_20.E$2]/[synchbench_epcc_17_08_20.E4]" office:value-type="float" office:value="1.92884546473669" calcext:value-type="float">
            <text:p>1,92884546473669</text:p>
          </table:table-cell>
          <table:table-cell table:formula="of:=[synchbench_epcc_17_08_20.F$2]/[synchbench_epcc_17_08_20.F4]" office:value-type="float" office:value="1.56577298922576" calcext:value-type="float">
            <text:p>1,56577298922576</text:p>
          </table:table-cell>
          <table:table-cell table:formula="of:=[synchbench_epcc_17_08_20.G$2]/[synchbench_epcc_17_08_20.G4]" office:value-type="float" office:value="1.37100319744205" calcext:value-type="float">
            <text:p>1,37100319744205</text:p>
          </table:table-cell>
          <table:table-cell table:formula="of:=[synchbench_epcc_17_08_20.H$2]/[synchbench_epcc_17_08_20.H4]" office:value-type="float" office:value="1.40870108182068" calcext:value-type="float">
            <text:p>1,40870108182068</text:p>
          </table:table-cell>
          <table:table-cell table:formula="of:=[synchbench_epcc_17_08_20.I$2]/[synchbench_epcc_17_08_20.I4]" office:value-type="float" office:value="1.92203792854776" calcext:value-type="float">
            <text:p>1,92203792854776</text:p>
          </table:table-cell>
          <table:table-cell table:formula="of:=[synchbench_epcc_17_08_20.J$2]/[synchbench_epcc_17_08_20.J4]" office:value-type="float" office:value="1.98726016047061" calcext:value-type="float">
            <text:p>1,98726016047061</text:p>
          </table:table-cell>
          <table:table-cell table:formula="of:=[synchbench_epcc_17_08_20.K$2]/[synchbench_epcc_17_08_20.K4]" office:value-type="float" office:value="2.12646407855272" calcext:value-type="float">
            <text:p>2,12646407855272</text:p>
          </table:table-cell>
          <table:table-cell table:formula="of:=[synchbench_epcc_17_08_20.L$2]/[synchbench_epcc_17_08_20.L4]" office:value-type="float" office:value="2.27029515824165" calcext:value-type="float">
            <text:p>2,27029515824165</text:p>
          </table:table-cell>
          <table:table-cell table:formula="of:=[synchbench_epcc_17_08_20.M$2]/[synchbench_epcc_17_08_20.M4]" office:value-type="float" office:value="2.46992411964049" calcext:value-type="float">
            <text:p>2,46992411964049</text:p>
          </table:table-cell>
          <table:table-cell table:formula="of:=[synchbench_epcc_17_08_20.N$2]/[synchbench_epcc_17_08_20.N4]" office:value-type="float" office:value="2.52598972259659" calcext:value-type="float">
            <text:p>2,52598972259659</text:p>
          </table:table-cell>
          <table:table-cell table:formula="of:=[synchbench_epcc_17_08_20.O$2]/[synchbench_epcc_17_08_20.O4]" office:value-type="float" office:value="2.65220132175326" calcext:value-type="float">
            <text:p>2,65220132175326</text:p>
          </table:table-cell>
          <table:table-cell table:formula="of:=[synchbench_epcc_17_08_20.P$2]/[synchbench_epcc_17_08_20.P4]" office:value-type="float" office:value="2.8265465161035" calcext:value-type="float">
            <text:p>2,8265465161035</text:p>
          </table:table-cell>
          <table:table-cell table:formula="of:=[synchbench_epcc_17_08_20.Q$2]/[synchbench_epcc_17_08_20.Q4]" office:value-type="float" office:value="2.93019802819141" calcext:value-type="float">
            <text:p>2,93019802819141</text:p>
          </table:table-cell>
          <table:table-cell table:formula="of:=[synchbench_epcc_17_08_20.R$2]/[synchbench_epcc_17_08_20.R4]" office:value-type="float" office:value="2.87808954375006" calcext:value-type="float">
            <text:p>2,87808954375006</text:p>
          </table:table-cell>
          <table:table-cell table:formula="of:=[synchbench_epcc_17_08_20.S$2]/[synchbench_epcc_17_08_20.S4]" office:value-type="float" office:value="3.06367875295378" calcext:value-type="float">
            <text:p>3,06367875295378</text:p>
          </table:table-cell>
        </table:table-row>
        <table:table-row table:style-name="ro1">
          <table:table-cell table:formula="of:=[synchbench_epcc_17_08_20.A5]" office:value-type="string" office:string-value="DISSEMINATION BARRIER overhead" calcext:value-type="string">
            <text:p>DISSEMINATION BARRIER overhead</text:p>
          </table:table-cell>
          <table:table-cell table:formula="of:=[synchbench_epcc_17_08_20.B$2]/[synchbench_epcc_17_08_20.B5]" office:value-type="float" office:value="123.375354777673" calcext:value-type="float">
            <text:p>123,375354777673</text:p>
          </table:table-cell>
          <table:table-cell table:formula="of:=[synchbench_epcc_17_08_20.C$2]/[synchbench_epcc_17_08_20.C5]" office:value-type="float" office:value="5.11994955306594" calcext:value-type="float">
            <text:p>5,11994955306594</text:p>
          </table:table-cell>
          <table:table-cell table:formula="of:=[synchbench_epcc_17_08_20.D$2]/[synchbench_epcc_17_08_20.D5]" office:value-type="float" office:value="2.59216584736526" calcext:value-type="float">
            <text:p>2,59216584736526</text:p>
          </table:table-cell>
          <table:table-cell table:formula="of:=[synchbench_epcc_17_08_20.E$2]/[synchbench_epcc_17_08_20.E5]" office:value-type="float" office:value="2.66859211687331" calcext:value-type="float">
            <text:p>2,66859211687331</text:p>
          </table:table-cell>
          <table:table-cell table:formula="of:=[synchbench_epcc_17_08_20.F$2]/[synchbench_epcc_17_08_20.F5]" office:value-type="float" office:value="1.81206179241971" calcext:value-type="float">
            <text:p>1,81206179241971</text:p>
          </table:table-cell>
          <table:table-cell table:formula="of:=[synchbench_epcc_17_08_20.G$2]/[synchbench_epcc_17_08_20.G5]" office:value-type="float" office:value="1.82147975392748" calcext:value-type="float">
            <text:p>1,82147975392748</text:p>
          </table:table-cell>
          <table:table-cell table:formula="of:=[synchbench_epcc_17_08_20.H$2]/[synchbench_epcc_17_08_20.H5]" office:value-type="float" office:value="1.93178592157967" calcext:value-type="float">
            <text:p>1,93178592157967</text:p>
          </table:table-cell>
          <table:table-cell table:formula="of:=[synchbench_epcc_17_08_20.I$2]/[synchbench_epcc_17_08_20.I5]" office:value-type="float" office:value="3.0006694255112" calcext:value-type="float">
            <text:p>3,0006694255112</text:p>
          </table:table-cell>
          <table:table-cell table:formula="of:=[synchbench_epcc_17_08_20.J$2]/[synchbench_epcc_17_08_20.J5]" office:value-type="float" office:value="2.40514214785591" calcext:value-type="float">
            <text:p>2,40514214785591</text:p>
          </table:table-cell>
          <table:table-cell table:formula="of:=[synchbench_epcc_17_08_20.K$2]/[synchbench_epcc_17_08_20.K5]" office:value-type="float" office:value="2.68260364427842" calcext:value-type="float">
            <text:p>2,68260364427842</text:p>
          </table:table-cell>
          <table:table-cell table:formula="of:=[synchbench_epcc_17_08_20.L$2]/[synchbench_epcc_17_08_20.L5]" office:value-type="float" office:value="2.95488475173577" calcext:value-type="float">
            <text:p>2,95488475173577</text:p>
          </table:table-cell>
          <table:table-cell table:formula="of:=[synchbench_epcc_17_08_20.M$2]/[synchbench_epcc_17_08_20.M5]" office:value-type="float" office:value="3.33659677429387" calcext:value-type="float">
            <text:p>3,33659677429387</text:p>
          </table:table-cell>
          <table:table-cell table:formula="of:=[synchbench_epcc_17_08_20.N$2]/[synchbench_epcc_17_08_20.N5]" office:value-type="float" office:value="3.53758698026328" calcext:value-type="float">
            <text:p>3,53758698026328</text:p>
          </table:table-cell>
          <table:table-cell table:formula="of:=[synchbench_epcc_17_08_20.O$2]/[synchbench_epcc_17_08_20.O5]" office:value-type="float" office:value="3.79850001096192" calcext:value-type="float">
            <text:p>3,79850001096192</text:p>
          </table:table-cell>
          <table:table-cell table:formula="of:=[synchbench_epcc_17_08_20.P$2]/[synchbench_epcc_17_08_20.P5]" office:value-type="float" office:value="3.9361574030386" calcext:value-type="float">
            <text:p>3,9361574030386</text:p>
          </table:table-cell>
          <table:table-cell table:formula="of:=[synchbench_epcc_17_08_20.Q$2]/[synchbench_epcc_17_08_20.Q5]" office:value-type="float" office:value="4.36832787242064" calcext:value-type="float">
            <text:p>4,36832787242064</text:p>
          </table:table-cell>
          <table:table-cell table:formula="of:=[synchbench_epcc_17_08_20.R$2]/[synchbench_epcc_17_08_20.R5]" office:value-type="float" office:value="3.75789609486484" calcext:value-type="float">
            <text:p>3,75789609486484</text:p>
          </table:table-cell>
          <table:table-cell table:formula="of:=[synchbench_epcc_17_08_20.S$2]/[synchbench_epcc_17_08_20.S5]" office:value-type="float" office:value="4.01099266635017" calcext:value-type="float">
            <text:p>4,01099266635017</text:p>
          </table:table-cell>
        </table:table-row>
        <table:table-row table:style-name="ro1">
          <table:table-cell table:formula="of:=[synchbench_epcc_17_08_20.A6]" office:value-type="string" office:string-value="LINEAR CENTRALIZED BARRIER overhead" calcext:value-type="string">
            <text:p>LINEAR CENTRALIZED BARRIER overhead</text:p>
          </table:table-cell>
          <table:table-cell table:formula="of:=[synchbench_epcc_17_08_20.B$2]/[synchbench_epcc_17_08_20.B6]" office:value-type="float" office:value="279.995169082126" calcext:value-type="float">
            <text:p>279,995169082126</text:p>
          </table:table-cell>
          <table:table-cell table:formula="of:=[synchbench_epcc_17_08_20.C$2]/[synchbench_epcc_17_08_20.C6]" office:value-type="float" office:value="2.70273882069374" calcext:value-type="float">
            <text:p>2,70273882069374</text:p>
          </table:table-cell>
          <table:table-cell table:formula="of:=[synchbench_epcc_17_08_20.D$2]/[synchbench_epcc_17_08_20.D6]" office:value-type="float" office:value="2.18532589739455" calcext:value-type="float">
            <text:p>2,18532589739455</text:p>
          </table:table-cell>
          <table:table-cell table:formula="of:=[synchbench_epcc_17_08_20.E$2]/[synchbench_epcc_17_08_20.E6]" office:value-type="float" office:value="1.92805949255193" calcext:value-type="float">
            <text:p>1,92805949255193</text:p>
          </table:table-cell>
          <table:table-cell table:formula="of:=[synchbench_epcc_17_08_20.F$2]/[synchbench_epcc_17_08_20.F6]" office:value-type="float" office:value="1.82856623626238" calcext:value-type="float">
            <text:p>1,82856623626238</text:p>
          </table:table-cell>
          <table:table-cell table:formula="of:=[synchbench_epcc_17_08_20.G$2]/[synchbench_epcc_17_08_20.G6]" office:value-type="float" office:value="1.62897885946332" calcext:value-type="float">
            <text:p>1,62897885946332</text:p>
          </table:table-cell>
          <table:table-cell table:formula="of:=[synchbench_epcc_17_08_20.H$2]/[synchbench_epcc_17_08_20.H6]" office:value-type="float" office:value="1.6893163875027" calcext:value-type="float">
            <text:p>1,6893163875027</text:p>
          </table:table-cell>
          <table:table-cell table:formula="of:=[synchbench_epcc_17_08_20.I$2]/[synchbench_epcc_17_08_20.I6]" office:value-type="float" office:value="2.4593369212276" calcext:value-type="float">
            <text:p>2,4593369212276</text:p>
          </table:table-cell>
          <table:table-cell table:formula="of:=[synchbench_epcc_17_08_20.J$2]/[synchbench_epcc_17_08_20.J6]" office:value-type="float" office:value="2.68751977579894" calcext:value-type="float">
            <text:p>2,68751977579894</text:p>
          </table:table-cell>
          <table:table-cell table:formula="of:=[synchbench_epcc_17_08_20.K$2]/[synchbench_epcc_17_08_20.K6]" office:value-type="float" office:value="2.84081918704252" calcext:value-type="float">
            <text:p>2,84081918704252</text:p>
          </table:table-cell>
          <table:table-cell table:formula="of:=[synchbench_epcc_17_08_20.L$2]/[synchbench_epcc_17_08_20.L6]" office:value-type="float" office:value="2.98713776472164" calcext:value-type="float">
            <text:p>2,98713776472164</text:p>
          </table:table-cell>
          <table:table-cell table:formula="of:=[synchbench_epcc_17_08_20.M$2]/[synchbench_epcc_17_08_20.M6]" office:value-type="float" office:value="3.30091256484256" calcext:value-type="float">
            <text:p>3,30091256484256</text:p>
          </table:table-cell>
          <table:table-cell table:formula="of:=[synchbench_epcc_17_08_20.N$2]/[synchbench_epcc_17_08_20.N6]" office:value-type="float" office:value="3.35439153945542" calcext:value-type="float">
            <text:p>3,35439153945542</text:p>
          </table:table-cell>
          <table:table-cell table:formula="of:=[synchbench_epcc_17_08_20.O$2]/[synchbench_epcc_17_08_20.O6]" office:value-type="float" office:value="3.22919451772556" calcext:value-type="float">
            <text:p>3,22919451772556</text:p>
          </table:table-cell>
          <table:table-cell table:formula="of:=[synchbench_epcc_17_08_20.P$2]/[synchbench_epcc_17_08_20.P6]" office:value-type="float" office:value="3.7129792165897" calcext:value-type="float">
            <text:p>3,7129792165897</text:p>
          </table:table-cell>
          <table:table-cell table:formula="of:=[synchbench_epcc_17_08_20.Q$2]/[synchbench_epcc_17_08_20.Q6]" office:value-type="float" office:value="3.6283108560729" calcext:value-type="float">
            <text:p>3,6283108560729</text:p>
          </table:table-cell>
          <table:table-cell table:formula="of:=[synchbench_epcc_17_08_20.R$2]/[synchbench_epcc_17_08_20.R6]" office:value-type="float" office:value="3.63924817276912" calcext:value-type="float">
            <text:p>3,63924817276912</text:p>
          </table:table-cell>
          <table:table-cell table:formula="of:=[synchbench_epcc_17_08_20.S$2]/[synchbench_epcc_17_08_20.S6]" office:value-type="float" office:value="3.64805366725281" calcext:value-type="float">
            <text:p>3,64805366725281</text:p>
          </table:table-cell>
        </table:table-row>
        <table:table-row table:style-name="ro1">
          <table:table-cell table:formula="of:=[synchbench_epcc_17_08_20.A7]" office:value-type="string" office:string-value="HYBRID BARRIER overhead" calcext:value-type="string">
            <text:p>HYBRID BARRIER overhead</text:p>
          </table:table-cell>
          <table:table-cell table:formula="of:=[synchbench_epcc_17_08_20.B$2]/[synchbench_epcc_17_08_20.B7]" office:value-type="float" office:value="108.35708350644" calcext:value-type="float">
            <text:p>108,35708350644</text:p>
          </table:table-cell>
          <table:table-cell table:formula="of:=[synchbench_epcc_17_08_20.C$2]/[synchbench_epcc_17_08_20.C7]" office:value-type="float" office:value="5.23808851091082" calcext:value-type="float">
            <text:p>5,23808851091082</text:p>
          </table:table-cell>
          <table:table-cell table:formula="of:=[synchbench_epcc_17_08_20.D$2]/[synchbench_epcc_17_08_20.D7]" office:value-type="float" office:value="2.39118837153949" calcext:value-type="float">
            <text:p>2,39118837153949</text:p>
          </table:table-cell>
          <table:table-cell table:formula="of:=[synchbench_epcc_17_08_20.E$2]/[synchbench_epcc_17_08_20.E7]" office:value-type="float" office:value="2.59683894182892" calcext:value-type="float">
            <text:p>2,59683894182892</text:p>
          </table:table-cell>
          <table:table-cell table:formula="of:=[synchbench_epcc_17_08_20.F$2]/[synchbench_epcc_17_08_20.F7]" office:value-type="float" office:value="1.77501868739722" calcext:value-type="float">
            <text:p>1,77501868739722</text:p>
          </table:table-cell>
          <table:table-cell table:formula="of:=[synchbench_epcc_17_08_20.G$2]/[synchbench_epcc_17_08_20.G7]" office:value-type="float" office:value="1.65105289066346" calcext:value-type="float">
            <text:p>1,65105289066346</text:p>
          </table:table-cell>
          <table:table-cell table:formula="of:=[synchbench_epcc_17_08_20.H$2]/[synchbench_epcc_17_08_20.H7]" office:value-type="float" office:value="1.47193960770405" calcext:value-type="float">
            <text:p>1,47193960770405</text:p>
          </table:table-cell>
          <table:table-cell table:formula="of:=[synchbench_epcc_17_08_20.I$2]/[synchbench_epcc_17_08_20.I7]" office:value-type="float" office:value="2.87536228503449" calcext:value-type="float">
            <text:p>2,87536228503449</text:p>
          </table:table-cell>
          <table:table-cell table:formula="of:=[synchbench_epcc_17_08_20.J$2]/[synchbench_epcc_17_08_20.J7]" office:value-type="float" office:value="2.66268167011583" calcext:value-type="float">
            <text:p>2,66268167011583</text:p>
          </table:table-cell>
          <table:table-cell table:formula="of:=[synchbench_epcc_17_08_20.K$2]/[synchbench_epcc_17_08_20.K7]" office:value-type="float" office:value="2.93976405689526" calcext:value-type="float">
            <text:p>2,93976405689526</text:p>
          </table:table-cell>
          <table:table-cell table:formula="of:=[synchbench_epcc_17_08_20.L$2]/[synchbench_epcc_17_08_20.L7]" office:value-type="float" office:value="2.86359662797024" calcext:value-type="float">
            <text:p>2,86359662797024</text:p>
          </table:table-cell>
          <table:table-cell table:formula="of:=[synchbench_epcc_17_08_20.M$2]/[synchbench_epcc_17_08_20.M7]" office:value-type="float" office:value="3.17375458525618" calcext:value-type="float">
            <text:p>3,17375458525618</text:p>
          </table:table-cell>
          <table:table-cell table:formula="of:=[synchbench_epcc_17_08_20.N$2]/[synchbench_epcc_17_08_20.N7]" office:value-type="float" office:value="3.14219524659094" calcext:value-type="float">
            <text:p>3,14219524659094</text:p>
          </table:table-cell>
          <table:table-cell table:formula="of:=[synchbench_epcc_17_08_20.O$2]/[synchbench_epcc_17_08_20.O7]" office:value-type="float" office:value="3.29941554484516" calcext:value-type="float">
            <text:p>3,29941554484516</text:p>
          </table:table-cell>
          <table:table-cell table:formula="of:=[synchbench_epcc_17_08_20.P$2]/[synchbench_epcc_17_08_20.P7]" office:value-type="float" office:value="3.43924110124422" calcext:value-type="float">
            <text:p>3,43924110124422</text:p>
          </table:table-cell>
          <table:table-cell table:formula="of:=[synchbench_epcc_17_08_20.Q$2]/[synchbench_epcc_17_08_20.Q7]" office:value-type="float" office:value="4.266678688369" calcext:value-type="float">
            <text:p>4,266678688369</text:p>
          </table:table-cell>
          <table:table-cell table:formula="of:=[synchbench_epcc_17_08_20.R$2]/[synchbench_epcc_17_08_20.R7]" office:value-type="float" office:value="4.00180109238347" calcext:value-type="float">
            <text:p>4,00180109238347</text:p>
          </table:table-cell>
          <table:table-cell table:formula="of:=[synchbench_epcc_17_08_20.S$2]/[synchbench_epcc_17_08_20.S7]" office:value-type="float" office:value="4.25968776898952" calcext:value-type="float">
            <text:p>4,25968776898952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formula="of:=[synchbench_epcc_17_08_20.A10]" office:value-type="string" office:string-value="OMP n thread" calcext:value-type="string">
            <text:p>OMP n thread</text:p>
          </table:table-cell>
          <table:table-cell table:formula="of:=[synchbench_epcc_17_08_20.B10]" office:value-type="float" office:value="1" calcext:value-type="float">
            <text:p>1</text:p>
          </table:table-cell>
          <table:table-cell table:formula="of:=[synchbench_epcc_17_08_20.C10]" office:value-type="float" office:value="2" calcext:value-type="float">
            <text:p>2</text:p>
          </table:table-cell>
          <table:table-cell table:formula="of:=[synchbench_epcc_17_08_20.D10]" office:value-type="float" office:value="3" calcext:value-type="float">
            <text:p>3</text:p>
          </table:table-cell>
          <table:table-cell table:formula="of:=[synchbench_epcc_17_08_20.E10]" office:value-type="float" office:value="4" calcext:value-type="float">
            <text:p>4</text:p>
          </table:table-cell>
          <table:table-cell table:formula="of:=[synchbench_epcc_17_08_20.F10]" office:value-type="float" office:value="5" calcext:value-type="float">
            <text:p>5</text:p>
          </table:table-cell>
          <table:table-cell table:formula="of:=[synchbench_epcc_17_08_20.G10]" office:value-type="float" office:value="6" calcext:value-type="float">
            <text:p>6</text:p>
          </table:table-cell>
          <table:table-cell table:formula="of:=[synchbench_epcc_17_08_20.H10]" office:value-type="float" office:value="7" calcext:value-type="float">
            <text:p>7</text:p>
          </table:table-cell>
          <table:table-cell table:formula="of:=[synchbench_epcc_17_08_20.I10]" office:value-type="float" office:value="8" calcext:value-type="float">
            <text:p>8</text:p>
          </table:table-cell>
          <table:table-cell table:formula="of:=[synchbench_epcc_17_08_20.J10]" office:value-type="float" office:value="9" calcext:value-type="float">
            <text:p>9</text:p>
          </table:table-cell>
          <table:table-cell table:formula="of:=[synchbench_epcc_17_08_20.K10]" office:value-type="float" office:value="10" calcext:value-type="float">
            <text:p>10</text:p>
          </table:table-cell>
          <table:table-cell table:formula="of:=[synchbench_epcc_17_08_20.L10]" office:value-type="float" office:value="11" calcext:value-type="float">
            <text:p>11</text:p>
          </table:table-cell>
          <table:table-cell table:formula="of:=[synchbench_epcc_17_08_20.M10]" office:value-type="float" office:value="12" calcext:value-type="float">
            <text:p>12</text:p>
          </table:table-cell>
          <table:table-cell table:formula="of:=[synchbench_epcc_17_08_20.N10]" office:value-type="float" office:value="13" calcext:value-type="float">
            <text:p>13</text:p>
          </table:table-cell>
          <table:table-cell table:formula="of:=[synchbench_epcc_17_08_20.O10]" office:value-type="float" office:value="14" calcext:value-type="float">
            <text:p>14</text:p>
          </table:table-cell>
          <table:table-cell table:formula="of:=[synchbench_epcc_17_08_20.P10]" office:value-type="float" office:value="15" calcext:value-type="float">
            <text:p>15</text:p>
          </table:table-cell>
          <table:table-cell table:formula="of:=[synchbench_epcc_17_08_20.Q10]" office:value-type="float" office:value="16" calcext:value-type="float">
            <text:p>16</text:p>
          </table:table-cell>
          <table:table-cell table:formula="of:=[synchbench_epcc_17_08_20.R10]" office:value-type="float" office:value="17" calcext:value-type="float">
            <text:p>17</text:p>
          </table:table-cell>
          <table:table-cell table:formula="of:=[synchbench_epcc_17_08_20.S10]" office:value-type="float" office:value="18" calcext:value-type="float">
            <text:p>18</text:p>
          </table:table-cell>
        </table:table-row>
        <table:table-row table:style-name="ro1">
          <table:table-cell table:formula="of:=[synchbench_epcc_17_08_20.A12]" office:value-type="string" office:string-value="FOR REDUCTION overhead" calcext:value-type="string">
            <text:p>FOR REDUCTION overhead</text:p>
          </table:table-cell>
          <table:table-cell table:formula="of:=[synchbench_epcc_17_08_20.B$12]/[synchbench_epcc_17_08_20.B12]" office:value-type="float" office:value="1" calcext:value-type="float">
            <text:p>1</text:p>
          </table:table-cell>
          <table:table-cell table:formula="of:=[synchbench_epcc_17_08_20.C$12]/[synchbench_epcc_17_08_20.C12]" office:value-type="float" office:value="1" calcext:value-type="float">
            <text:p>1</text:p>
          </table:table-cell>
          <table:table-cell table:formula="of:=[synchbench_epcc_17_08_20.D$12]/[synchbench_epcc_17_08_20.D12]" office:value-type="float" office:value="1" calcext:value-type="float">
            <text:p>1</text:p>
          </table:table-cell>
          <table:table-cell table:formula="of:=[synchbench_epcc_17_08_20.E$12]/[synchbench_epcc_17_08_20.E12]" office:value-type="float" office:value="1" calcext:value-type="float">
            <text:p>1</text:p>
          </table:table-cell>
          <table:table-cell table:formula="of:=[synchbench_epcc_17_08_20.F$12]/[synchbench_epcc_17_08_20.F12]" office:value-type="float" office:value="1" calcext:value-type="float">
            <text:p>1</text:p>
          </table:table-cell>
          <table:table-cell table:formula="of:=[synchbench_epcc_17_08_20.G$12]/[synchbench_epcc_17_08_20.G12]" office:value-type="float" office:value="1" calcext:value-type="float">
            <text:p>1</text:p>
          </table:table-cell>
          <table:table-cell table:formula="of:=[synchbench_epcc_17_08_20.H$12]/[synchbench_epcc_17_08_20.H12]" office:value-type="float" office:value="1" calcext:value-type="float">
            <text:p>1</text:p>
          </table:table-cell>
          <table:table-cell table:formula="of:=[synchbench_epcc_17_08_20.I$12]/[synchbench_epcc_17_08_20.I12]" office:value-type="float" office:value="1" calcext:value-type="float">
            <text:p>1</text:p>
          </table:table-cell>
          <table:table-cell table:formula="of:=[synchbench_epcc_17_08_20.J$12]/[synchbench_epcc_17_08_20.J12]" office:value-type="float" office:value="1" calcext:value-type="float">
            <text:p>1</text:p>
          </table:table-cell>
          <table:table-cell table:formula="of:=[synchbench_epcc_17_08_20.K$12]/[synchbench_epcc_17_08_20.K12]" office:value-type="float" office:value="1" calcext:value-type="float">
            <text:p>1</text:p>
          </table:table-cell>
          <table:table-cell table:formula="of:=[synchbench_epcc_17_08_20.L$12]/[synchbench_epcc_17_08_20.L12]" office:value-type="float" office:value="1" calcext:value-type="float">
            <text:p>1</text:p>
          </table:table-cell>
          <table:table-cell table:formula="of:=[synchbench_epcc_17_08_20.M$12]/[synchbench_epcc_17_08_20.M12]" office:value-type="float" office:value="1" calcext:value-type="float">
            <text:p>1</text:p>
          </table:table-cell>
          <table:table-cell table:formula="of:=[synchbench_epcc_17_08_20.N$12]/[synchbench_epcc_17_08_20.N12]" office:value-type="float" office:value="1" calcext:value-type="float">
            <text:p>1</text:p>
          </table:table-cell>
          <table:table-cell table:formula="of:=[synchbench_epcc_17_08_20.O$12]/[synchbench_epcc_17_08_20.O12]" office:value-type="float" office:value="1" calcext:value-type="float">
            <text:p>1</text:p>
          </table:table-cell>
          <table:table-cell table:formula="of:=[synchbench_epcc_17_08_20.P$12]/[synchbench_epcc_17_08_20.P12]" office:value-type="float" office:value="1" calcext:value-type="float">
            <text:p>1</text:p>
          </table:table-cell>
          <table:table-cell table:formula="of:=[synchbench_epcc_17_08_20.Q$12]/[synchbench_epcc_17_08_20.Q12]" office:value-type="float" office:value="1" calcext:value-type="float">
            <text:p>1</text:p>
          </table:table-cell>
          <table:table-cell table:formula="of:=[synchbench_epcc_17_08_20.R$12]/[synchbench_epcc_17_08_20.R12]" office:value-type="float" office:value="1" calcext:value-type="float">
            <text:p>1</text:p>
          </table:table-cell>
          <table:table-cell table:formula="of:=[synchbench_epcc_17_08_20.S$12]/[synchbench_epcc_17_08_20.S12]" office:value-type="float" office:value="1" calcext:value-type="float">
            <text:p>1</text:p>
          </table:table-cell>
        </table:table-row>
        <table:table-row table:style-name="ro1">
          <table:table-cell table:formula="of:=[synchbench_epcc_17_08_20.A13]" office:value-type="string" office:string-value="LINEAR CENTRALIZED REDUCTION overhead" calcext:value-type="string">
            <text:p>LINEAR CENTRALIZED REDUCTION overhead</text:p>
          </table:table-cell>
          <table:table-cell table:formula="of:=[synchbench_epcc_17_08_20.B$12]/[synchbench_epcc_17_08_20.B13]" office:value-type="float" office:value="129.172945205479" calcext:value-type="float">
            <text:p>129,172945205479</text:p>
          </table:table-cell>
          <table:table-cell table:formula="of:=[synchbench_epcc_17_08_20.C$12]/[synchbench_epcc_17_08_20.C13]" office:value-type="float" office:value="2.09738058661458" calcext:value-type="float">
            <text:p>2,09738058661458</text:p>
          </table:table-cell>
          <table:table-cell table:formula="of:=[synchbench_epcc_17_08_20.D$12]/[synchbench_epcc_17_08_20.D13]" office:value-type="float" office:value="1.59884549330646" calcext:value-type="float">
            <text:p>1,59884549330646</text:p>
          </table:table-cell>
          <table:table-cell table:formula="of:=[synchbench_epcc_17_08_20.E$12]/[synchbench_epcc_17_08_20.E13]" office:value-type="float" office:value="1.4586542646577" calcext:value-type="float">
            <text:p>1,4586542646577</text:p>
          </table:table-cell>
          <table:table-cell table:formula="of:=[synchbench_epcc_17_08_20.F$12]/[synchbench_epcc_17_08_20.F13]" office:value-type="float" office:value="1.23955857581282" calcext:value-type="float">
            <text:p>1,23955857581282</text:p>
          </table:table-cell>
          <table:table-cell table:formula="of:=[synchbench_epcc_17_08_20.G$12]/[synchbench_epcc_17_08_20.G13]" office:value-type="float" office:value="1.47050145283528" calcext:value-type="float">
            <text:p>1,47050145283528</text:p>
          </table:table-cell>
          <table:table-cell table:formula="of:=[synchbench_epcc_17_08_20.H$12]/[synchbench_epcc_17_08_20.H13]" office:value-type="float" office:value="1.5425176513301" calcext:value-type="float">
            <text:p>1,5425176513301</text:p>
          </table:table-cell>
          <table:table-cell table:formula="of:=[synchbench_epcc_17_08_20.I$12]/[synchbench_epcc_17_08_20.I13]" office:value-type="float" office:value="1.88641461148912" calcext:value-type="float">
            <text:p>1,88641461148912</text:p>
          </table:table-cell>
          <table:table-cell table:formula="of:=[synchbench_epcc_17_08_20.J$12]/[synchbench_epcc_17_08_20.J13]" office:value-type="float" office:value="1.95420597455364" calcext:value-type="float">
            <text:p>1,95420597455364</text:p>
          </table:table-cell>
          <table:table-cell table:formula="of:=[synchbench_epcc_17_08_20.K$12]/[synchbench_epcc_17_08_20.K13]" office:value-type="float" office:value="2.13228846934284" calcext:value-type="float">
            <text:p>2,13228846934284</text:p>
          </table:table-cell>
          <table:table-cell table:formula="of:=[synchbench_epcc_17_08_20.L$12]/[synchbench_epcc_17_08_20.L13]" office:value-type="float" office:value="2.07944039207616" calcext:value-type="float">
            <text:p>2,07944039207616</text:p>
          </table:table-cell>
          <table:table-cell table:formula="of:=[synchbench_epcc_17_08_20.M$12]/[synchbench_epcc_17_08_20.M13]" office:value-type="float" office:value="2.13777602316722" calcext:value-type="float">
            <text:p>2,13777602316722</text:p>
          </table:table-cell>
          <table:table-cell table:formula="of:=[synchbench_epcc_17_08_20.N$12]/[synchbench_epcc_17_08_20.N13]" office:value-type="float" office:value="2.08446539925878" calcext:value-type="float">
            <text:p>2,08446539925878</text:p>
          </table:table-cell>
          <table:table-cell table:formula="of:=[synchbench_epcc_17_08_20.O$12]/[synchbench_epcc_17_08_20.O13]" office:value-type="float" office:value="2.17001830561153" calcext:value-type="float">
            <text:p>2,17001830561153</text:p>
          </table:table-cell>
          <table:table-cell table:formula="of:=[synchbench_epcc_17_08_20.P$12]/[synchbench_epcc_17_08_20.P13]" office:value-type="float" office:value="2.17069245746052" calcext:value-type="float">
            <text:p>2,17069245746052</text:p>
          </table:table-cell>
          <table:table-cell table:formula="of:=[synchbench_epcc_17_08_20.Q$12]/[synchbench_epcc_17_08_20.Q13]" office:value-type="float" office:value="2.19384822427511" calcext:value-type="float">
            <text:p>2,19384822427511</text:p>
          </table:table-cell>
          <table:table-cell table:formula="of:=[synchbench_epcc_17_08_20.R$12]/[synchbench_epcc_17_08_20.R13]" office:value-type="float" office:value="2.11142210954635" calcext:value-type="float">
            <text:p>2,11142210954635</text:p>
          </table:table-cell>
          <table:table-cell table:formula="of:=[synchbench_epcc_17_08_20.S$12]/[synchbench_epcc_17_08_20.S13]" office:value-type="float" office:value="2.14942014806321" calcext:value-type="float">
            <text:p>2,14942014806321</text:p>
          </table:table-cell>
        </table:table-row>
        <table:table-row table:style-name="ro1">
          <table:table-cell table:formula="of:=[synchbench_epcc_17_08_20.A14]" office:value-type="string" office:string-value="HYBRID REDUCTION overhead" calcext:value-type="string">
            <text:p>HYBRID REDUCTION overhead</text:p>
          </table:table-cell>
          <table:table-cell table:formula="of:=[synchbench_epcc_17_08_20.B$12]/[synchbench_epcc_17_08_20.B14]" office:value-type="float" office:value="61.6531231757151" calcext:value-type="float">
            <text:p>61,6531231757151</text:p>
          </table:table-cell>
          <table:table-cell table:formula="of:=[synchbench_epcc_17_08_20.C$12]/[synchbench_epcc_17_08_20.C14]" office:value-type="float" office:value="3.17867232782883" calcext:value-type="float">
            <text:p>3,17867232782883</text:p>
          </table:table-cell>
          <table:table-cell table:formula="of:=[synchbench_epcc_17_08_20.D$12]/[synchbench_epcc_17_08_20.D14]" office:value-type="float" office:value="1.65108453013019" calcext:value-type="float">
            <text:p>1,65108453013019</text:p>
          </table:table-cell>
          <table:table-cell table:formula="of:=[synchbench_epcc_17_08_20.E$12]/[synchbench_epcc_17_08_20.E14]" office:value-type="float" office:value="1.58359016832979" calcext:value-type="float">
            <text:p>1,58359016832979</text:p>
          </table:table-cell>
          <table:table-cell table:formula="of:=[synchbench_epcc_17_08_20.F$12]/[synchbench_epcc_17_08_20.F14]" office:value-type="float" office:value="1.30696724801408" calcext:value-type="float">
            <text:p>1,30696724801408</text:p>
          </table:table-cell>
          <table:table-cell table:formula="of:=[synchbench_epcc_17_08_20.G$12]/[synchbench_epcc_17_08_20.G14]" office:value-type="float" office:value="1.47296407775184" calcext:value-type="float">
            <text:p>1,47296407775184</text:p>
          </table:table-cell>
          <table:table-cell table:formula="of:=[synchbench_epcc_17_08_20.H$12]/[synchbench_epcc_17_08_20.H14]" office:value-type="float" office:value="1.51789528114888" calcext:value-type="float">
            <text:p>1,51789528114888</text:p>
          </table:table-cell>
          <table:table-cell table:formula="of:=[synchbench_epcc_17_08_20.I$12]/[synchbench_epcc_17_08_20.I14]" office:value-type="float" office:value="2.0796168795515" calcext:value-type="float">
            <text:p>2,0796168795515</text:p>
          </table:table-cell>
          <table:table-cell table:formula="of:=[synchbench_epcc_17_08_20.J$12]/[synchbench_epcc_17_08_20.J14]" office:value-type="float" office:value="2.06477343906643" calcext:value-type="float">
            <text:p>2,06477343906643</text:p>
          </table:table-cell>
          <table:table-cell table:formula="of:=[synchbench_epcc_17_08_20.K$12]/[synchbench_epcc_17_08_20.K14]" office:value-type="float" office:value="2.24511124117375" calcext:value-type="float">
            <text:p>2,24511124117375</text:p>
          </table:table-cell>
          <table:table-cell table:formula="of:=[synchbench_epcc_17_08_20.L$12]/[synchbench_epcc_17_08_20.L14]" office:value-type="float" office:value="2.23103395638035" calcext:value-type="float">
            <text:p>2,23103395638035</text:p>
          </table:table-cell>
          <table:table-cell table:formula="of:=[synchbench_epcc_17_08_20.M$12]/[synchbench_epcc_17_08_20.M14]" office:value-type="float" office:value="2.34681954531825" calcext:value-type="float">
            <text:p>2,34681954531825</text:p>
          </table:table-cell>
          <table:table-cell table:formula="of:=[synchbench_epcc_17_08_20.N$12]/[synchbench_epcc_17_08_20.N14]" office:value-type="float" office:value="2.35274613100337" calcext:value-type="float">
            <text:p>2,35274613100337</text:p>
          </table:table-cell>
          <table:table-cell table:formula="of:=[synchbench_epcc_17_08_20.O$12]/[synchbench_epcc_17_08_20.O14]" office:value-type="float" office:value="2.52544558961191" calcext:value-type="float">
            <text:p>2,52544558961191</text:p>
          </table:table-cell>
          <table:table-cell table:formula="of:=[synchbench_epcc_17_08_20.P$12]/[synchbench_epcc_17_08_20.P14]" office:value-type="float" office:value="2.64148321602162" calcext:value-type="float">
            <text:p>2,64148321602162</text:p>
          </table:table-cell>
          <table:table-cell table:formula="of:=[synchbench_epcc_17_08_20.Q$12]/[synchbench_epcc_17_08_20.Q14]" office:value-type="float" office:value="2.93912051169535" calcext:value-type="float">
            <text:p>2,93912051169535</text:p>
          </table:table-cell>
          <table:table-cell table:formula="of:=[synchbench_epcc_17_08_20.R$12]/[synchbench_epcc_17_08_20.R14]" office:value-type="float" office:value="2.89793236611333" calcext:value-type="float">
            <text:p>2,89793236611333</text:p>
          </table:table-cell>
          <table:table-cell table:formula="of:=[synchbench_epcc_17_08_20.S$12]/[synchbench_epcc_17_08_20.S14]" office:value-type="float" office:value="3.02031403068066" calcext:value-type="float">
            <text:p>3,0203140306806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formula="of:=[synchbench_epcc_17_08_20.A10]" office:value-type="string" office:string-value="OMP n thread" calcext:value-type="string">
            <text:p>OMP n thread</text:p>
          </table:table-cell>
          <table:table-cell table:formula="of:=[synchbench_epcc_17_08_20.B10]" office:value-type="float" office:value="1" calcext:value-type="float">
            <text:p>1</text:p>
          </table:table-cell>
          <table:table-cell table:formula="of:=[synchbench_epcc_17_08_20.C10]" office:value-type="float" office:value="2" calcext:value-type="float">
            <text:p>2</text:p>
          </table:table-cell>
          <table:table-cell table:formula="of:=[synchbench_epcc_17_08_20.D10]" office:value-type="float" office:value="3" calcext:value-type="float">
            <text:p>3</text:p>
          </table:table-cell>
          <table:table-cell table:formula="of:=[synchbench_epcc_17_08_20.E10]" office:value-type="float" office:value="4" calcext:value-type="float">
            <text:p>4</text:p>
          </table:table-cell>
          <table:table-cell table:formula="of:=[synchbench_epcc_17_08_20.F10]" office:value-type="float" office:value="5" calcext:value-type="float">
            <text:p>5</text:p>
          </table:table-cell>
          <table:table-cell table:formula="of:=[synchbench_epcc_17_08_20.G10]" office:value-type="float" office:value="6" calcext:value-type="float">
            <text:p>6</text:p>
          </table:table-cell>
          <table:table-cell table:formula="of:=[synchbench_epcc_17_08_20.H10]" office:value-type="float" office:value="7" calcext:value-type="float">
            <text:p>7</text:p>
          </table:table-cell>
          <table:table-cell table:formula="of:=[synchbench_epcc_17_08_20.I10]" office:value-type="float" office:value="8" calcext:value-type="float">
            <text:p>8</text:p>
          </table:table-cell>
          <table:table-cell table:formula="of:=[synchbench_epcc_17_08_20.J10]" office:value-type="float" office:value="9" calcext:value-type="float">
            <text:p>9</text:p>
          </table:table-cell>
          <table:table-cell table:formula="of:=[synchbench_epcc_17_08_20.K10]" office:value-type="float" office:value="10" calcext:value-type="float">
            <text:p>10</text:p>
          </table:table-cell>
          <table:table-cell table:formula="of:=[synchbench_epcc_17_08_20.L10]" office:value-type="float" office:value="11" calcext:value-type="float">
            <text:p>11</text:p>
          </table:table-cell>
          <table:table-cell table:formula="of:=[synchbench_epcc_17_08_20.M10]" office:value-type="float" office:value="12" calcext:value-type="float">
            <text:p>12</text:p>
          </table:table-cell>
          <table:table-cell table:formula="of:=[synchbench_epcc_17_08_20.N10]" office:value-type="float" office:value="13" calcext:value-type="float">
            <text:p>13</text:p>
          </table:table-cell>
          <table:table-cell table:formula="of:=[synchbench_epcc_17_08_20.O10]" office:value-type="float" office:value="14" calcext:value-type="float">
            <text:p>14</text:p>
          </table:table-cell>
          <table:table-cell table:formula="of:=[synchbench_epcc_17_08_20.P10]" office:value-type="float" office:value="15" calcext:value-type="float">
            <text:p>15</text:p>
          </table:table-cell>
          <table:table-cell table:formula="of:=[synchbench_epcc_17_08_20.Q10]" office:value-type="float" office:value="16" calcext:value-type="float">
            <text:p>16</text:p>
          </table:table-cell>
          <table:table-cell table:formula="of:=[synchbench_epcc_17_08_20.R10]" office:value-type="float" office:value="17" calcext:value-type="float">
            <text:p>17</text:p>
          </table:table-cell>
          <table:table-cell table:formula="of:=[synchbench_epcc_17_08_20.S10]" office:value-type="float" office:value="18" calcext:value-type="float">
            <text:p>18</text:p>
          </table:table-cell>
        </table:table-row>
        <table:table-row table:style-name="ro1">
          <table:table-cell table:formula="of:=[synchbench_epcc_17_08_20.A11]" office:value-type="string" office:string-value="REDUCTION overhead" calcext:value-type="string">
            <text:p>REDUCTION overhead</text:p>
          </table:table-cell>
          <table:table-cell table:formula="of:=[synchbench_epcc_17_08_20.B$11]/[synchbench_epcc_17_08_20.B11]" office:value-type="float" office:value="1" calcext:value-type="float">
            <text:p>1</text:p>
          </table:table-cell>
          <table:table-cell table:formula="of:=[synchbench_epcc_17_08_20.C$11]/[synchbench_epcc_17_08_20.C11]" office:value-type="float" office:value="1" calcext:value-type="float">
            <text:p>1</text:p>
          </table:table-cell>
          <table:table-cell table:formula="of:=[synchbench_epcc_17_08_20.D$11]/[synchbench_epcc_17_08_20.D11]" office:value-type="float" office:value="1" calcext:value-type="float">
            <text:p>1</text:p>
          </table:table-cell>
          <table:table-cell table:formula="of:=[synchbench_epcc_17_08_20.E$11]/[synchbench_epcc_17_08_20.E11]" office:value-type="float" office:value="1" calcext:value-type="float">
            <text:p>1</text:p>
          </table:table-cell>
          <table:table-cell table:formula="of:=[synchbench_epcc_17_08_20.F$11]/[synchbench_epcc_17_08_20.F11]" office:value-type="float" office:value="1" calcext:value-type="float">
            <text:p>1</text:p>
          </table:table-cell>
          <table:table-cell table:formula="of:=[synchbench_epcc_17_08_20.G$11]/[synchbench_epcc_17_08_20.G11]" office:value-type="float" office:value="1" calcext:value-type="float">
            <text:p>1</text:p>
          </table:table-cell>
          <table:table-cell table:formula="of:=[synchbench_epcc_17_08_20.H$11]/[synchbench_epcc_17_08_20.H11]" office:value-type="float" office:value="1" calcext:value-type="float">
            <text:p>1</text:p>
          </table:table-cell>
          <table:table-cell table:formula="of:=[synchbench_epcc_17_08_20.I$11]/[synchbench_epcc_17_08_20.I11]" office:value-type="float" office:value="1" calcext:value-type="float">
            <text:p>1</text:p>
          </table:table-cell>
          <table:table-cell table:formula="of:=[synchbench_epcc_17_08_20.J$11]/[synchbench_epcc_17_08_20.J11]" office:value-type="float" office:value="1" calcext:value-type="float">
            <text:p>1</text:p>
          </table:table-cell>
          <table:table-cell table:formula="of:=[synchbench_epcc_17_08_20.K$11]/[synchbench_epcc_17_08_20.K11]" office:value-type="float" office:value="1" calcext:value-type="float">
            <text:p>1</text:p>
          </table:table-cell>
          <table:table-cell table:formula="of:=[synchbench_epcc_17_08_20.L$11]/[synchbench_epcc_17_08_20.L11]" office:value-type="float" office:value="1" calcext:value-type="float">
            <text:p>1</text:p>
          </table:table-cell>
          <table:table-cell table:formula="of:=[synchbench_epcc_17_08_20.M$11]/[synchbench_epcc_17_08_20.M11]" office:value-type="float" office:value="1" calcext:value-type="float">
            <text:p>1</text:p>
          </table:table-cell>
          <table:table-cell table:formula="of:=[synchbench_epcc_17_08_20.N$11]/[synchbench_epcc_17_08_20.N11]" office:value-type="float" office:value="1" calcext:value-type="float">
            <text:p>1</text:p>
          </table:table-cell>
          <table:table-cell table:formula="of:=[synchbench_epcc_17_08_20.O$11]/[synchbench_epcc_17_08_20.O11]" office:value-type="float" office:value="1" calcext:value-type="float">
            <text:p>1</text:p>
          </table:table-cell>
          <table:table-cell table:formula="of:=[synchbench_epcc_17_08_20.P$11]/[synchbench_epcc_17_08_20.P11]" office:value-type="float" office:value="1" calcext:value-type="float">
            <text:p>1</text:p>
          </table:table-cell>
          <table:table-cell table:formula="of:=[synchbench_epcc_17_08_20.Q$11]/[synchbench_epcc_17_08_20.Q11]" office:value-type="float" office:value="1" calcext:value-type="float">
            <text:p>1</text:p>
          </table:table-cell>
          <table:table-cell table:formula="of:=[synchbench_epcc_17_08_20.R$11]/[synchbench_epcc_17_08_20.R11]" office:value-type="float" office:value="1" calcext:value-type="float">
            <text:p>1</text:p>
          </table:table-cell>
          <table:table-cell table:formula="of:=[synchbench_epcc_17_08_20.S$11]/[synchbench_epcc_17_08_20.S11]" office:value-type="float" office:value="1" calcext:value-type="float">
            <text:p>1</text:p>
          </table:table-cell>
        </table:table-row>
        <table:table-row table:style-name="ro1">
          <table:table-cell table:formula="of:=[synchbench_epcc_17_08_20.A13]" office:value-type="string" office:string-value="LINEAR CENTRALIZED REDUCTION overhead" calcext:value-type="string">
            <text:p>LINEAR CENTRALIZED REDUCTION overhead</text:p>
          </table:table-cell>
          <table:table-cell table:formula="of:=[synchbench_epcc_17_08_20.B$11]/[synchbench_epcc_17_08_20.B12]" office:value-type="float" office:value="1.11515758655756" calcext:value-type="float">
            <text:p>1,11515758655756</text:p>
          </table:table-cell>
          <table:table-cell table:formula="of:=[synchbench_epcc_17_08_20.C$11]/[synchbench_epcc_17_08_20.C12]" office:value-type="float" office:value="2.14720812182741" calcext:value-type="float">
            <text:p>2,14720812182741</text:p>
          </table:table-cell>
          <table:table-cell table:formula="of:=[synchbench_epcc_17_08_20.D$11]/[synchbench_epcc_17_08_20.D12]" office:value-type="float" office:value="2.3779642954562" calcext:value-type="float">
            <text:p>2,3779642954562</text:p>
          </table:table-cell>
          <table:table-cell table:formula="of:=[synchbench_epcc_17_08_20.E$11]/[synchbench_epcc_17_08_20.E12]" office:value-type="float" office:value="2.43617192476615" calcext:value-type="float">
            <text:p>2,43617192476615</text:p>
          </table:table-cell>
          <table:table-cell table:formula="of:=[synchbench_epcc_17_08_20.F$11]/[synchbench_epcc_17_08_20.F12]" office:value-type="float" office:value="2.55319294163273" calcext:value-type="float">
            <text:p>2,55319294163273</text:p>
          </table:table-cell>
          <table:table-cell table:formula="of:=[synchbench_epcc_17_08_20.G$11]/[synchbench_epcc_17_08_20.G12]" office:value-type="float" office:value="2.29308944331556" calcext:value-type="float">
            <text:p>2,29308944331556</text:p>
          </table:table-cell>
          <table:table-cell table:formula="of:=[synchbench_epcc_17_08_20.H$11]/[synchbench_epcc_17_08_20.H12]" office:value-type="float" office:value="2.08326330806918" calcext:value-type="float">
            <text:p>2,08326330806918</text:p>
          </table:table-cell>
          <table:table-cell table:formula="of:=[synchbench_epcc_17_08_20.I$11]/[synchbench_epcc_17_08_20.I12]" office:value-type="float" office:value="1.93974512966287" calcext:value-type="float">
            <text:p>1,93974512966287</text:p>
          </table:table-cell>
          <table:table-cell table:formula="of:=[synchbench_epcc_17_08_20.J$11]/[synchbench_epcc_17_08_20.J12]" office:value-type="float" office:value="1.87351667675372" calcext:value-type="float">
            <text:p>1,87351667675372</text:p>
          </table:table-cell>
          <table:table-cell table:formula="of:=[synchbench_epcc_17_08_20.K$11]/[synchbench_epcc_17_08_20.K12]" office:value-type="float" office:value="1.84825865978995" calcext:value-type="float">
            <text:p>1,84825865978995</text:p>
          </table:table-cell>
          <table:table-cell table:formula="of:=[synchbench_epcc_17_08_20.L$11]/[synchbench_epcc_17_08_20.L12]" office:value-type="float" office:value="1.88251554899039" calcext:value-type="float">
            <text:p>1,88251554899039</text:p>
          </table:table-cell>
          <table:table-cell table:formula="of:=[synchbench_epcc_17_08_20.M$11]/[synchbench_epcc_17_08_20.M12]" office:value-type="float" office:value="1.80342418712239" calcext:value-type="float">
            <text:p>1,80342418712239</text:p>
          </table:table-cell>
          <table:table-cell table:formula="of:=[synchbench_epcc_17_08_20.N$11]/[synchbench_epcc_17_08_20.N12]" office:value-type="float" office:value="1.72254492809028" calcext:value-type="float">
            <text:p>1,72254492809028</text:p>
          </table:table-cell>
          <table:table-cell table:formula="of:=[synchbench_epcc_17_08_20.O$11]/[synchbench_epcc_17_08_20.O12]" office:value-type="float" office:value="1.74318468709035" calcext:value-type="float">
            <text:p>1,74318468709035</text:p>
          </table:table-cell>
          <table:table-cell table:formula="of:=[synchbench_epcc_17_08_20.P$11]/[synchbench_epcc_17_08_20.P12]" office:value-type="float" office:value="1.73773840566477" calcext:value-type="float">
            <text:p>1,73773840566477</text:p>
          </table:table-cell>
          <table:table-cell table:formula="of:=[synchbench_epcc_17_08_20.Q$11]/[synchbench_epcc_17_08_20.Q12]" office:value-type="float" office:value="1.72444688591486" calcext:value-type="float">
            <text:p>1,72444688591486</text:p>
          </table:table-cell>
          <table:table-cell table:formula="of:=[synchbench_epcc_17_08_20.R$11]/[synchbench_epcc_17_08_20.R12]" office:value-type="float" office:value="1.7522942288769" calcext:value-type="float">
            <text:p>1,7522942288769</text:p>
          </table:table-cell>
          <table:table-cell table:formula="of:=[synchbench_epcc_17_08_20.S$11]/[synchbench_epcc_17_08_20.S12]" office:value-type="float" office:value="1.71037742618434" calcext:value-type="float">
            <text:p>1,71037742618434</text:p>
          </table:table-cell>
        </table:table-row>
        <table:table-row table:style-name="ro1">
          <table:table-cell table:formula="of:=[synchbench_epcc_17_08_20.A14]" office:value-type="string" office:string-value="HYBRID REDUCTION overhead" calcext:value-type="string">
            <text:p>HYBRID REDUCTION overhead</text:p>
          </table:table-cell>
          <table:table-cell table:formula="of:=[synchbench_epcc_17_08_20.B$11]/[synchbench_epcc_17_08_20.B13]" office:value-type="float" office:value="144.048189823875" calcext:value-type="float">
            <text:p>144,048189823875</text:p>
          </table:table-cell>
          <table:table-cell table:formula="of:=[synchbench_epcc_17_08_20.C$11]/[synchbench_epcc_17_08_20.C13]" office:value-type="float" office:value="4.50351263014197" calcext:value-type="float">
            <text:p>4,50351263014197</text:p>
          </table:table-cell>
          <table:table-cell table:formula="of:=[synchbench_epcc_17_08_20.D$11]/[synchbench_epcc_17_08_20.D13]" office:value-type="float" office:value="3.80199749703382" calcext:value-type="float">
            <text:p>3,80199749703382</text:p>
          </table:table-cell>
          <table:table-cell table:formula="of:=[synchbench_epcc_17_08_20.E$11]/[synchbench_epcc_17_08_20.E13]" office:value-type="float" office:value="3.5535325674995" calcext:value-type="float">
            <text:p>3,5535325674995</text:p>
          </table:table-cell>
          <table:table-cell table:formula="of:=[synchbench_epcc_17_08_20.F$11]/[synchbench_epcc_17_08_20.F13]" office:value-type="float" office:value="3.1648322065056" calcext:value-type="float">
            <text:p>3,1648322065056</text:p>
          </table:table-cell>
          <table:table-cell table:formula="of:=[synchbench_epcc_17_08_20.G$11]/[synchbench_epcc_17_08_20.G13]" office:value-type="float" office:value="3.37199135787676" calcext:value-type="float">
            <text:p>3,37199135787676</text:p>
          </table:table-cell>
          <table:table-cell table:formula="of:=[synchbench_epcc_17_08_20.H$11]/[synchbench_epcc_17_08_20.H13]" office:value-type="float" office:value="3.21347042506505" calcext:value-type="float">
            <text:p>3,21347042506505</text:p>
          </table:table-cell>
          <table:table-cell table:formula="of:=[synchbench_epcc_17_08_20.I$11]/[synchbench_epcc_17_08_20.I13]" office:value-type="float" office:value="3.65916355516089" calcext:value-type="float">
            <text:p>3,65916355516089</text:p>
          </table:table-cell>
          <table:table-cell table:formula="of:=[synchbench_epcc_17_08_20.J$11]/[synchbench_epcc_17_08_20.J13]" office:value-type="float" office:value="3.661237483138" calcext:value-type="float">
            <text:p>3,661237483138</text:p>
          </table:table-cell>
          <table:table-cell table:formula="of:=[synchbench_epcc_17_08_20.K$11]/[synchbench_epcc_17_08_20.K13]" office:value-type="float" office:value="3.94102062863316" calcext:value-type="float">
            <text:p>3,94102062863316</text:p>
          </table:table-cell>
          <table:table-cell table:formula="of:=[synchbench_epcc_17_08_20.L$11]/[synchbench_epcc_17_08_20.L13]" office:value-type="float" office:value="3.91457887128205" calcext:value-type="float">
            <text:p>3,91457887128205</text:p>
          </table:table-cell>
          <table:table-cell table:formula="of:=[synchbench_epcc_17_08_20.M$11]/[synchbench_epcc_17_08_20.M13]" office:value-type="float" office:value="3.85531698683008" calcext:value-type="float">
            <text:p>3,85531698683008</text:p>
          </table:table-cell>
          <table:table-cell table:formula="of:=[synchbench_epcc_17_08_20.N$11]/[synchbench_epcc_17_08_20.N13]" office:value-type="float" office:value="3.59058530127289" calcext:value-type="float">
            <text:p>3,59058530127289</text:p>
          </table:table-cell>
          <table:table-cell table:formula="of:=[synchbench_epcc_17_08_20.O$11]/[synchbench_epcc_17_08_20.O13]" office:value-type="float" office:value="3.78274268104777" calcext:value-type="float">
            <text:p>3,78274268104777</text:p>
          </table:table-cell>
          <table:table-cell table:formula="of:=[synchbench_epcc_17_08_20.P$11]/[synchbench_epcc_17_08_20.P13]" office:value-type="float" office:value="3.77209565021598" calcext:value-type="float">
            <text:p>3,77209565021598</text:p>
          </table:table-cell>
          <table:table-cell table:formula="of:=[synchbench_epcc_17_08_20.Q$11]/[synchbench_epcc_17_08_20.Q13]" office:value-type="float" office:value="3.78317473852105" calcext:value-type="float">
            <text:p>3,78317473852105</text:p>
          </table:table-cell>
          <table:table-cell table:formula="of:=[synchbench_epcc_17_08_20.R$11]/[synchbench_epcc_17_08_20.R13]" office:value-type="float" office:value="3.69983277728116" calcext:value-type="float">
            <text:p>3,69983277728116</text:p>
          </table:table-cell>
          <table:table-cell table:formula="of:=[synchbench_epcc_17_08_20.S$11]/[synchbench_epcc_17_08_20.S13]" office:value-type="float" office:value="3.67631970063313" calcext:value-type="float">
            <text:p>3,67631970063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9T15:07:42.437040818</dc:date>
    <meta:editing-duration>PT2M6S</meta:editing-duration>
    <meta:editing-cycles>1</meta:editing-cycles>
    <meta:document-statistic meta:table-count="2" meta:cell-count="1891" meta:object-count="4"/>
    <meta:generator>LibreOffice/5.3.6.1$Linux_X86_64 LibreOffice_project/3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472cm" svg:height="9.283cm" xlink:href=".." xlink:type="simple" chart:class="chart:bar" chart:style-name="ch1">
        <chart:title svg:x="6.674cm" svg:y="0.32cm" chart:style-name="ch2">
          <text:p>BARRIER</text:p>
        </chart:title>
        <chart:subtitle svg:x="7.084cm" svg:y="1.259cm" chart:style-name="ch3">
          <text:p>gcc9.3</text:p>
        </chart:subtitle>
        <chart:legend chart:legend-position="end" svg:x="10.087cm" svg:y="2.568cm" style:legend-expansion="high" chart:style-name="ch4"/>
        <chart:plot-area chart:style-name="ch5" table:cell-range-address="Feuille2.A1:Feuille2.A7 Feuille2.C1:Feuille2.C7 Feuille2.E1:Feuille2.E7 Feuille2.I1:Feuille2.I7 Feuille2.Q1:Feuille2.Q7" chart:data-source-has-labels="both" svg:x="1.268cm" svg:y="2.099cm" svg:width="8.51cm" svg:height="6.07cm">
          <chartooo:coordinate-region svg:x="1.995cm" svg:y="2.272cm" svg:width="7.783cm" svg:height="5.303cm"/>
          <chart:axis chart:dimension="x" chart:name="primary-x" chart:style-name="ch6" chartooo:axis-type="auto">
            <chartooo:date-scale/>
            <chart:title svg:x="5.016cm" svg:y="8.354cm" chart:style-name="ch7">
              <text:p># core</text:p>
            </chart:title>
            <chart:categories table:cell-range-address="Feuille2.C1:Feuille2.C1 Feuille2.E1:Feuille2.E1 Feuille2.I1:Feuille2.I1 Feuille2.Q1:Feuille2.Q1"/>
          </chart:axis>
          <chart:axis chart:dimension="y" chart:name="primary-y" chart:style-name="ch8">
            <chart:title svg:x="0.451cm" svg:y="7.096cm" chart:style-name="ch9">
              <text:p>speed-up(higher is better) 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Feuille2.C2:Feuille2.C2 Feuille2.E2:Feuille2.E2 Feuille2.I2:Feuille2.I2 Feuille2.Q2:Feuille2.Q2" chart:label-cell-address="Feuille2.A2:Feuille2.A2" chart:class="chart:bar">
            <chart:data-point chart:repeated="4"/>
          </chart:series>
          <chart:series chart:style-name="ch13" chart:values-cell-range-address="Feuille2.C3:Feuille2.C3 Feuille2.E3:Feuille2.E3 Feuille2.I3:Feuille2.I3 Feuille2.Q3:Feuille2.Q3" chart:label-cell-address="Feuille2.A3:Feuille2.A3" chart:class="chart:bar">
            <chart:data-point chart:repeated="4"/>
          </chart:series>
          <chart:series chart:style-name="ch14" chart:values-cell-range-address="Feuille2.C4:Feuille2.C4 Feuille2.E4:Feuille2.E4 Feuille2.I4:Feuille2.I4 Feuille2.Q4:Feuille2.Q4" chart:label-cell-address="Feuille2.A4:Feuille2.A4" chart:class="chart:bar">
            <chart:data-point chart:repeated="4"/>
          </chart:series>
          <chart:series chart:style-name="ch15" chart:values-cell-range-address="Feuille2.C5:Feuille2.C5 Feuille2.E5:Feuille2.E5 Feuille2.I5:Feuille2.I5 Feuille2.Q5:Feuille2.Q5" chart:label-cell-address="Feuille2.A5:Feuille2.A5" chart:class="chart:bar">
            <chart:data-point chart:repeated="4"/>
          </chart:series>
          <chart:series chart:style-name="ch16" chart:values-cell-range-address="Feuille2.C6:Feuille2.C6 Feuille2.E6:Feuille2.E6 Feuille2.I6:Feuille2.I6 Feuille2.Q6:Feuille2.Q6" chart:label-cell-address="Feuille2.A6:Feuille2.A6" chart:class="chart:bar">
            <chart:data-point chart:repeated="4"/>
          </chart:series>
          <chart:series chart:style-name="ch17" chart:values-cell-range-address="Feuille2.C7:Feuille2.C7 Feuille2.E7:Feuille2.E7 Feuille2.I7:Feuille2.I7 Feuille2.Q7:Feuille2.Q7" chart:label-cell-address="Feuille2.A7:Feuille2.A7" chart:class="chart:ba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2.C1:Feuille2.C1 Feuille2.E1:Feuille2.E1 Feuille2.I1:Feuille2.I1 Feuille2.Q1:Feuille2.Q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Feuille2.A2:Feuille2.A2</svg:desc>
                </draw:g>
              </table:table-cell>
              <table:table-cell office:value-type="float" office:value="1">
                <text:p>1</text:p>
                <draw:g>
                  <svg:desc>Feuille2.C2:Feuille2.C2 Feuille2.E2:Feuille2.E2 Feuille2.I2:Feuille2.I2 Feuille2.Q2:Feuille2.Q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RALIZED BARRIER overhead</text:p>
                <draw:g>
                  <svg:desc>Feuille2.A3:Feuille2.A3</svg:desc>
                </draw:g>
              </table:table-cell>
              <table:table-cell office:value-type="float" office:value="3.60976797014441">
                <text:p>3.60976797014441</text:p>
                <draw:g>
                  <svg:desc>Feuille2.C3:Feuille2.C3 Feuille2.E3:Feuille2.E3 Feuille2.I3:Feuille2.I3 Feuille2.Q3:Feuille2.Q3</svg:desc>
                </draw:g>
              </table:table-cell>
              <table:table-cell office:value-type="float" office:value="2.24969229412464">
                <text:p>2.24969229412464</text:p>
              </table:table-cell>
              <table:table-cell office:value-type="float" office:value="1.84609566884323">
                <text:p>1.84609566884323</text:p>
              </table:table-cell>
              <table:table-cell office:value-type="float" office:value="2.16596918220388">
                <text:p>2.16596918220388</text:p>
              </table:table-cell>
            </table:table-row>
            <table:table-row>
              <table:table-cell office:value-type="string">
                <text:p>COMBINING TREE BARRIER overhead</text:p>
                <draw:g>
                  <svg:desc>Feuille2.A4:Feuille2.A4</svg:desc>
                </draw:g>
              </table:table-cell>
              <table:table-cell office:value-type="float" office:value="4.03215282560626">
                <text:p>4.03215282560626</text:p>
                <draw:g>
                  <svg:desc>Feuille2.C4:Feuille2.C4 Feuille2.E4:Feuille2.E4 Feuille2.I4:Feuille2.I4 Feuille2.Q4:Feuille2.Q4</svg:desc>
                </draw:g>
              </table:table-cell>
              <table:table-cell office:value-type="float" office:value="1.92884546473669">
                <text:p>1.92884546473669</text:p>
              </table:table-cell>
              <table:table-cell office:value-type="float" office:value="1.92203792854776">
                <text:p>1.92203792854776</text:p>
              </table:table-cell>
              <table:table-cell office:value-type="float" office:value="2.93019802819141">
                <text:p>2.93019802819141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Feuille2.A5:Feuille2.A5</svg:desc>
                </draw:g>
              </table:table-cell>
              <table:table-cell office:value-type="float" office:value="5.11994955306594">
                <text:p>5.11994955306594</text:p>
                <draw:g>
                  <svg:desc>Feuille2.C5:Feuille2.C5 Feuille2.E5:Feuille2.E5 Feuille2.I5:Feuille2.I5 Feuille2.Q5:Feuille2.Q5</svg:desc>
                </draw:g>
              </table:table-cell>
              <table:table-cell office:value-type="float" office:value="2.66859211687331">
                <text:p>2.66859211687331</text:p>
              </table:table-cell>
              <table:table-cell office:value-type="float" office:value="3.0006694255112">
                <text:p>3.0006694255112</text:p>
              </table:table-cell>
              <table:table-cell office:value-type="float" office:value="4.36832787242064">
                <text:p>4.36832787242064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Feuille2.A6:Feuille2.A6</svg:desc>
                </draw:g>
              </table:table-cell>
              <table:table-cell office:value-type="float" office:value="2.70273882069374">
                <text:p>2.70273882069374</text:p>
                <draw:g>
                  <svg:desc>Feuille2.C6:Feuille2.C6 Feuille2.E6:Feuille2.E6 Feuille2.I6:Feuille2.I6 Feuille2.Q6:Feuille2.Q6</svg:desc>
                </draw:g>
              </table:table-cell>
              <table:table-cell office:value-type="float" office:value="1.92805949255193">
                <text:p>1.92805949255193</text:p>
              </table:table-cell>
              <table:table-cell office:value-type="float" office:value="2.4593369212276">
                <text:p>2.4593369212276</text:p>
              </table:table-cell>
              <table:table-cell office:value-type="float" office:value="3.6283108560729">
                <text:p>3.6283108560729</text:p>
              </table:table-cell>
            </table:table-row>
            <table:table-row>
              <table:table-cell office:value-type="string">
                <text:p>HYBRID BARRIER overhead</text:p>
                <draw:g>
                  <svg:desc>Feuille2.A7:Feuille2.A7</svg:desc>
                </draw:g>
              </table:table-cell>
              <table:table-cell office:value-type="float" office:value="5.23808851091082">
                <text:p>5.23808851091082</text:p>
                <draw:g>
                  <svg:desc>Feuille2.C7:Feuille2.C7 Feuille2.E7:Feuille2.E7 Feuille2.I7:Feuille2.I7 Feuille2.Q7:Feuille2.Q7</svg:desc>
                </draw:g>
              </table:table-cell>
              <table:table-cell office:value-type="float" office:value="2.59683894182892">
                <text:p>2.59683894182892</text:p>
              </table:table-cell>
              <table:table-cell office:value-type="float" office:value="2.87536228503449">
                <text:p>2.87536228503449</text:p>
              </table:table-cell>
              <table:table-cell office:value-type="float" office:value="4.266678688369">
                <text:p>4.2666786883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93cm" svg:height="9.258cm" xlink:href=".." xlink:type="simple" chart:class="chart:bar" chart:style-name="ch1">
        <chart:legend chart:legend-position="end" svg:x="10.119cm" svg:y="3.567cm" style:legend-expansion="high" chart:style-name="ch2"/>
        <chart:plot-area chart:style-name="ch3" table:cell-range-address="Feuille2.A10:Feuille2.A13 Feuille2.C10:Feuille2.C13 Feuille2.E10:Feuille2.E13 Feuille2.I10:Feuille2.I13 Feuille2.Q10:Feuille2.Q13" chart:data-source-has-labels="both" svg:x="1.582cm" svg:y="0.185cm" svg:width="8.232cm" svg:height="7.959cm">
          <chartooo:coordinate-region svg:x="2.309cm" svg:y="0.358cm" svg:width="7.505cm" svg:height="7.192cm"/>
          <chart:axis chart:dimension="x" chart:name="primary-x" chart:style-name="ch4" chartooo:axis-type="auto">
            <chartooo:date-scale/>
            <chart:title svg:x="5.191cm" svg:y="8.329cm" chart:style-name="ch5">
              <text:p># core</text:p>
            </chart:title>
            <chart:categories table:cell-range-address="Feuille2.C10:Feuille2.C10 Feuille2.E10:Feuille2.E10 Feuille2.I10:Feuille2.I10 Feuille2.Q10:Feuille2.Q10"/>
          </chart:axis>
          <chart:axis chart:dimension="y" chart:name="primary-y" chart:style-name="ch6">
            <chart:title svg:x="0.451cm" svg:y="5.399cm" chart:style-name="ch7">
              <text:p>speed-up
(higher is better)</text:p>
            </chart:title>
            <chart:grid chart:style-name="ch8" chart:class="major"/>
          </chart:axis>
          <chart:series chart:style-name="ch9" chart:values-cell-range-address="Feuille2.C11:Feuille2.C11 Feuille2.E11:Feuille2.E11 Feuille2.I11:Feuille2.I11 Feuille2.Q11:Feuille2.Q11" chart:label-cell-address="Feuille2.A11:Feuille2.A11" chart:class="chart:bar">
            <chart:data-point chart:repeated="4"/>
          </chart:series>
          <chart:series chart:style-name="ch10" chart:values-cell-range-address="Feuille2.C12:Feuille2.C12 Feuille2.E12:Feuille2.E12 Feuille2.I12:Feuille2.I12 Feuille2.Q12:Feuille2.Q12" chart:label-cell-address="Feuille2.A12:Feuille2.A12" chart:class="chart:bar">
            <chart:data-point chart:repeated="4"/>
          </chart:series>
          <chart:series chart:style-name="ch11" chart:values-cell-range-address="Feuille2.C13:Feuille2.C13 Feuille2.E13:Feuille2.E13 Feuille2.I13:Feuille2.I13 Feuille2.Q13:Feuille2.Q13" chart:label-cell-address="Feuille2.A13:Feuille2.A1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2.C10:Feuille2.C10 Feuille2.E10:Feuille2.E10 Feuille2.I10:Feuille2.I10 Feuille2.Q10:Feuille2.Q10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FOR REDUCTION overhead</text:p>
                <draw:g>
                  <svg:desc>Feuille2.A11:Feuille2.A11</svg:desc>
                </draw:g>
              </table:table-cell>
              <table:table-cell office:value-type="float" office:value="1">
                <text:p>1</text:p>
                <draw:g>
                  <svg:desc>Feuille2.C11:Feuille2.C11 Feuille2.E11:Feuille2.E11 Feuille2.I11:Feuille2.I11 Feuille2.Q11:Feuille2.Q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Feuille2.A12:Feuille2.A12</svg:desc>
                </draw:g>
              </table:table-cell>
              <table:table-cell office:value-type="float" office:value="2.09738058661458">
                <text:p>2.09738058661458</text:p>
                <draw:g>
                  <svg:desc>Feuille2.C12:Feuille2.C12 Feuille2.E12:Feuille2.E12 Feuille2.I12:Feuille2.I12 Feuille2.Q12:Feuille2.Q12</svg:desc>
                </draw:g>
              </table:table-cell>
              <table:table-cell office:value-type="float" office:value="1.4586542646577">
                <text:p>1.4586542646577</text:p>
              </table:table-cell>
              <table:table-cell office:value-type="float" office:value="1.88641461148912">
                <text:p>1.88641461148912</text:p>
              </table:table-cell>
              <table:table-cell office:value-type="float" office:value="2.19384822427511">
                <text:p>2.19384822427511</text:p>
              </table:table-cell>
            </table:table-row>
            <table:table-row>
              <table:table-cell office:value-type="string">
                <text:p>HYBRID REDUCTION overhead</text:p>
                <draw:g>
                  <svg:desc>Feuille2.A13:Feuille2.A13</svg:desc>
                </draw:g>
              </table:table-cell>
              <table:table-cell office:value-type="float" office:value="3.17867232782883">
                <text:p>3.17867232782883</text:p>
                <draw:g>
                  <svg:desc>Feuille2.C13:Feuille2.C13 Feuille2.E13:Feuille2.E13 Feuille2.I13:Feuille2.I13 Feuille2.Q13:Feuille2.Q13</svg:desc>
                </draw:g>
              </table:table-cell>
              <table:table-cell office:value-type="float" office:value="1.58359016832979">
                <text:p>1.58359016832979</text:p>
              </table:table-cell>
              <table:table-cell office:value-type="float" office:value="2.0796168795515">
                <text:p>2.0796168795515</text:p>
              </table:table-cell>
              <table:table-cell office:value-type="float" office:value="2.93912051169535">
                <text:p>2.939120511695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81cm" svg:height="8.58cm" xlink:href=".." xlink:type="simple" chart:class="chart:line" chart:style-name="ch1">
        <chart:legend chart:legend-position="end" svg:x="7.806cm" svg:y="3.056cm" style:legend-expansion="high" chart:style-name="ch2"/>
        <chart:plot-area chart:style-name="ch3" table:cell-range-address="Feuille2.A10:Feuille2.A13 Feuille2.C10:Feuille2.S13" chart:data-source-has-labels="both" svg:x="1.534cm" svg:y="0.171cm" svg:width="6.015cm" svg:height="7.309cm">
          <chartooo:coordinate-region svg:x="2.261cm" svg:y="0.345cm" svg:width="5.166cm" svg:height="6.38cm"/>
          <chart:axis chart:dimension="x" chart:name="primary-x" chart:style-name="ch4" chartooo:axis-type="auto">
            <chartooo:date-scale/>
            <chart:title svg:x="4.034cm" svg:y="7.651cm" chart:style-name="ch5">
              <text:p># core</text:p>
            </chart:title>
            <chart:categories table:cell-range-address="Feuille2.C10:Feuille2.S10"/>
          </chart:axis>
          <chart:axis chart:dimension="y" chart:name="primary-y" chart:style-name="ch4">
            <chart:title svg:x="0.451cm" svg:y="5.06cm" chart:style-name="ch6">
              <text:p>speed-up
(higher is better)</text:p>
            </chart:title>
            <chart:grid chart:style-name="ch7" chart:class="major"/>
          </chart:axis>
          <chart:series chart:style-name="ch8" chart:values-cell-range-address="Feuille2.C11:Feuille2.S11" chart:label-cell-address="Feuille2.A11:Feuille2.A11" chart:class="chart:line">
            <chart:data-point chart:repeated="17"/>
          </chart:series>
          <chart:series chart:style-name="ch9" chart:values-cell-range-address="Feuille2.C12:Feuille2.S12" chart:label-cell-address="Feuille2.A12:Feuille2.A12" chart:class="chart:line">
            <chart:data-point chart:repeated="17"/>
          </chart:series>
          <chart:series chart:style-name="ch10" chart:values-cell-range-address="Feuille2.C13:Feuille2.S13" chart:label-cell-address="Feuille2.A13:Feuille2.A13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2.C10:Feuille2.S10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FOR REDUCTION overhead</text:p>
                <draw:g>
                  <svg:desc>Feuille2.A11:Feuille2.A11</svg:desc>
                </draw:g>
              </table:table-cell>
              <table:table-cell office:value-type="float" office:value="1">
                <text:p>1</text:p>
                <draw:g>
                  <svg:desc>Feuille2.C11:Feuille2.S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NEAR CENTRALIZED REDUCTION overhead</text:p>
                <draw:g>
                  <svg:desc>Feuille2.A12:Feuille2.A12</svg:desc>
                </draw:g>
              </table:table-cell>
              <table:table-cell office:value-type="float" office:value="2.09738058661458">
                <text:p>2.09738058661458</text:p>
                <draw:g>
                  <svg:desc>Feuille2.C12:Feuille2.S12</svg:desc>
                </draw:g>
              </table:table-cell>
              <table:table-cell office:value-type="float" office:value="1.59884549330646">
                <text:p>1.59884549330646</text:p>
              </table:table-cell>
              <table:table-cell office:value-type="float" office:value="1.4586542646577">
                <text:p>1.4586542646577</text:p>
              </table:table-cell>
              <table:table-cell office:value-type="float" office:value="1.23955857581282">
                <text:p>1.23955857581282</text:p>
              </table:table-cell>
              <table:table-cell office:value-type="float" office:value="1.47050145283528">
                <text:p>1.47050145283528</text:p>
              </table:table-cell>
              <table:table-cell office:value-type="float" office:value="1.5425176513301">
                <text:p>1.5425176513301</text:p>
              </table:table-cell>
              <table:table-cell office:value-type="float" office:value="1.88641461148912">
                <text:p>1.88641461148912</text:p>
              </table:table-cell>
              <table:table-cell office:value-type="float" office:value="1.95420597455364">
                <text:p>1.95420597455364</text:p>
              </table:table-cell>
              <table:table-cell office:value-type="float" office:value="2.13228846934284">
                <text:p>2.13228846934284</text:p>
              </table:table-cell>
              <table:table-cell office:value-type="float" office:value="2.07944039207616">
                <text:p>2.07944039207616</text:p>
              </table:table-cell>
              <table:table-cell office:value-type="float" office:value="2.13777602316722">
                <text:p>2.13777602316722</text:p>
              </table:table-cell>
              <table:table-cell office:value-type="float" office:value="2.08446539925878">
                <text:p>2.08446539925878</text:p>
              </table:table-cell>
              <table:table-cell office:value-type="float" office:value="2.17001830561153">
                <text:p>2.17001830561153</text:p>
              </table:table-cell>
              <table:table-cell office:value-type="float" office:value="2.17069245746052">
                <text:p>2.17069245746052</text:p>
              </table:table-cell>
              <table:table-cell office:value-type="float" office:value="2.19384822427511">
                <text:p>2.19384822427511</text:p>
              </table:table-cell>
              <table:table-cell office:value-type="float" office:value="2.11142210954635">
                <text:p>2.11142210954635</text:p>
              </table:table-cell>
              <table:table-cell office:value-type="float" office:value="2.14942014806321">
                <text:p>2.14942014806321</text:p>
              </table:table-cell>
            </table:table-row>
            <table:table-row>
              <table:table-cell office:value-type="string">
                <text:p>HYBRID REDUCTION overhead</text:p>
                <draw:g>
                  <svg:desc>Feuille2.A13:Feuille2.A13</svg:desc>
                </draw:g>
              </table:table-cell>
              <table:table-cell office:value-type="float" office:value="3.17867232782883">
                <text:p>3.17867232782883</text:p>
                <draw:g>
                  <svg:desc>Feuille2.C13:Feuille2.S13</svg:desc>
                </draw:g>
              </table:table-cell>
              <table:table-cell office:value-type="float" office:value="1.65108453013019">
                <text:p>1.65108453013019</text:p>
              </table:table-cell>
              <table:table-cell office:value-type="float" office:value="1.58359016832979">
                <text:p>1.58359016832979</text:p>
              </table:table-cell>
              <table:table-cell office:value-type="float" office:value="1.30696724801408">
                <text:p>1.30696724801408</text:p>
              </table:table-cell>
              <table:table-cell office:value-type="float" office:value="1.47296407775184">
                <text:p>1.47296407775184</text:p>
              </table:table-cell>
              <table:table-cell office:value-type="float" office:value="1.51789528114888">
                <text:p>1.51789528114888</text:p>
              </table:table-cell>
              <table:table-cell office:value-type="float" office:value="2.0796168795515">
                <text:p>2.0796168795515</text:p>
              </table:table-cell>
              <table:table-cell office:value-type="float" office:value="2.06477343906643">
                <text:p>2.06477343906643</text:p>
              </table:table-cell>
              <table:table-cell office:value-type="float" office:value="2.24511124117375">
                <text:p>2.24511124117375</text:p>
              </table:table-cell>
              <table:table-cell office:value-type="float" office:value="2.23103395638035">
                <text:p>2.23103395638035</text:p>
              </table:table-cell>
              <table:table-cell office:value-type="float" office:value="2.34681954531825">
                <text:p>2.34681954531825</text:p>
              </table:table-cell>
              <table:table-cell office:value-type="float" office:value="2.35274613100337">
                <text:p>2.35274613100337</text:p>
              </table:table-cell>
              <table:table-cell office:value-type="float" office:value="2.52544558961191">
                <text:p>2.52544558961191</text:p>
              </table:table-cell>
              <table:table-cell office:value-type="float" office:value="2.64148321602162">
                <text:p>2.64148321602162</text:p>
              </table:table-cell>
              <table:table-cell office:value-type="float" office:value="2.93912051169535">
                <text:p>2.93912051169535</text:p>
              </table:table-cell>
              <table:table-cell office:value-type="float" office:value="2.89793236611333">
                <text:p>2.89793236611333</text:p>
              </table:table-cell>
              <table:table-cell office:value-type="float" office:value="3.02031403068066">
                <text:p>3.020314030680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804cm" svg:height="8.605cm" xlink:href=".." xlink:type="simple" chart:class="chart:line" chart:style-name="ch1">
        <chart:legend chart:legend-position="end" svg:x="7.729cm" svg:y="2.057cm" style:legend-expansion="high" chart:style-name="ch2"/>
        <chart:plot-area chart:style-name="ch3" table:cell-range-address="Feuille2.A1:Feuille2.A7 Feuille2.C1:Feuille2.S7" chart:data-source-has-labels="both" svg:x="1.533cm" svg:y="0.172cm" svg:width="5.94cm" svg:height="7.332cm">
          <chartooo:coordinate-region svg:x="2.26cm" svg:y="0.345cm" svg:width="5.091cm" svg:height="6.404cm"/>
          <chart:axis chart:dimension="x" chart:name="primary-x" chart:style-name="ch4" chartooo:axis-type="auto">
            <chartooo:date-scale/>
            <chart:title svg:x="3.996cm" svg:y="7.676cm" chart:style-name="ch5">
              <text:p># core</text:p>
            </chart:title>
            <chart:categories table:cell-range-address="Feuille2.C1:Feuille2.S1"/>
          </chart:axis>
          <chart:axis chart:dimension="y" chart:name="primary-y" chart:style-name="ch6">
            <chart:title svg:x="0.451cm" svg:y="5.073cm" chart:style-name="ch7">
              <text:p>speed-up
(higher is better)</text:p>
            </chart:title>
            <chart:grid chart:style-name="ch8" chart:class="major"/>
          </chart:axis>
          <chart:series chart:style-name="ch9" chart:values-cell-range-address="Feuille2.C2:Feuille2.S2" chart:label-cell-address="Feuille2.A2:Feuille2.A2" chart:class="chart:line">
            <chart:data-point chart:repeated="17"/>
          </chart:series>
          <chart:series chart:style-name="ch10" chart:values-cell-range-address="Feuille2.C3:Feuille2.S3" chart:label-cell-address="Feuille2.A3:Feuille2.A3" chart:class="chart:line">
            <chart:data-point chart:repeated="17"/>
          </chart:series>
          <chart:series chart:style-name="ch11" chart:values-cell-range-address="Feuille2.C4:Feuille2.S4" chart:label-cell-address="Feuille2.A4:Feuille2.A4" chart:class="chart:line">
            <chart:data-point chart:repeated="17"/>
          </chart:series>
          <chart:series chart:style-name="ch12" chart:values-cell-range-address="Feuille2.C5:Feuille2.S5" chart:label-cell-address="Feuille2.A5:Feuille2.A5" chart:class="chart:line">
            <chart:data-point chart:repeated="17"/>
          </chart:series>
          <chart:series chart:style-name="ch13" chart:values-cell-range-address="Feuille2.C6:Feuille2.S6" chart:label-cell-address="Feuille2.A6:Feuille2.A6" chart:class="chart:line">
            <chart:data-point chart:repeated="17"/>
          </chart:series>
          <chart:series chart:style-name="ch14" chart:values-cell-range-address="Feuille2.C7:Feuille2.S7" chart:label-cell-address="Feuille2.A7:Feuille2.A7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Feuille2.C1:Feuille2.S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BARRIER overhead</text:p>
                <draw:g>
                  <svg:desc>Feuille2.A2:Feuille2.A2</svg:desc>
                </draw:g>
              </table:table-cell>
              <table:table-cell office:value-type="float" office:value="1">
                <text:p>1</text:p>
                <draw:g>
                  <svg:desc>Feuille2.C2:Feuille2.S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ENTRALIZED BARRIER overhead</text:p>
                <draw:g>
                  <svg:desc>Feuille2.A3:Feuille2.A3</svg:desc>
                </draw:g>
              </table:table-cell>
              <table:table-cell office:value-type="float" office:value="3.60976797014441">
                <text:p>3.60976797014441</text:p>
                <draw:g>
                  <svg:desc>Feuille2.C3:Feuille2.S3</svg:desc>
                </draw:g>
              </table:table-cell>
              <table:table-cell office:value-type="float" office:value="3.60308440052685">
                <text:p>3.60308440052685</text:p>
              </table:table-cell>
              <table:table-cell office:value-type="float" office:value="2.24969229412464">
                <text:p>2.24969229412464</text:p>
              </table:table-cell>
              <table:table-cell office:value-type="float" office:value="1.96650037762849">
                <text:p>1.96650037762849</text:p>
              </table:table-cell>
              <table:table-cell office:value-type="float" office:value="1.48265191850527">
                <text:p>1.48265191850527</text:p>
              </table:table-cell>
              <table:table-cell office:value-type="float" office:value="1.52376980628316">
                <text:p>1.52376980628316</text:p>
              </table:table-cell>
              <table:table-cell office:value-type="float" office:value="1.84609566884323">
                <text:p>1.84609566884323</text:p>
              </table:table-cell>
              <table:table-cell office:value-type="float" office:value="1.96644217027491">
                <text:p>1.96644217027491</text:p>
              </table:table-cell>
              <table:table-cell office:value-type="float" office:value="1.90487862368569">
                <text:p>1.90487862368569</text:p>
              </table:table-cell>
              <table:table-cell office:value-type="float" office:value="1.98826810188585">
                <text:p>1.98826810188585</text:p>
              </table:table-cell>
              <table:table-cell office:value-type="float" office:value="2.01162008715065">
                <text:p>2.01162008715065</text:p>
              </table:table-cell>
              <table:table-cell office:value-type="float" office:value="2.08742957201225">
                <text:p>2.08742957201225</text:p>
              </table:table-cell>
              <table:table-cell office:value-type="float" office:value="2.07304081475044">
                <text:p>2.07304081475044</text:p>
              </table:table-cell>
              <table:table-cell office:value-type="float" office:value="2.14524734540719">
                <text:p>2.14524734540719</text:p>
              </table:table-cell>
              <table:table-cell office:value-type="float" office:value="2.16596918220388">
                <text:p>2.16596918220388</text:p>
              </table:table-cell>
              <table:table-cell office:value-type="float" office:value="2.21156543775943">
                <text:p>2.21156543775943</text:p>
              </table:table-cell>
              <table:table-cell office:value-type="float" office:value="2.25296754385965">
                <text:p>2.25296754385965</text:p>
              </table:table-cell>
            </table:table-row>
            <table:table-row>
              <table:table-cell office:value-type="string">
                <text:p>COMBINING TREE BARRIER overhead</text:p>
                <draw:g>
                  <svg:desc>Feuille2.A4:Feuille2.A4</svg:desc>
                </draw:g>
              </table:table-cell>
              <table:table-cell office:value-type="float" office:value="4.03215282560626">
                <text:p>4.03215282560626</text:p>
                <draw:g>
                  <svg:desc>Feuille2.C4:Feuille2.S4</svg:desc>
                </draw:g>
              </table:table-cell>
              <table:table-cell office:value-type="float" office:value="2.56706449381672">
                <text:p>2.56706449381672</text:p>
              </table:table-cell>
              <table:table-cell office:value-type="float" office:value="1.92884546473669">
                <text:p>1.92884546473669</text:p>
              </table:table-cell>
              <table:table-cell office:value-type="float" office:value="1.56577298922576">
                <text:p>1.56577298922576</text:p>
              </table:table-cell>
              <table:table-cell office:value-type="float" office:value="1.37100319744205">
                <text:p>1.37100319744205</text:p>
              </table:table-cell>
              <table:table-cell office:value-type="float" office:value="1.40870108182068">
                <text:p>1.40870108182068</text:p>
              </table:table-cell>
              <table:table-cell office:value-type="float" office:value="1.92203792854776">
                <text:p>1.92203792854776</text:p>
              </table:table-cell>
              <table:table-cell office:value-type="float" office:value="1.98726016047061">
                <text:p>1.98726016047061</text:p>
              </table:table-cell>
              <table:table-cell office:value-type="float" office:value="2.12646407855272">
                <text:p>2.12646407855272</text:p>
              </table:table-cell>
              <table:table-cell office:value-type="float" office:value="2.27029515824165">
                <text:p>2.27029515824165</text:p>
              </table:table-cell>
              <table:table-cell office:value-type="float" office:value="2.46992411964049">
                <text:p>2.46992411964049</text:p>
              </table:table-cell>
              <table:table-cell office:value-type="float" office:value="2.52598972259659">
                <text:p>2.52598972259659</text:p>
              </table:table-cell>
              <table:table-cell office:value-type="float" office:value="2.65220132175326">
                <text:p>2.65220132175326</text:p>
              </table:table-cell>
              <table:table-cell office:value-type="float" office:value="2.8265465161035">
                <text:p>2.8265465161035</text:p>
              </table:table-cell>
              <table:table-cell office:value-type="float" office:value="2.93019802819141">
                <text:p>2.93019802819141</text:p>
              </table:table-cell>
              <table:table-cell office:value-type="float" office:value="2.87808954375006">
                <text:p>2.87808954375006</text:p>
              </table:table-cell>
              <table:table-cell office:value-type="float" office:value="3.06367875295378">
                <text:p>3.06367875295378</text:p>
              </table:table-cell>
            </table:table-row>
            <table:table-row>
              <table:table-cell office:value-type="string">
                <text:p>DISSEMINATION BARRIER overhead</text:p>
                <draw:g>
                  <svg:desc>Feuille2.A5:Feuille2.A5</svg:desc>
                </draw:g>
              </table:table-cell>
              <table:table-cell office:value-type="float" office:value="5.11994955306594">
                <text:p>5.11994955306594</text:p>
                <draw:g>
                  <svg:desc>Feuille2.C5:Feuille2.S5</svg:desc>
                </draw:g>
              </table:table-cell>
              <table:table-cell office:value-type="float" office:value="2.59216584736526">
                <text:p>2.59216584736526</text:p>
              </table:table-cell>
              <table:table-cell office:value-type="float" office:value="2.66859211687331">
                <text:p>2.66859211687331</text:p>
              </table:table-cell>
              <table:table-cell office:value-type="float" office:value="1.81206179241971">
                <text:p>1.81206179241971</text:p>
              </table:table-cell>
              <table:table-cell office:value-type="float" office:value="1.82147975392748">
                <text:p>1.82147975392748</text:p>
              </table:table-cell>
              <table:table-cell office:value-type="float" office:value="1.93178592157967">
                <text:p>1.93178592157967</text:p>
              </table:table-cell>
              <table:table-cell office:value-type="float" office:value="3.0006694255112">
                <text:p>3.0006694255112</text:p>
              </table:table-cell>
              <table:table-cell office:value-type="float" office:value="2.40514214785591">
                <text:p>2.40514214785591</text:p>
              </table:table-cell>
              <table:table-cell office:value-type="float" office:value="2.68260364427842">
                <text:p>2.68260364427842</text:p>
              </table:table-cell>
              <table:table-cell office:value-type="float" office:value="2.95488475173577">
                <text:p>2.95488475173577</text:p>
              </table:table-cell>
              <table:table-cell office:value-type="float" office:value="3.33659677429387">
                <text:p>3.33659677429387</text:p>
              </table:table-cell>
              <table:table-cell office:value-type="float" office:value="3.53758698026328">
                <text:p>3.53758698026328</text:p>
              </table:table-cell>
              <table:table-cell office:value-type="float" office:value="3.79850001096192">
                <text:p>3.79850001096192</text:p>
              </table:table-cell>
              <table:table-cell office:value-type="float" office:value="3.9361574030386">
                <text:p>3.9361574030386</text:p>
              </table:table-cell>
              <table:table-cell office:value-type="float" office:value="4.36832787242064">
                <text:p>4.36832787242064</text:p>
              </table:table-cell>
              <table:table-cell office:value-type="float" office:value="3.75789609486484">
                <text:p>3.75789609486484</text:p>
              </table:table-cell>
              <table:table-cell office:value-type="float" office:value="4.01099266635017">
                <text:p>4.01099266635017</text:p>
              </table:table-cell>
            </table:table-row>
            <table:table-row>
              <table:table-cell office:value-type="string">
                <text:p>LINEAR CENTRALIZED BARRIER overhead</text:p>
                <draw:g>
                  <svg:desc>Feuille2.A6:Feuille2.A6</svg:desc>
                </draw:g>
              </table:table-cell>
              <table:table-cell office:value-type="float" office:value="2.70273882069374">
                <text:p>2.70273882069374</text:p>
                <draw:g>
                  <svg:desc>Feuille2.C6:Feuille2.S6</svg:desc>
                </draw:g>
              </table:table-cell>
              <table:table-cell office:value-type="float" office:value="2.18532589739455">
                <text:p>2.18532589739455</text:p>
              </table:table-cell>
              <table:table-cell office:value-type="float" office:value="1.92805949255193">
                <text:p>1.92805949255193</text:p>
              </table:table-cell>
              <table:table-cell office:value-type="float" office:value="1.82856623626238">
                <text:p>1.82856623626238</text:p>
              </table:table-cell>
              <table:table-cell office:value-type="float" office:value="1.62897885946332">
                <text:p>1.62897885946332</text:p>
              </table:table-cell>
              <table:table-cell office:value-type="float" office:value="1.6893163875027">
                <text:p>1.6893163875027</text:p>
              </table:table-cell>
              <table:table-cell office:value-type="float" office:value="2.4593369212276">
                <text:p>2.4593369212276</text:p>
              </table:table-cell>
              <table:table-cell office:value-type="float" office:value="2.68751977579894">
                <text:p>2.68751977579894</text:p>
              </table:table-cell>
              <table:table-cell office:value-type="float" office:value="2.84081918704252">
                <text:p>2.84081918704252</text:p>
              </table:table-cell>
              <table:table-cell office:value-type="float" office:value="2.98713776472164">
                <text:p>2.98713776472164</text:p>
              </table:table-cell>
              <table:table-cell office:value-type="float" office:value="3.30091256484256">
                <text:p>3.30091256484256</text:p>
              </table:table-cell>
              <table:table-cell office:value-type="float" office:value="3.35439153945542">
                <text:p>3.35439153945542</text:p>
              </table:table-cell>
              <table:table-cell office:value-type="float" office:value="3.22919451772556">
                <text:p>3.22919451772556</text:p>
              </table:table-cell>
              <table:table-cell office:value-type="float" office:value="3.7129792165897">
                <text:p>3.7129792165897</text:p>
              </table:table-cell>
              <table:table-cell office:value-type="float" office:value="3.6283108560729">
                <text:p>3.6283108560729</text:p>
              </table:table-cell>
              <table:table-cell office:value-type="float" office:value="3.63924817276912">
                <text:p>3.63924817276912</text:p>
              </table:table-cell>
              <table:table-cell office:value-type="float" office:value="3.64805366725281">
                <text:p>3.64805366725281</text:p>
              </table:table-cell>
            </table:table-row>
            <table:table-row>
              <table:table-cell office:value-type="string">
                <text:p>HYBRID BARRIER overhead</text:p>
                <draw:g>
                  <svg:desc>Feuille2.A7:Feuille2.A7</svg:desc>
                </draw:g>
              </table:table-cell>
              <table:table-cell office:value-type="float" office:value="5.23808851091082">
                <text:p>5.23808851091082</text:p>
                <draw:g>
                  <svg:desc>Feuille2.C7:Feuille2.S7</svg:desc>
                </draw:g>
              </table:table-cell>
              <table:table-cell office:value-type="float" office:value="2.39118837153949">
                <text:p>2.39118837153949</text:p>
              </table:table-cell>
              <table:table-cell office:value-type="float" office:value="2.59683894182892">
                <text:p>2.59683894182892</text:p>
              </table:table-cell>
              <table:table-cell office:value-type="float" office:value="1.77501868739722">
                <text:p>1.77501868739722</text:p>
              </table:table-cell>
              <table:table-cell office:value-type="float" office:value="1.65105289066346">
                <text:p>1.65105289066346</text:p>
              </table:table-cell>
              <table:table-cell office:value-type="float" office:value="1.47193960770405">
                <text:p>1.47193960770405</text:p>
              </table:table-cell>
              <table:table-cell office:value-type="float" office:value="2.87536228503449">
                <text:p>2.87536228503449</text:p>
              </table:table-cell>
              <table:table-cell office:value-type="float" office:value="2.66268167011583">
                <text:p>2.66268167011583</text:p>
              </table:table-cell>
              <table:table-cell office:value-type="float" office:value="2.93976405689526">
                <text:p>2.93976405689526</text:p>
              </table:table-cell>
              <table:table-cell office:value-type="float" office:value="2.86359662797024">
                <text:p>2.86359662797024</text:p>
              </table:table-cell>
              <table:table-cell office:value-type="float" office:value="3.17375458525618">
                <text:p>3.17375458525618</text:p>
              </table:table-cell>
              <table:table-cell office:value-type="float" office:value="3.14219524659094">
                <text:p>3.14219524659094</text:p>
              </table:table-cell>
              <table:table-cell office:value-type="float" office:value="3.29941554484516">
                <text:p>3.29941554484516</text:p>
              </table:table-cell>
              <table:table-cell office:value-type="float" office:value="3.43924110124422">
                <text:p>3.43924110124422</text:p>
              </table:table-cell>
              <table:table-cell office:value-type="float" office:value="4.266678688369">
                <text:p>4.266678688369</text:p>
              </table:table-cell>
              <table:table-cell office:value-type="float" office:value="4.00180109238347">
                <text:p>4.00180109238347</text:p>
              </table:table-cell>
              <table:table-cell office:value-type="float" office:value="4.25968776898952">
                <text:p>4.259687768989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